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719-server_decision-focused_n20_p0.35_b2.0_minc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f utility</text:p>
          </table:table-cell>
          <table:table-cell/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-1" calcext:value-type="float">
            <text:p>-1</text:p>
          </table:table-cell>
          <table:table-cell office:value-type="float" office:value="3.87567799431937" calcext:value-type="float">
            <text:p>3.87567799431937</text:p>
          </table:table-cell>
          <table:table-cell office:value-type="float" office:value="-3.8721136365618" calcext:value-type="float">
            <text:p>-3.8721136365618</text:p>
          </table:table-cell>
          <table:table-cell office:value-type="float" office:value="-1" calcext:value-type="float">
            <text:p>-1</text:p>
          </table:table-cell>
          <table:table-cell office:value-type="float" office:value="3.27756200517927" calcext:value-type="float">
            <text:p>3.27756200517927</text:p>
          </table:table-cell>
          <table:table-cell office:value-type="float" office:value="-4.35267588070461" calcext:value-type="float">
            <text:p>-4.35267588070461</text:p>
          </table:table-cell>
          <table:table-cell office:value-type="float" office:value="-1" calcext:value-type="float">
            <text:p>-1</text:p>
          </table:table-cell>
          <table:table-cell office:value-type="float" office:value="3.26422716890063" calcext:value-type="float">
            <text:p>3.26422716890063</text:p>
          </table:table-cell>
          <table:table-cell office:value-type="float" office:value="-4.33785455567496" calcext:value-type="float">
            <text:p>-4.33785455567496</text:p>
          </table:table-cell>
          <table:table-cell office:value-type="float" office:value="-1" calcext:value-type="float">
            <text:p>-1</text:p>
          </table:table-cell>
          <table:table-cell office:value-type="float" office:value="2.88342242581504" calcext:value-type="float">
            <text:p>2.88342242581504</text:p>
          </table:table-cell>
          <table:table-cell office:value-type="float" office:value="-3.55172433171953" calcext:value-type="float">
            <text:p>-3.55172433171953</text:p>
          </table:table-cell>
          <table:table-cell office:value-type="float" office:value="-1" calcext:value-type="float">
            <text:p>-1</text:p>
          </table:table-cell>
          <table:table-cell office:value-type="float" office:value="2.76615684373038" calcext:value-type="float">
            <text:p>2.76615684373038</text:p>
          </table:table-cell>
          <table:table-cell office:value-type="float" office:value="-5.04238397734506" calcext:value-type="float">
            <text:p>-5.04238397734506</text:p>
          </table:table-cell>
          <table:table-cell office:value-type="float" office:value="-1" calcext:value-type="float">
            <text:p>-1</text:p>
          </table:table-cell>
          <table:table-cell office:value-type="float" office:value="3.32355538436345" calcext:value-type="float">
            <text:p>3.32355538436345</text:p>
          </table:table-cell>
          <table:table-cell office:value-type="float" office:value="-3.81708812713623" calcext:value-type="float">
            <text:p>-3.81708812713623</text:p>
          </table:table-cell>
          <table:table-cell/>
          <table:table-cell table:formula="of:=AVERAGE([.C2];[.F2];[.I2];[.L2];[.O2];[.R2])" office:value-type="float" office:value="3.23176697038469" calcext:value-type="float">
            <text:p>3.23176697038469</text:p>
          </table:table-cell>
          <table:table-cell table:formula="of:=AVERAGE([.D2];[.G2];[.J2];[.M2];[.P2];[.S2])" office:value-type="float" office:value="-4.1623067515237" calcext:value-type="float">
            <text:p>-4.1623067515237</text:p>
          </table:table-cell>
          <table:table-cell/>
          <table:table-cell office:value-type="string" calcext:value-type="string">
            <text:p>training</text:p>
          </table:table-cell>
          <table:table-cell table:formula="of:=[.U5]" office:value-type="float" office:value="3.81739024888902" calcext:value-type="float">
            <text:p>3.81739024888902</text:p>
          </table:table-cell>
          <table:table-cell table:formula="of:=[.U8]" office:value-type="float" office:value="3.81724009059724" calcext:value-type="float">
            <text:p>3.81724009059724</text:p>
          </table:table-cell>
          <table:table-cell table:formula="of:=[.U11]" office:value-type="float" office:value="3.81544891993205" calcext:value-type="float">
            <text:p>3.81544891993205</text:p>
          </table:table-cell>
          <table:table-cell table:formula="of:=[.U14]" office:value-type="float" office:value="3.80757668472472" calcext:value-type="float">
            <text:p>3.80757668472472</text:p>
          </table:table-cell>
          <table:table-cell table:formula="of:=[.U17]" office:value-type="float" office:value="3.79029645806267" calcext:value-type="float">
            <text:p>3.79029645806267</text:p>
          </table:table-cell>
          <table:table-cell table:formula="of:=[.U20]" office:value-type="float" office:value="3.74671907935824" calcext:value-type="float">
            <text:p>3.74671907935824</text:p>
          </table:table-cell>
          <table:table-cell table:formula="of:=[.U23]" office:value-type="float" office:value="3.68848239524024" calcext:value-type="float">
            <text:p>3.68848239524024</text:p>
          </table:table-cell>
          <table:table-cell table:formula="of:=[.U26]" office:value-type="float" office:value="3.64585598026003" calcext:value-type="float">
            <text:p>3.64585598026003</text:p>
          </table:table-cell>
          <table:table-cell table:formula="of:=[.U29]" office:value-type="float" office:value="3.64019810018085" calcext:value-type="float">
            <text:p>3.64019810018085</text:p>
          </table:table-cell>
          <table:table-cell table:formula="of:=[.U32]" office:value-type="float" office:value="3.61288418940135" calcext:value-type="float">
            <text:p>3.61288418940135</text:p>
          </table:table-cell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-1" calcext:value-type="float">
            <text:p>-1</text:p>
          </table:table-cell>
          <table:table-cell office:value-type="float" office:value="1.85211038589478" calcext:value-type="float">
            <text:p>1.85211038589478</text:p>
          </table:table-cell>
          <table:table-cell office:value-type="float" office:value="-4.37998199462891" calcext:value-type="float">
            <text:p>-4.37998199462891</text:p>
          </table:table-cell>
          <table:table-cell office:value-type="float" office:value="-1" calcext:value-type="float">
            <text:p>-1</text:p>
          </table:table-cell>
          <table:table-cell office:value-type="float" office:value="3.44793558120728" calcext:value-type="float">
            <text:p>3.44793558120728</text:p>
          </table:table-cell>
          <table:table-cell office:value-type="float" office:value="-3.51398730278015" calcext:value-type="float">
            <text:p>-3.51398730278015</text:p>
          </table:table-cell>
          <table:table-cell office:value-type="float" office:value="-1" calcext:value-type="float">
            <text:p>-1</text:p>
          </table:table-cell>
          <table:table-cell office:value-type="float" office:value="0.336180031299591" calcext:value-type="float">
            <text:p>0.336180031299591</text:p>
          </table:table-cell>
          <table:table-cell office:value-type="float" office:value="-4.6794810295105" calcext:value-type="float">
            <text:p>-4.6794810295105</text:p>
          </table:table-cell>
          <table:table-cell office:value-type="float" office:value="-1" calcext:value-type="float">
            <text:p>-1</text:p>
          </table:table-cell>
          <table:table-cell office:value-type="float" office:value="1.49928879737854" calcext:value-type="float">
            <text:p>1.49928879737854</text:p>
          </table:table-cell>
          <table:table-cell office:value-type="float" office:value="-3.85861158370972" calcext:value-type="float">
            <text:p>-3.85861158370972</text:p>
          </table:table-cell>
          <table:table-cell office:value-type="float" office:value="-1" calcext:value-type="float">
            <text:p>-1</text:p>
          </table:table-cell>
          <table:table-cell office:value-type="float" office:value="4.13597393035889" calcext:value-type="float">
            <text:p>4.13597393035889</text:p>
          </table:table-cell>
          <table:table-cell office:value-type="float" office:value="-3.22997140884399" calcext:value-type="float">
            <text:p>-3.22997140884399</text:p>
          </table:table-cell>
          <table:table-cell office:value-type="float" office:value="-1" calcext:value-type="float">
            <text:p>-1</text:p>
          </table:table-cell>
          <table:table-cell office:value-type="float" office:value="0.671967327594757" calcext:value-type="float">
            <text:p>0.671967327594757</text:p>
          </table:table-cell>
          <table:table-cell office:value-type="float" office:value="-3.51886177062988" calcext:value-type="float">
            <text:p>-3.51886177062988</text:p>
          </table:table-cell>
          <table:table-cell/>
          <table:table-cell table:formula="of:=AVERAGE([.C3];[.F3];[.I3];[.L3];[.O3];[.R3])" office:value-type="float" office:value="1.99057600895564" calcext:value-type="float">
            <text:p>1.99057600895564</text:p>
          </table:table-cell>
          <table:table-cell table:formula="of:=AVERAGE([.D3];[.G3];[.J3];[.M3];[.P3];[.S3])" office:value-type="float" office:value="-3.86348251501719" calcext:value-type="float">
            <text:p>-3.86348251501719</text:p>
          </table:table-cell>
          <table:table-cell/>
          <table:table-cell office:value-type="string" calcext:value-type="string">
            <text:p>validating</text:p>
          </table:table-cell>
          <table:table-cell table:formula="of:=[.U6]" office:value-type="float" office:value="2.97373135884603" calcext:value-type="float">
            <text:p>2.97373135884603</text:p>
          </table:table-cell>
          <table:table-cell table:formula="of:=[.U9]" office:value-type="float" office:value="2.97285815080007" calcext:value-type="float">
            <text:p>2.97285815080007</text:p>
          </table:table-cell>
          <table:table-cell table:formula="of:=[.U12]" office:value-type="float" office:value="2.96624195575714" calcext:value-type="float">
            <text:p>2.96624195575714</text:p>
          </table:table-cell>
          <table:table-cell table:formula="of:=[.U15]" office:value-type="float" office:value="2.94535978635152" calcext:value-type="float">
            <text:p>2.94535978635152</text:p>
          </table:table-cell>
          <table:table-cell table:formula="of:=[.U18]" office:value-type="float" office:value="2.89172208309174" calcext:value-type="float">
            <text:p>2.89172208309174</text:p>
          </table:table-cell>
          <table:table-cell table:formula="of:=[.U21]" office:value-type="float" office:value="2.78102771441142" calcext:value-type="float">
            <text:p>2.78102771441142</text:p>
          </table:table-cell>
          <table:table-cell table:formula="of:=[.U24]" office:value-type="float" office:value="2.63200265169144" calcext:value-type="float">
            <text:p>2.63200265169144</text:p>
          </table:table-cell>
          <table:table-cell table:formula="of:=[.U27]" office:value-type="float" office:value="2.52178527911504" calcext:value-type="float">
            <text:p>2.52178527911504</text:p>
          </table:table-cell>
          <table:table-cell table:formula="of:=[.U30]" office:value-type="float" office:value="2.44299171368281" calcext:value-type="float">
            <text:p>2.44299171368281</text:p>
          </table:table-cell>
          <table:table-cell table:formula="of:=[.U33]" office:value-type="float" office:value="2.43373586734136" calcext:value-type="float">
            <text:p>2.43373586734136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-1" calcext:value-type="float">
            <text:p>-1</text:p>
          </table:table-cell>
          <table:table-cell office:value-type="float" office:value="2.92066872119904" calcext:value-type="float">
            <text:p>2.92066872119904</text:p>
          </table:table-cell>
          <table:table-cell office:value-type="float" office:value="-4.17792582511902" calcext:value-type="float">
            <text:p>-4.17792582511902</text:p>
          </table:table-cell>
          <table:table-cell office:value-type="float" office:value="-1" calcext:value-type="float">
            <text:p>-1</text:p>
          </table:table-cell>
          <table:table-cell office:value-type="float" office:value="2.77008509635925" calcext:value-type="float">
            <text:p>2.77008509635925</text:p>
          </table:table-cell>
          <table:table-cell office:value-type="float" office:value="-3.97579061985016" calcext:value-type="float">
            <text:p>-3.97579061985016</text:p>
          </table:table-cell>
          <table:table-cell office:value-type="float" office:value="-1" calcext:value-type="float">
            <text:p>-1</text:p>
          </table:table-cell>
          <table:table-cell office:value-type="float" office:value="1.73720002174377" calcext:value-type="float">
            <text:p>1.73720002174377</text:p>
          </table:table-cell>
          <table:table-cell office:value-type="float" office:value="-5.59358668327332" calcext:value-type="float">
            <text:p>-5.59358668327332</text:p>
          </table:table-cell>
          <table:table-cell office:value-type="float" office:value="-1" calcext:value-type="float">
            <text:p>-1</text:p>
          </table:table-cell>
          <table:table-cell office:value-type="float" office:value="3.36303615570068" calcext:value-type="float">
            <text:p>3.36303615570068</text:p>
          </table:table-cell>
          <table:table-cell office:value-type="float" office:value="-2.42403268814087" calcext:value-type="float">
            <text:p>-2.42403268814087</text:p>
          </table:table-cell>
          <table:table-cell office:value-type="float" office:value="-1" calcext:value-type="float">
            <text:p>-1</text:p>
          </table:table-cell>
          <table:table-cell office:value-type="float" office:value="5.93637681007385" calcext:value-type="float">
            <text:p>5.93637681007385</text:p>
          </table:table-cell>
          <table:table-cell office:value-type="float" office:value="-3.91950583457947" calcext:value-type="float">
            <text:p>-3.91950583457947</text:p>
          </table:table-cell>
          <table:table-cell office:value-type="float" office:value="-1" calcext:value-type="float">
            <text:p>-1</text:p>
          </table:table-cell>
          <table:table-cell office:value-type="float" office:value="3.73857724666595" calcext:value-type="float">
            <text:p>3.73857724666595</text:p>
          </table:table-cell>
          <table:table-cell office:value-type="float" office:value="-4.59778094291687" calcext:value-type="float">
            <text:p>-4.59778094291687</text:p>
          </table:table-cell>
          <table:table-cell/>
          <table:table-cell table:formula="of:=AVERAGE([.C4];[.F4];[.I4];[.L4];[.O4];[.R4])" office:value-type="float" office:value="3.41099067529042" calcext:value-type="float">
            <text:p>3.41099067529042</text:p>
          </table:table-cell>
          <table:table-cell table:formula="of:=AVERAGE([.D4];[.G4];[.J4];[.M4];[.P4];[.S4])" office:value-type="float" office:value="-4.11477043231329" calcext:value-type="float">
            <text:p>-4.11477043231329</text:p>
          </table:table-cell>
          <table:table-cell/>
          <table:table-cell office:value-type="string" calcext:value-type="string">
            <text:p>testing</text:p>
          </table:table-cell>
          <table:table-cell table:formula="of:=[.U7]" office:value-type="float" office:value="4.04263969262441" calcext:value-type="float">
            <text:p>4.04263969262441</text:p>
          </table:table-cell>
          <table:table-cell table:formula="of:=[.U10]" office:value-type="float" office:value="4.04199981689453" calcext:value-type="float">
            <text:p>4.04199981689453</text:p>
          </table:table-cell>
          <table:table-cell table:formula="of:=[.U13]" office:value-type="float" office:value="4.03735798597336" calcext:value-type="float">
            <text:p>4.03735798597336</text:p>
          </table:table-cell>
          <table:table-cell table:formula="of:=[.U16]" office:value-type="float" office:value="4.02370760838191" calcext:value-type="float">
            <text:p>4.02370760838191</text:p>
          </table:table-cell>
          <table:table-cell table:formula="of:=[.U19]" office:value-type="float" office:value="3.99004868666331" calcext:value-type="float">
            <text:p>3.99004868666331</text:p>
          </table:table-cell>
          <table:table-cell table:formula="of:=[.U22]" office:value-type="float" office:value="3.92958674828212" calcext:value-type="float">
            <text:p>3.92958674828212</text:p>
          </table:table-cell>
          <table:table-cell table:formula="of:=[.U25]" office:value-type="float" office:value="3.86232390999794" calcext:value-type="float">
            <text:p>3.86232390999794</text:p>
          </table:table-cell>
          <table:table-cell table:formula="of:=[.U28]" office:value-type="float" office:value="3.82508924603462" calcext:value-type="float">
            <text:p>3.82508924603462</text:p>
          </table:table-cell>
          <table:table-cell table:formula="of:=[.U31]" office:value-type="float" office:value="3.79473694165548" calcext:value-type="float">
            <text:p>3.79473694165548</text:p>
          </table:table-cell>
          <table:table-cell table:formula="of:=[.U34]" office:value-type="float" office:value="3.78297365705172" calcext:value-type="float">
            <text:p>3.782973657051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float" office:value="4.48626736232213" calcext:value-type="float">
            <text:p>4.48626736232213</text:p>
          </table:table-cell>
          <table:table-cell office:value-type="float" office:value="-3.93158616338457" calcext:value-type="float">
            <text:p>-3.93158616338457</text:p>
          </table:table-cell>
          <table:table-cell office:value-type="float" office:value="0" calcext:value-type="float">
            <text:p>0</text:p>
          </table:table-cell>
          <table:table-cell office:value-type="float" office:value="3.67040075574602" calcext:value-type="float">
            <text:p>3.67040075574602</text:p>
          </table:table-cell>
          <table:table-cell office:value-type="float" office:value="-4.47440522057669" calcext:value-type="float">
            <text:p>-4.47440522057669</text:p>
          </table:table-cell>
          <table:table-cell office:value-type="float" office:value="0" calcext:value-type="float">
            <text:p>0</text:p>
          </table:table-cell>
          <table:table-cell office:value-type="float" office:value="3.98524955340794" calcext:value-type="float">
            <text:p>3.98524955340794</text:p>
          </table:table-cell>
          <table:table-cell office:value-type="float" office:value="-4.4668322971889" calcext:value-type="float">
            <text:p>-4.4668322971889</text:p>
          </table:table-cell>
          <table:table-cell office:value-type="float" office:value="0" calcext:value-type="float">
            <text:p>0</text:p>
          </table:table-cell>
          <table:table-cell office:value-type="float" office:value="3.46296841757638" calcext:value-type="float">
            <text:p>3.46296841757638</text:p>
          </table:table-cell>
          <table:table-cell office:value-type="float" office:value="-3.67840007373265" calcext:value-type="float">
            <text:p>-3.67840007373265</text:p>
          </table:table-cell>
          <table:table-cell office:value-type="float" office:value="0" calcext:value-type="float">
            <text:p>0</text:p>
          </table:table-cell>
          <table:table-cell office:value-type="float" office:value="3.26131681033543" calcext:value-type="float">
            <text:p>3.26131681033543</text:p>
          </table:table-cell>
          <table:table-cell office:value-type="float" office:value="-5.00649799619402" calcext:value-type="float">
            <text:p>-5.00649799619402</text:p>
          </table:table-cell>
          <table:table-cell office:value-type="float" office:value="0" calcext:value-type="float">
            <text:p>0</text:p>
          </table:table-cell>
          <table:table-cell office:value-type="float" office:value="4.03813859394619" calcext:value-type="float">
            <text:p>4.03813859394619</text:p>
          </table:table-cell>
          <table:table-cell office:value-type="float" office:value="-4.05788207054138" calcext:value-type="float">
            <text:p>-4.05788207054138</text:p>
          </table:table-cell>
          <table:table-cell/>
          <table:table-cell table:formula="of:=AVERAGE([.C5];[.F5];[.I5];[.L5];[.O5];[.R5])" office:value-type="float" office:value="3.81739024888902" calcext:value-type="float">
            <text:p>3.81739024888902</text:p>
          </table:table-cell>
          <table:table-cell table:formula="of:=AVERAGE([.D5];[.G5];[.J5];[.M5];[.P5];[.S5])" office:value-type="float" office:value="-4.26926730360303" calcext:value-type="float">
            <text:p>-4.26926730360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0" calcext:value-type="float">
            <text:p>0</text:p>
          </table:table-cell>
          <table:table-cell office:value-type="float" office:value="2.3622260093689" calcext:value-type="float">
            <text:p>2.3622260093689</text:p>
          </table:table-cell>
          <table:table-cell office:value-type="float" office:value="-5.46902084350586" calcext:value-type="float">
            <text:p>-5.46902084350586</text:p>
          </table:table-cell>
          <table:table-cell office:value-type="float" office:value="0" calcext:value-type="float">
            <text:p>0</text:p>
          </table:table-cell>
          <table:table-cell office:value-type="float" office:value="4.49552583694458" calcext:value-type="float">
            <text:p>4.49552583694458</text:p>
          </table:table-cell>
          <table:table-cell office:value-type="float" office:value="-3.51944971084595" calcext:value-type="float">
            <text:p>-3.51944971084595</text:p>
          </table:table-cell>
          <table:table-cell office:value-type="float" office:value="0" calcext:value-type="float">
            <text:p>0</text:p>
          </table:table-cell>
          <table:table-cell office:value-type="float" office:value="1.1330041885376" calcext:value-type="float">
            <text:p>1.1330041885376</text:p>
          </table:table-cell>
          <table:table-cell office:value-type="float" office:value="-4.03951168060303" calcext:value-type="float">
            <text:p>-4.03951168060303</text:p>
          </table:table-cell>
          <table:table-cell office:value-type="float" office:value="0" calcext:value-type="float">
            <text:p>0</text:p>
          </table:table-cell>
          <table:table-cell office:value-type="float" office:value="2.48357701301575" calcext:value-type="float">
            <text:p>2.48357701301575</text:p>
          </table:table-cell>
          <table:table-cell office:value-type="float" office:value="-3.96936464309692" calcext:value-type="float">
            <text:p>-3.96936464309692</text:p>
          </table:table-cell>
          <table:table-cell office:value-type="float" office:value="0" calcext:value-type="float">
            <text:p>0</text:p>
          </table:table-cell>
          <table:table-cell office:value-type="float" office:value="5.86326885223389" calcext:value-type="float">
            <text:p>5.86326885223389</text:p>
          </table:table-cell>
          <table:table-cell office:value-type="float" office:value="-3.81067085266113" calcext:value-type="float">
            <text:p>-3.81067085266113</text:p>
          </table:table-cell>
          <table:table-cell office:value-type="float" office:value="0" calcext:value-type="float">
            <text:p>0</text:p>
          </table:table-cell>
          <table:table-cell office:value-type="float" office:value="1.50478625297546" calcext:value-type="float">
            <text:p>1.50478625297546</text:p>
          </table:table-cell>
          <table:table-cell office:value-type="float" office:value="-3.94237565994263" calcext:value-type="float">
            <text:p>-3.94237565994263</text:p>
          </table:table-cell>
          <table:table-cell/>
          <table:table-cell table:formula="of:=AVERAGE([.C6];[.F6];[.I6];[.L6];[.O6];[.R6])" office:value-type="float" office:value="2.97373135884603" calcext:value-type="float">
            <text:p>2.97373135884603</text:p>
          </table:table-cell>
          <table:table-cell table:formula="of:=AVERAGE([.D6];[.G6];[.J6];[.M6];[.P6];[.S6])" office:value-type="float" office:value="-4.12506556510925" calcext:value-type="float">
            <text:p>-4.12506556510925</text:p>
          </table:table-cell>
          <table:table-cell/>
          <table:table-cell office:value-type="string" calcext:value-type="string">
            <text:p>def util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0" calcext:value-type="float">
            <text:p>0</text:p>
          </table:table-cell>
          <table:table-cell office:value-type="float" office:value="3.38050520420074" calcext:value-type="float">
            <text:p>3.38050520420074</text:p>
          </table:table-cell>
          <table:table-cell office:value-type="float" office:value="-3.89573740959167" calcext:value-type="float">
            <text:p>-3.89573740959167</text:p>
          </table:table-cell>
          <table:table-cell office:value-type="float" office:value="0" calcext:value-type="float">
            <text:p>0</text:p>
          </table:table-cell>
          <table:table-cell office:value-type="float" office:value="3.96100664138794" calcext:value-type="float">
            <text:p>3.96100664138794</text:p>
          </table:table-cell>
          <table:table-cell office:value-type="float" office:value="-3.28305518627167" calcext:value-type="float">
            <text:p>-3.28305518627167</text:p>
          </table:table-cell>
          <table:table-cell office:value-type="float" office:value="0" calcext:value-type="float">
            <text:p>0</text:p>
          </table:table-cell>
          <table:table-cell office:value-type="float" office:value="2.58747029304504" calcext:value-type="float">
            <text:p>2.58747029304504</text:p>
          </table:table-cell>
          <table:table-cell office:value-type="float" office:value="-5.53800272941589" calcext:value-type="float">
            <text:p>-5.53800272941589</text:p>
          </table:table-cell>
          <table:table-cell office:value-type="float" office:value="0" calcext:value-type="float">
            <text:p>0</text:p>
          </table:table-cell>
          <table:table-cell office:value-type="float" office:value="3.68096375465393" calcext:value-type="float">
            <text:p>3.68096375465393</text:p>
          </table:table-cell>
          <table:table-cell office:value-type="float" office:value="-2.78575575351715" calcext:value-type="float">
            <text:p>-2.78575575351715</text:p>
          </table:table-cell>
          <table:table-cell office:value-type="float" office:value="0" calcext:value-type="float">
            <text:p>0</text:p>
          </table:table-cell>
          <table:table-cell office:value-type="float" office:value="6.55714106559753" calcext:value-type="float">
            <text:p>6.55714106559753</text:p>
          </table:table-cell>
          <table:table-cell office:value-type="float" office:value="-4.33396518230438" calcext:value-type="float">
            <text:p>-4.33396518230438</text:p>
          </table:table-cell>
          <table:table-cell office:value-type="float" office:value="0" calcext:value-type="float">
            <text:p>0</text:p>
          </table:table-cell>
          <table:table-cell office:value-type="float" office:value="4.08875119686127" calcext:value-type="float">
            <text:p>4.08875119686127</text:p>
          </table:table-cell>
          <table:table-cell office:value-type="float" office:value="-4.50681662559509" calcext:value-type="float">
            <text:p>-4.50681662559509</text:p>
          </table:table-cell>
          <table:table-cell/>
          <table:table-cell table:formula="of:=AVERAGE([.C7];[.F7];[.I7];[.L7];[.O7];[.R7])" office:value-type="float" office:value="4.04263969262441" calcext:value-type="float">
            <text:p>4.04263969262441</text:p>
          </table:table-cell>
          <table:table-cell table:formula="of:=AVERAGE([.D7];[.G7];[.J7];[.M7];[.P7];[.S7])" office:value-type="float" office:value="-4.05722214778264" calcext:value-type="float">
            <text:p>-4.05722214778264</text:p>
          </table:table-cell>
          <table:table-cell/>
          <table:table-cell office:value-type="string" calcext:value-type="string">
            <text:p>training</text:p>
          </table:table-cell>
          <table:table-cell table:formula="of:=[.V5]" office:value-type="float" office:value="-4.26926730360303" calcext:value-type="float">
            <text:p>-4.26926730360303</text:p>
          </table:table-cell>
          <table:table-cell table:formula="of:=[.V8]" office:value-type="float" office:value="-4.26917977560134" calcext:value-type="float">
            <text:p>-4.26917977560134</text:p>
          </table:table-cell>
          <table:table-cell table:formula="of:=[.V11]" office:value-type="float" office:value="-4.26843320188068" calcext:value-type="float">
            <text:p>-4.26843320188068</text:p>
          </table:table-cell>
          <table:table-cell table:formula="of:=[.V14]" office:value-type="float" office:value="-4.26458516007378" calcext:value-type="float">
            <text:p>-4.26458516007378</text:p>
          </table:table-cell>
          <table:table-cell table:formula="of:=[.V17]" office:value-type="float" office:value="-4.2509994336537" calcext:value-type="float">
            <text:p>-4.2509994336537</text:p>
          </table:table-cell>
          <table:table-cell table:formula="of:=[.V20]" office:value-type="float" office:value="-4.22605911890666" calcext:value-type="float">
            <text:p>-4.22605911890666</text:p>
          </table:table-cell>
          <table:table-cell table:formula="of:=[.V23]" office:value-type="float" office:value="-4.19097021080199" calcext:value-type="float">
            <text:p>-4.19097021080199</text:p>
          </table:table-cell>
          <table:table-cell table:formula="of:=[.V26]" office:value-type="float" office:value="-4.16862944761912" calcext:value-type="float">
            <text:p>-4.16862944761912</text:p>
          </table:table-cell>
          <table:table-cell table:formula="of:=[.V29]" office:value-type="float" office:value="-4.15839111237299" calcext:value-type="float">
            <text:p>-4.15839111237299</text:p>
          </table:table-cell>
          <table:table-cell table:formula="of:=[.V32]" office:value-type="float" office:value="-4.1381192831766" calcext:value-type="float">
            <text:p>-4.13811928317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float" office:value="4.48622860227312" calcext:value-type="float">
            <text:p>4.48622860227312</text:p>
          </table:table-cell>
          <table:table-cell office:value-type="float" office:value="-3.93151763507298" calcext:value-type="float">
            <text:p>-3.93151763507298</text:p>
          </table:table-cell>
          <table:table-cell office:value-type="float" office:value="1" calcext:value-type="float">
            <text:p>1</text:p>
          </table:table-cell>
          <table:table-cell office:value-type="float" office:value="3.67018529347011" calcext:value-type="float">
            <text:p>3.67018529347011</text:p>
          </table:table-cell>
          <table:table-cell office:value-type="float" office:value="-4.47440920557295" calcext:value-type="float">
            <text:p>-4.47440920557295</text:p>
          </table:table-cell>
          <table:table-cell office:value-type="float" office:value="1" calcext:value-type="float">
            <text:p>1</text:p>
          </table:table-cell>
          <table:table-cell office:value-type="float" office:value="3.98522864069257" calcext:value-type="float">
            <text:p>3.98522864069257</text:p>
          </table:table-cell>
          <table:table-cell office:value-type="float" office:value="-4.46716601508004" calcext:value-type="float">
            <text:p>-4.46716601508004</text:p>
          </table:table-cell>
          <table:table-cell office:value-type="float" office:value="1" calcext:value-type="float">
            <text:p>1</text:p>
          </table:table-cell>
          <table:table-cell office:value-type="float" office:value="3.46301909855434" calcext:value-type="float">
            <text:p>3.46301909855434</text:p>
          </table:table-cell>
          <table:table-cell office:value-type="float" office:value="-3.67856311798096" calcext:value-type="float">
            <text:p>-3.67856311798096</text:p>
          </table:table-cell>
          <table:table-cell office:value-type="float" office:value="1" calcext:value-type="float">
            <text:p>1</text:p>
          </table:table-cell>
          <table:table-cell office:value-type="float" office:value="3.26122982161386" calcext:value-type="float">
            <text:p>3.26122982161386</text:p>
          </table:table-cell>
          <table:table-cell office:value-type="float" office:value="-5.00652340480259" calcext:value-type="float">
            <text:p>-5.00652340480259</text:p>
          </table:table-cell>
          <table:table-cell office:value-type="float" office:value="1" calcext:value-type="float">
            <text:p>1</text:p>
          </table:table-cell>
          <table:table-cell office:value-type="float" office:value="4.03754908697946" calcext:value-type="float">
            <text:p>4.03754908697946</text:p>
          </table:table-cell>
          <table:table-cell office:value-type="float" office:value="-4.05689927509853" calcext:value-type="float">
            <text:p>-4.05689927509853</text:p>
          </table:table-cell>
          <table:table-cell/>
          <table:table-cell table:formula="of:=AVERAGE([.C8];[.F8];[.I8];[.L8];[.O8];[.R8])" office:value-type="float" office:value="3.81724009059724" calcext:value-type="float">
            <text:p>3.81724009059724</text:p>
          </table:table-cell>
          <table:table-cell table:formula="of:=AVERAGE([.D8];[.G8];[.J8];[.M8];[.P8];[.S8])" office:value-type="float" office:value="-4.26917977560134" calcext:value-type="float">
            <text:p>-4.26917977560134</text:p>
          </table:table-cell>
          <table:table-cell/>
          <table:table-cell office:value-type="string" calcext:value-type="string">
            <text:p>validating</text:p>
          </table:table-cell>
          <table:table-cell table:formula="of:=[.V6]" office:value-type="float" office:value="-4.12506556510925" calcext:value-type="float">
            <text:p>-4.12506556510925</text:p>
          </table:table-cell>
          <table:table-cell table:formula="of:=[.V9]" office:value-type="float" office:value="-4.12478919823964" calcext:value-type="float">
            <text:p>-4.12478919823964</text:p>
          </table:table-cell>
          <table:table-cell table:formula="of:=[.V12]" office:value-type="float" office:value="-4.12419883410136" calcext:value-type="float">
            <text:p>-4.12419883410136</text:p>
          </table:table-cell>
          <table:table-cell table:formula="of:=[.V15]" office:value-type="float" office:value="-4.12205108006796" calcext:value-type="float">
            <text:p>-4.12205108006796</text:p>
          </table:table-cell>
          <table:table-cell table:formula="of:=[.V18]" office:value-type="float" office:value="-4.11336024602254" calcext:value-type="float">
            <text:p>-4.11336024602254</text:p>
          </table:table-cell>
          <table:table-cell table:formula="of:=[.V21]" office:value-type="float" office:value="-4.07784414291382" calcext:value-type="float">
            <text:p>-4.07784414291382</text:p>
          </table:table-cell>
          <table:table-cell table:formula="of:=[.V24]" office:value-type="float" office:value="-4.0099356174469" calcext:value-type="float">
            <text:p>-4.0099356174469</text:p>
          </table:table-cell>
          <table:table-cell table:formula="of:=[.V27]" office:value-type="float" office:value="-3.97163128852844" calcext:value-type="float">
            <text:p>-3.97163128852844</text:p>
          </table:table-cell>
          <table:table-cell table:formula="of:=[.V30]" office:value-type="float" office:value="-3.96383047103882" calcext:value-type="float">
            <text:p>-3.96383047103882</text:p>
          </table:table-cell>
          <table:table-cell table:formula="of:=[.V33]" office:value-type="float" office:value="-3.9844183921814" calcext:value-type="float">
            <text:p>-3.9844183921814</text:p>
          </table:table-cell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1" calcext:value-type="float">
            <text:p>1</text:p>
          </table:table-cell>
          <table:table-cell office:value-type="float" office:value="2.3622088432312" calcext:value-type="float">
            <text:p>2.3622088432312</text:p>
          </table:table-cell>
          <table:table-cell office:value-type="float" office:value="-5.46904134750366" calcext:value-type="float">
            <text:p>-5.46904134750366</text:p>
          </table:table-cell>
          <table:table-cell office:value-type="float" office:value="1" calcext:value-type="float">
            <text:p>1</text:p>
          </table:table-cell>
          <table:table-cell office:value-type="float" office:value="4.49497938156128" calcext:value-type="float">
            <text:p>4.49497938156128</text:p>
          </table:table-cell>
          <table:table-cell office:value-type="float" office:value="-3.51941728591919" calcext:value-type="float">
            <text:p>-3.51941728591919</text:p>
          </table:table-cell>
          <table:table-cell office:value-type="float" office:value="1" calcext:value-type="float">
            <text:p>1</text:p>
          </table:table-cell>
          <table:table-cell office:value-type="float" office:value="1.13226962089539" calcext:value-type="float">
            <text:p>1.13226962089539</text:p>
          </table:table-cell>
          <table:table-cell office:value-type="float" office:value="-4.0395073890686" calcext:value-type="float">
            <text:p>-4.0395073890686</text:p>
          </table:table-cell>
          <table:table-cell office:value-type="float" office:value="1" calcext:value-type="float">
            <text:p>1</text:p>
          </table:table-cell>
          <table:table-cell office:value-type="float" office:value="2.48336338996887" calcext:value-type="float">
            <text:p>2.48336338996887</text:p>
          </table:table-cell>
          <table:table-cell office:value-type="float" office:value="-3.96802401542664" calcext:value-type="float">
            <text:p>-3.96802401542664</text:p>
          </table:table-cell>
          <table:table-cell office:value-type="float" office:value="1" calcext:value-type="float">
            <text:p>1</text:p>
          </table:table-cell>
          <table:table-cell office:value-type="float" office:value="5.8621883392334" calcext:value-type="float">
            <text:p>5.8621883392334</text:p>
          </table:table-cell>
          <table:table-cell office:value-type="float" office:value="-3.81034088134766" calcext:value-type="float">
            <text:p>-3.81034088134766</text:p>
          </table:table-cell>
          <table:table-cell office:value-type="float" office:value="1" calcext:value-type="float">
            <text:p>1</text:p>
          </table:table-cell>
          <table:table-cell office:value-type="float" office:value="1.50213932991028" calcext:value-type="float">
            <text:p>1.50213932991028</text:p>
          </table:table-cell>
          <table:table-cell office:value-type="float" office:value="-3.94240427017212" calcext:value-type="float">
            <text:p>-3.94240427017212</text:p>
          </table:table-cell>
          <table:table-cell/>
          <table:table-cell table:formula="of:=AVERAGE([.C9];[.F9];[.I9];[.L9];[.O9];[.R9])" office:value-type="float" office:value="2.97285815080007" calcext:value-type="float">
            <text:p>2.97285815080007</text:p>
          </table:table-cell>
          <table:table-cell table:formula="of:=AVERAGE([.D9];[.G9];[.J9];[.M9];[.P9];[.S9])" office:value-type="float" office:value="-4.12478919823964" calcext:value-type="float">
            <text:p>-4.12478919823964</text:p>
          </table:table-cell>
          <table:table-cell/>
          <table:table-cell office:value-type="string" calcext:value-type="string">
            <text:p>testing</text:p>
          </table:table-cell>
          <table:table-cell table:formula="of:=[.V7]" office:value-type="float" office:value="-4.05722214778264" calcext:value-type="float">
            <text:p>-4.05722214778264</text:p>
          </table:table-cell>
          <table:table-cell table:formula="of:=[.V10]" office:value-type="float" office:value="-4.05742639303208" calcext:value-type="float">
            <text:p>-4.05742639303208</text:p>
          </table:table-cell>
          <table:table-cell table:formula="of:=[.V13]" office:value-type="float" office:value="-4.05651102463404" calcext:value-type="float">
            <text:p>-4.05651102463404</text:p>
          </table:table-cell>
          <table:table-cell table:formula="of:=[.V16]" office:value-type="float" office:value="-4.05340230464935" calcext:value-type="float">
            <text:p>-4.05340230464935</text:p>
          </table:table-cell>
          <table:table-cell table:formula="of:=[.V19]" office:value-type="float" office:value="-4.04564720392227" calcext:value-type="float">
            <text:p>-4.04564720392227</text:p>
          </table:table-cell>
          <table:table-cell table:formula="of:=[.V22]" office:value-type="float" office:value="-4.03116627534231" calcext:value-type="float">
            <text:p>-4.03116627534231</text:p>
          </table:table-cell>
          <table:table-cell table:formula="of:=[.V25]" office:value-type="float" office:value="-4.01879845062892" calcext:value-type="float">
            <text:p>-4.01879845062892</text:p>
          </table:table-cell>
          <table:table-cell table:formula="of:=[.V28]" office:value-type="float" office:value="-4.02223970492681" calcext:value-type="float">
            <text:p>-4.02223970492681</text:p>
          </table:table-cell>
          <table:table-cell table:formula="of:=[.V31]" office:value-type="float" office:value="-4.05437791347504" calcext:value-type="float">
            <text:p>-4.05437791347504</text:p>
          </table:table-cell>
          <table:table-cell table:formula="of:=[.V34]" office:value-type="float" office:value="-4.09628184636434" calcext:value-type="float">
            <text:p>-4.09628184636434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float" office:value="3.38046753406525" calcext:value-type="float">
            <text:p>3.38046753406525</text:p>
          </table:table-cell>
          <table:table-cell office:value-type="float" office:value="-3.89577150344849" calcext:value-type="float">
            <text:p>-3.89577150344849</text:p>
          </table:table-cell>
          <table:table-cell office:value-type="float" office:value="1" calcext:value-type="float">
            <text:p>1</text:p>
          </table:table-cell>
          <table:table-cell office:value-type="float" office:value="3.96013975143433" calcext:value-type="float">
            <text:p>3.96013975143433</text:p>
          </table:table-cell>
          <table:table-cell office:value-type="float" office:value="-3.28408229351044" calcext:value-type="float">
            <text:p>-3.28408229351044</text:p>
          </table:table-cell>
          <table:table-cell office:value-type="float" office:value="1" calcext:value-type="float">
            <text:p>1</text:p>
          </table:table-cell>
          <table:table-cell office:value-type="float" office:value="2.58667707443237" calcext:value-type="float">
            <text:p>2.58667707443237</text:p>
          </table:table-cell>
          <table:table-cell office:value-type="float" office:value="-5.53805685043335" calcext:value-type="float">
            <text:p>-5.53805685043335</text:p>
          </table:table-cell>
          <table:table-cell office:value-type="float" office:value="1" calcext:value-type="float">
            <text:p>1</text:p>
          </table:table-cell>
          <table:table-cell office:value-type="float" office:value="3.68091130256653" calcext:value-type="float">
            <text:p>3.68091130256653</text:p>
          </table:table-cell>
          <table:table-cell office:value-type="float" office:value="-2.78518891334534" calcext:value-type="float">
            <text:p>-2.78518891334534</text:p>
          </table:table-cell>
          <table:table-cell office:value-type="float" office:value="1" calcext:value-type="float">
            <text:p>1</text:p>
          </table:table-cell>
          <table:table-cell office:value-type="float" office:value="6.55670523643494" calcext:value-type="float">
            <text:p>6.55670523643494</text:p>
          </table:table-cell>
          <table:table-cell office:value-type="float" office:value="-4.334397315979" calcext:value-type="float">
            <text:p>-4.334397315979</text:p>
          </table:table-cell>
          <table:table-cell office:value-type="float" office:value="1" calcext:value-type="float">
            <text:p>1</text:p>
          </table:table-cell>
          <table:table-cell office:value-type="float" office:value="4.08709800243378" calcext:value-type="float">
            <text:p>4.08709800243378</text:p>
          </table:table-cell>
          <table:table-cell office:value-type="float" office:value="-4.50706148147583" calcext:value-type="float">
            <text:p>-4.50706148147583</text:p>
          </table:table-cell>
          <table:table-cell/>
          <table:table-cell table:formula="of:=AVERAGE([.C10];[.F10];[.I10];[.L10];[.O10];[.R10])" office:value-type="float" office:value="4.04199981689453" calcext:value-type="float">
            <text:p>4.04199981689453</text:p>
          </table:table-cell>
          <table:table-cell table:formula="of:=AVERAGE([.D10];[.G10];[.J10];[.M10];[.P10];[.S10])" office:value-type="float" office:value="-4.05742639303208" calcext:value-type="float">
            <text:p>-4.057426393032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" calcext:value-type="float">
            <text:p>2</text:p>
          </table:table-cell>
          <table:table-cell office:value-type="float" office:value="4.48595666885376" calcext:value-type="float">
            <text:p>4.48595666885376</text:p>
          </table:table-cell>
          <table:table-cell office:value-type="float" office:value="-3.93210124969482" calcext:value-type="float">
            <text:p>-3.93210124969482</text:p>
          </table:table-cell>
          <table:table-cell office:value-type="float" office:value="2" calcext:value-type="float">
            <text:p>2</text:p>
          </table:table-cell>
          <table:table-cell office:value-type="float" office:value="3.66893788746425" calcext:value-type="float">
            <text:p>3.66893788746425</text:p>
          </table:table-cell>
          <table:table-cell office:value-type="float" office:value="-4.47420266696385" calcext:value-type="float">
            <text:p>-4.47420266696385</text:p>
          </table:table-cell>
          <table:table-cell office:value-type="float" office:value="2" calcext:value-type="float">
            <text:p>2</text:p>
          </table:table-cell>
          <table:table-cell office:value-type="float" office:value="3.98588824272156" calcext:value-type="float">
            <text:p>3.98588824272156</text:p>
          </table:table-cell>
          <table:table-cell office:value-type="float" office:value="-4.46518935476031" calcext:value-type="float">
            <text:p>-4.46518935476031</text:p>
          </table:table-cell>
          <table:table-cell office:value-type="float" office:value="2" calcext:value-type="float">
            <text:p>2</text:p>
          </table:table-cell>
          <table:table-cell office:value-type="float" office:value="3.46259532655988" calcext:value-type="float">
            <text:p>3.46259532655988</text:p>
          </table:table-cell>
          <table:table-cell office:value-type="float" office:value="-3.67837888853891" calcext:value-type="float">
            <text:p>-3.67837888853891</text:p>
          </table:table-cell>
          <table:table-cell office:value-type="float" office:value="2" calcext:value-type="float">
            <text:p>2</text:p>
          </table:table-cell>
          <table:table-cell office:value-type="float" office:value="3.25961981500898" calcext:value-type="float">
            <text:p>3.25961981500898</text:p>
          </table:table-cell>
          <table:table-cell office:value-type="float" office:value="-5.00610085896083" calcext:value-type="float">
            <text:p>-5.00610085896083</text:p>
          </table:table-cell>
          <table:table-cell office:value-type="float" office:value="2" calcext:value-type="float">
            <text:p>2</text:p>
          </table:table-cell>
          <table:table-cell office:value-type="float" office:value="4.02969557898385" calcext:value-type="float">
            <text:p>4.02969557898385</text:p>
          </table:table-cell>
          <table:table-cell office:value-type="float" office:value="-4.05462619236537" calcext:value-type="float">
            <text:p>-4.05462619236537</text:p>
          </table:table-cell>
          <table:table-cell/>
          <table:table-cell table:formula="of:=AVERAGE([.C11];[.F11];[.I11];[.L11];[.O11];[.R11])" office:value-type="float" office:value="3.81544891993205" calcext:value-type="float">
            <text:p>3.81544891993205</text:p>
          </table:table-cell>
          <table:table-cell table:formula="of:=AVERAGE([.D11];[.G11];[.J11];[.M11];[.P11];[.S11])" office:value-type="float" office:value="-4.26843320188068" calcext:value-type="float">
            <text:p>-4.26843320188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2" calcext:value-type="float">
            <text:p>2</text:p>
          </table:table-cell>
          <table:table-cell office:value-type="float" office:value="2.36217737197876" calcext:value-type="float">
            <text:p>2.36217737197876</text:p>
          </table:table-cell>
          <table:table-cell office:value-type="float" office:value="-5.46833467483521" calcext:value-type="float">
            <text:p>-5.46833467483521</text:p>
          </table:table-cell>
          <table:table-cell office:value-type="float" office:value="2" calcext:value-type="float">
            <text:p>2</text:p>
          </table:table-cell>
          <table:table-cell office:value-type="float" office:value="4.4906849861145" calcext:value-type="float">
            <text:p>4.4906849861145</text:p>
          </table:table-cell>
          <table:table-cell office:value-type="float" office:value="-3.51895070075989" calcext:value-type="float">
            <text:p>-3.51895070075989</text:p>
          </table:table-cell>
          <table:table-cell office:value-type="float" office:value="2" calcext:value-type="float">
            <text:p>2</text:p>
          </table:table-cell>
          <table:table-cell office:value-type="float" office:value="1.12898731231689" calcext:value-type="float">
            <text:p>1.12898731231689</text:p>
          </table:table-cell>
          <table:table-cell office:value-type="float" office:value="-4.0391263961792" calcext:value-type="float">
            <text:p>-4.0391263961792</text:p>
          </table:table-cell>
          <table:table-cell office:value-type="float" office:value="2" calcext:value-type="float">
            <text:p>2</text:p>
          </table:table-cell>
          <table:table-cell office:value-type="float" office:value="2.48186039924622" calcext:value-type="float">
            <text:p>2.48186039924622</text:p>
          </table:table-cell>
          <table:table-cell office:value-type="float" office:value="-3.96798634529114" calcext:value-type="float">
            <text:p>-3.96798634529114</text:p>
          </table:table-cell>
          <table:table-cell office:value-type="float" office:value="2" calcext:value-type="float">
            <text:p>2</text:p>
          </table:table-cell>
          <table:table-cell office:value-type="float" office:value="5.85016822814941" calcext:value-type="float">
            <text:p>5.85016822814941</text:p>
          </table:table-cell>
          <table:table-cell office:value-type="float" office:value="-3.80900001525879" calcext:value-type="float">
            <text:p>-3.80900001525879</text:p>
          </table:table-cell>
          <table:table-cell office:value-type="float" office:value="2" calcext:value-type="float">
            <text:p>2</text:p>
          </table:table-cell>
          <table:table-cell office:value-type="float" office:value="1.48357343673706" calcext:value-type="float">
            <text:p>1.48357343673706</text:p>
          </table:table-cell>
          <table:table-cell office:value-type="float" office:value="-3.94179487228394" calcext:value-type="float">
            <text:p>-3.94179487228394</text:p>
          </table:table-cell>
          <table:table-cell/>
          <table:table-cell table:formula="of:=AVERAGE([.C12];[.F12];[.I12];[.L12];[.O12];[.R12])" office:value-type="float" office:value="2.96624195575714" calcext:value-type="float">
            <text:p>2.96624195575714</text:p>
          </table:table-cell>
          <table:table-cell table:formula="of:=AVERAGE([.D12];[.G12];[.J12];[.M12];[.P12];[.S12])" office:value-type="float" office:value="-4.12419883410136" calcext:value-type="float">
            <text:p>-4.12419883410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2" calcext:value-type="float">
            <text:p>2</text:p>
          </table:table-cell>
          <table:table-cell office:value-type="float" office:value="3.38037133216858" calcext:value-type="float">
            <text:p>3.38037133216858</text:p>
          </table:table-cell>
          <table:table-cell office:value-type="float" office:value="-3.89646077156067" calcext:value-type="float">
            <text:p>-3.89646077156067</text:p>
          </table:table-cell>
          <table:table-cell office:value-type="float" office:value="2" calcext:value-type="float">
            <text:p>2</text:p>
          </table:table-cell>
          <table:table-cell office:value-type="float" office:value="3.95339560508728" calcext:value-type="float">
            <text:p>3.95339560508728</text:p>
          </table:table-cell>
          <table:table-cell office:value-type="float" office:value="-3.28489935398102" calcext:value-type="float">
            <text:p>-3.28489935398102</text:p>
          </table:table-cell>
          <table:table-cell office:value-type="float" office:value="2" calcext:value-type="float">
            <text:p>2</text:p>
          </table:table-cell>
          <table:table-cell office:value-type="float" office:value="2.58299088478088" calcext:value-type="float">
            <text:p>2.58299088478088</text:p>
          </table:table-cell>
          <table:table-cell office:value-type="float" office:value="-5.53573441505432" calcext:value-type="float">
            <text:p>-5.53573441505432</text:p>
          </table:table-cell>
          <table:table-cell office:value-type="float" office:value="2" calcext:value-type="float">
            <text:p>2</text:p>
          </table:table-cell>
          <table:table-cell office:value-type="float" office:value="3.67992091178894" calcext:value-type="float">
            <text:p>3.67992091178894</text:p>
          </table:table-cell>
          <table:table-cell office:value-type="float" office:value="-2.78469729423523" calcext:value-type="float">
            <text:p>-2.78469729423523</text:p>
          </table:table-cell>
          <table:table-cell office:value-type="float" office:value="2" calcext:value-type="float">
            <text:p>2</text:p>
          </table:table-cell>
          <table:table-cell office:value-type="float" office:value="6.55172419548035" calcext:value-type="float">
            <text:p>6.55172419548035</text:p>
          </table:table-cell>
          <table:table-cell office:value-type="float" office:value="-4.33288049697876" calcext:value-type="float">
            <text:p>-4.33288049697876</text:p>
          </table:table-cell>
          <table:table-cell office:value-type="float" office:value="2" calcext:value-type="float">
            <text:p>2</text:p>
          </table:table-cell>
          <table:table-cell office:value-type="float" office:value="4.07574498653412" calcext:value-type="float">
            <text:p>4.07574498653412</text:p>
          </table:table-cell>
          <table:table-cell office:value-type="float" office:value="-4.50439381599426" calcext:value-type="float">
            <text:p>-4.50439381599426</text:p>
          </table:table-cell>
          <table:table-cell/>
          <table:table-cell table:formula="of:=AVERAGE([.C13];[.F13];[.I13];[.L13];[.O13];[.R13])" office:value-type="float" office:value="4.03735798597336" calcext:value-type="float">
            <text:p>4.03735798597336</text:p>
          </table:table-cell>
          <table:table-cell table:formula="of:=AVERAGE([.D13];[.G13];[.J13];[.M13];[.P13];[.S13])" office:value-type="float" office:value="-4.05651102463404" calcext:value-type="float">
            <text:p>-4.05651102463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" calcext:value-type="float">
            <text:p>3</text:p>
          </table:table-cell>
          <table:table-cell office:value-type="float" office:value="4.4849408694676" calcext:value-type="float">
            <text:p>4.4849408694676</text:p>
          </table:table-cell>
          <table:table-cell office:value-type="float" office:value="-3.93178561755589" calcext:value-type="float">
            <text:p>-3.93178561755589</text:p>
          </table:table-cell>
          <table:table-cell office:value-type="float" office:value="3" calcext:value-type="float">
            <text:p>3</text:p>
          </table:table-cell>
          <table:table-cell office:value-type="float" office:value="3.66584839139666" calcext:value-type="float">
            <text:p>3.66584839139666</text:p>
          </table:table-cell>
          <table:table-cell office:value-type="float" office:value="-4.47288175991603" calcext:value-type="float">
            <text:p>-4.47288175991603</text:p>
          </table:table-cell>
          <table:table-cell office:value-type="float" office:value="3" calcext:value-type="float">
            <text:p>3</text:p>
          </table:table-cell>
          <table:table-cell office:value-type="float" office:value="3.98851016589573" calcext:value-type="float">
            <text:p>3.98851016589573</text:p>
          </table:table-cell>
          <table:table-cell office:value-type="float" office:value="-4.45858011926924" calcext:value-type="float">
            <text:p>-4.45858011926924</text:p>
          </table:table-cell>
          <table:table-cell office:value-type="float" office:value="3" calcext:value-type="float">
            <text:p>3</text:p>
          </table:table-cell>
          <table:table-cell office:value-type="float" office:value="3.46002067838396" calcext:value-type="float">
            <text:p>3.46002067838396</text:p>
          </table:table-cell>
          <table:table-cell office:value-type="float" office:value="-3.67741898127965" calcext:value-type="float">
            <text:p>-3.67741898127965</text:p>
          </table:table-cell>
          <table:table-cell office:value-type="float" office:value="3" calcext:value-type="float">
            <text:p>3</text:p>
          </table:table-cell>
          <table:table-cell office:value-type="float" office:value="3.25051900318691" calcext:value-type="float">
            <text:p>3.25051900318691</text:p>
          </table:table-cell>
          <table:table-cell office:value-type="float" office:value="-5.00268241337368" calcext:value-type="float">
            <text:p>-5.00268241337368</text:p>
          </table:table-cell>
          <table:table-cell office:value-type="float" office:value="3" calcext:value-type="float">
            <text:p>3</text:p>
          </table:table-cell>
          <table:table-cell office:value-type="float" office:value="3.99562100001744" calcext:value-type="float">
            <text:p>3.99562100001744</text:p>
          </table:table-cell>
          <table:table-cell office:value-type="float" office:value="-4.0441620690482" calcext:value-type="float">
            <text:p>-4.0441620690482</text:p>
          </table:table-cell>
          <table:table-cell/>
          <table:table-cell table:formula="of:=AVERAGE([.C14];[.F14];[.I14];[.L14];[.O14];[.R14])" office:value-type="float" office:value="3.80757668472472" calcext:value-type="float">
            <text:p>3.80757668472472</text:p>
          </table:table-cell>
          <table:table-cell table:formula="of:=AVERAGE([.D14];[.G14];[.J14];[.M14];[.P14];[.S14])" office:value-type="float" office:value="-4.26458516007378" calcext:value-type="float">
            <text:p>-4.26458516007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3" calcext:value-type="float">
            <text:p>3</text:p>
          </table:table-cell>
          <table:table-cell office:value-type="float" office:value="2.36206293106079" calcext:value-type="float">
            <text:p>2.36206293106079</text:p>
          </table:table-cell>
          <table:table-cell office:value-type="float" office:value="-5.46849632263184" calcext:value-type="float">
            <text:p>-5.46849632263184</text:p>
          </table:table-cell>
          <table:table-cell office:value-type="float" office:value="3" calcext:value-type="float">
            <text:p>3</text:p>
          </table:table-cell>
          <table:table-cell office:value-type="float" office:value="4.48230981826782" calcext:value-type="float">
            <text:p>4.48230981826782</text:p>
          </table:table-cell>
          <table:table-cell office:value-type="float" office:value="-3.5183002948761" calcext:value-type="float">
            <text:p>-3.5183002948761</text:p>
          </table:table-cell>
          <table:table-cell office:value-type="float" office:value="3" calcext:value-type="float">
            <text:p>3</text:p>
          </table:table-cell>
          <table:table-cell office:value-type="float" office:value="1.11832475662231" calcext:value-type="float">
            <text:p>1.11832475662231</text:p>
          </table:table-cell>
          <table:table-cell office:value-type="float" office:value="-4.03856945037842" calcext:value-type="float">
            <text:p>-4.03856945037842</text:p>
          </table:table-cell>
          <table:table-cell office:value-type="float" office:value="3" calcext:value-type="float">
            <text:p>3</text:p>
          </table:table-cell>
          <table:table-cell office:value-type="float" office:value="2.47722125053406" calcext:value-type="float">
            <text:p>2.47722125053406</text:p>
          </table:table-cell>
          <table:table-cell office:value-type="float" office:value="-3.96803903579712" calcext:value-type="float">
            <text:p>-3.96803903579712</text:p>
          </table:table-cell>
          <table:table-cell office:value-type="float" office:value="3" calcext:value-type="float">
            <text:p>3</text:p>
          </table:table-cell>
          <table:table-cell office:value-type="float" office:value="5.80627822875977" calcext:value-type="float">
            <text:p>5.80627822875977</text:p>
          </table:table-cell>
          <table:table-cell office:value-type="float" office:value="-3.79834079742432" calcext:value-type="float">
            <text:p>-3.79834079742432</text:p>
          </table:table-cell>
          <table:table-cell office:value-type="float" office:value="3" calcext:value-type="float">
            <text:p>3</text:p>
          </table:table-cell>
          <table:table-cell office:value-type="float" office:value="1.42596173286438" calcext:value-type="float">
            <text:p>1.42596173286438</text:p>
          </table:table-cell>
          <table:table-cell office:value-type="float" office:value="-3.94056057929993" calcext:value-type="float">
            <text:p>-3.94056057929993</text:p>
          </table:table-cell>
          <table:table-cell/>
          <table:table-cell table:formula="of:=AVERAGE([.C15];[.F15];[.I15];[.L15];[.O15];[.R15])" office:value-type="float" office:value="2.94535978635152" calcext:value-type="float">
            <text:p>2.94535978635152</text:p>
          </table:table-cell>
          <table:table-cell table:formula="of:=AVERAGE([.D15];[.G15];[.J15];[.M15];[.P15];[.S15])" office:value-type="float" office:value="-4.12205108006796" calcext:value-type="float">
            <text:p>-4.12205108006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office:value-type="float" office:value="3.38006985187531" calcext:value-type="float">
            <text:p>3.38006985187531</text:p>
          </table:table-cell>
          <table:table-cell office:value-type="float" office:value="-3.89618468284607" calcext:value-type="float">
            <text:p>-3.89618468284607</text:p>
          </table:table-cell>
          <table:table-cell office:value-type="float" office:value="3" calcext:value-type="float">
            <text:p>3</text:p>
          </table:table-cell>
          <table:table-cell office:value-type="float" office:value="3.93930780887604" calcext:value-type="float">
            <text:p>3.93930780887604</text:p>
          </table:table-cell>
          <table:table-cell office:value-type="float" office:value="-3.28642892837524" calcext:value-type="float">
            <text:p>-3.28642892837524</text:p>
          </table:table-cell>
          <table:table-cell office:value-type="float" office:value="3" calcext:value-type="float">
            <text:p>3</text:p>
          </table:table-cell>
          <table:table-cell office:value-type="float" office:value="2.57083511352539" calcext:value-type="float">
            <text:p>2.57083511352539</text:p>
          </table:table-cell>
          <table:table-cell office:value-type="float" office:value="-5.52795553207397" calcext:value-type="float">
            <text:p>-5.52795553207397</text:p>
          </table:table-cell>
          <table:table-cell office:value-type="float" office:value="3" calcext:value-type="float">
            <text:p>3</text:p>
          </table:table-cell>
          <table:table-cell office:value-type="float" office:value="3.6762433052063" calcext:value-type="float">
            <text:p>3.6762433052063</text:p>
          </table:table-cell>
          <table:table-cell office:value-type="float" office:value="-2.78159213066101" calcext:value-type="float">
            <text:p>-2.78159213066101</text:p>
          </table:table-cell>
          <table:table-cell office:value-type="float" office:value="3" calcext:value-type="float">
            <text:p>3</text:p>
          </table:table-cell>
          <table:table-cell office:value-type="float" office:value="6.53333353996277" calcext:value-type="float">
            <text:p>6.53333353996277</text:p>
          </table:table-cell>
          <table:table-cell office:value-type="float" office:value="-4.32346177101135" calcext:value-type="float">
            <text:p>-4.32346177101135</text:p>
          </table:table-cell>
          <table:table-cell office:value-type="float" office:value="3" calcext:value-type="float">
            <text:p>3</text:p>
          </table:table-cell>
          <table:table-cell office:value-type="float" office:value="4.04245603084564" calcext:value-type="float">
            <text:p>4.04245603084564</text:p>
          </table:table-cell>
          <table:table-cell office:value-type="float" office:value="-4.50479078292847" calcext:value-type="float">
            <text:p>-4.50479078292847</text:p>
          </table:table-cell>
          <table:table-cell/>
          <table:table-cell table:formula="of:=AVERAGE([.C16];[.F16];[.I16];[.L16];[.O16];[.R16])" office:value-type="float" office:value="4.02370760838191" calcext:value-type="float">
            <text:p>4.02370760838191</text:p>
          </table:table-cell>
          <table:table-cell table:formula="of:=AVERAGE([.D16];[.G16];[.J16];[.M16];[.P16];[.S16])" office:value-type="float" office:value="-4.05340230464935" calcext:value-type="float">
            <text:p>-4.05340230464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" calcext:value-type="float">
            <text:p>4</text:p>
          </table:table-cell>
          <table:table-cell office:value-type="float" office:value="4.48193890707833" calcext:value-type="float">
            <text:p>4.48193890707833</text:p>
          </table:table-cell>
          <table:table-cell office:value-type="float" office:value="-3.93163827487401" calcext:value-type="float">
            <text:p>-3.93163827487401</text:p>
          </table:table-cell>
          <table:table-cell office:value-type="float" office:value="4" calcext:value-type="float">
            <text:p>4</text:p>
          </table:table-cell>
          <table:table-cell office:value-type="float" office:value="3.65731280190604" calcext:value-type="float">
            <text:p>3.65731280190604</text:p>
          </table:table-cell>
          <table:table-cell office:value-type="float" office:value="-4.46843484469822" calcext:value-type="float">
            <text:p>-4.46843484469822</text:p>
          </table:table-cell>
          <table:table-cell office:value-type="float" office:value="4" calcext:value-type="float">
            <text:p>4</text:p>
          </table:table-cell>
          <table:table-cell office:value-type="float" office:value="4.01251431873867" calcext:value-type="float">
            <text:p>4.01251431873867</text:p>
          </table:table-cell>
          <table:table-cell office:value-type="float" office:value="-4.43825057574681" calcext:value-type="float">
            <text:p>-4.43825057574681</text:p>
          </table:table-cell>
          <table:table-cell office:value-type="float" office:value="4" calcext:value-type="float">
            <text:p>4</text:p>
          </table:table-cell>
          <table:table-cell office:value-type="float" office:value="3.44963891165597" calcext:value-type="float">
            <text:p>3.44963891165597</text:p>
          </table:table-cell>
          <table:table-cell office:value-type="float" office:value="-3.67516446113586" calcext:value-type="float">
            <text:p>-3.67516446113586</text:p>
          </table:table-cell>
          <table:table-cell office:value-type="float" office:value="4" calcext:value-type="float">
            <text:p>4</text:p>
          </table:table-cell>
          <table:table-cell office:value-type="float" office:value="3.22193660054888" calcext:value-type="float">
            <text:p>3.22193660054888</text:p>
          </table:table-cell>
          <table:table-cell office:value-type="float" office:value="-4.99256372451782" calcext:value-type="float">
            <text:p>-4.99256372451782</text:p>
          </table:table-cell>
          <table:table-cell office:value-type="float" office:value="4" calcext:value-type="float">
            <text:p>4</text:p>
          </table:table-cell>
          <table:table-cell office:value-type="float" office:value="3.91843720844814" calcext:value-type="float">
            <text:p>3.91843720844814</text:p>
          </table:table-cell>
          <table:table-cell office:value-type="float" office:value="-3.99994472094945" calcext:value-type="float">
            <text:p>-3.99994472094945</text:p>
          </table:table-cell>
          <table:table-cell/>
          <table:table-cell table:formula="of:=AVERAGE([.C17];[.F17];[.I17];[.L17];[.O17];[.R17])" office:value-type="float" office:value="3.79029645806267" calcext:value-type="float">
            <text:p>3.79029645806267</text:p>
          </table:table-cell>
          <table:table-cell table:formula="of:=AVERAGE([.D17];[.G17];[.J17];[.M17];[.P17];[.S17])" office:value-type="float" office:value="-4.2509994336537" calcext:value-type="float">
            <text:p>-4.2509994336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4" calcext:value-type="float">
            <text:p>4</text:p>
          </table:table-cell>
          <table:table-cell office:value-type="float" office:value="2.36162424087524" calcext:value-type="float">
            <text:p>2.36162424087524</text:p>
          </table:table-cell>
          <table:table-cell office:value-type="float" office:value="-5.46835231781006" calcext:value-type="float">
            <text:p>-5.46835231781006</text:p>
          </table:table-cell>
          <table:table-cell office:value-type="float" office:value="4" calcext:value-type="float">
            <text:p>4</text:p>
          </table:table-cell>
          <table:table-cell office:value-type="float" office:value="4.45317316055298" calcext:value-type="float">
            <text:p>4.45317316055298</text:p>
          </table:table-cell>
          <table:table-cell office:value-type="float" office:value="-3.51573753356934" calcext:value-type="float">
            <text:p>-3.51573753356934</text:p>
          </table:table-cell>
          <table:table-cell office:value-type="float" office:value="4" calcext:value-type="float">
            <text:p>4</text:p>
          </table:table-cell>
          <table:table-cell office:value-type="float" office:value="1.09376645088196" calcext:value-type="float">
            <text:p>1.09376645088196</text:p>
          </table:table-cell>
          <table:table-cell office:value-type="float" office:value="-4.03863096237183" calcext:value-type="float">
            <text:p>-4.03863096237183</text:p>
          </table:table-cell>
          <table:table-cell office:value-type="float" office:value="4" calcext:value-type="float">
            <text:p>4</text:p>
          </table:table-cell>
          <table:table-cell office:value-type="float" office:value="2.46315217018127" calcext:value-type="float">
            <text:p>2.46315217018127</text:p>
          </table:table-cell>
          <table:table-cell office:value-type="float" office:value="-3.96589469909668" calcext:value-type="float">
            <text:p>-3.96589469909668</text:p>
          </table:table-cell>
          <table:table-cell office:value-type="float" office:value="4" calcext:value-type="float">
            <text:p>4</text:p>
          </table:table-cell>
          <table:table-cell office:value-type="float" office:value="5.67576789855957" calcext:value-type="float">
            <text:p>5.67576789855957</text:p>
          </table:table-cell>
          <table:table-cell office:value-type="float" office:value="-3.7704701423645" calcext:value-type="float">
            <text:p>-3.7704701423645</text:p>
          </table:table-cell>
          <table:table-cell office:value-type="float" office:value="4" calcext:value-type="float">
            <text:p>4</text:p>
          </table:table-cell>
          <table:table-cell office:value-type="float" office:value="1.30284857749939" calcext:value-type="float">
            <text:p>1.30284857749939</text:p>
          </table:table-cell>
          <table:table-cell office:value-type="float" office:value="-3.92107582092285" calcext:value-type="float">
            <text:p>-3.92107582092285</text:p>
          </table:table-cell>
          <table:table-cell/>
          <table:table-cell table:formula="of:=AVERAGE([.C18];[.F18];[.I18];[.L18];[.O18];[.R18])" office:value-type="float" office:value="2.89172208309174" calcext:value-type="float">
            <text:p>2.89172208309174</text:p>
          </table:table-cell>
          <table:table-cell table:formula="of:=AVERAGE([.D18];[.G18];[.J18];[.M18];[.P18];[.S18])" office:value-type="float" office:value="-4.11336024602254" calcext:value-type="float">
            <text:p>-4.11336024602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3.37930917739868" calcext:value-type="float">
            <text:p>3.37930917739868</text:p>
          </table:table-cell>
          <table:table-cell office:value-type="float" office:value="-3.89642298221588" calcext:value-type="float">
            <text:p>-3.89642298221588</text:p>
          </table:table-cell>
          <table:table-cell office:value-type="float" office:value="4" calcext:value-type="float">
            <text:p>4</text:p>
          </table:table-cell>
          <table:table-cell office:value-type="float" office:value="3.89196848869324" calcext:value-type="float">
            <text:p>3.89196848869324</text:p>
          </table:table-cell>
          <table:table-cell office:value-type="float" office:value="-3.29095196723938" calcext:value-type="float">
            <text:p>-3.29095196723938</text:p>
          </table:table-cell>
          <table:table-cell office:value-type="float" office:value="4" calcext:value-type="float">
            <text:p>4</text:p>
          </table:table-cell>
          <table:table-cell office:value-type="float" office:value="2.54458630084991" calcext:value-type="float">
            <text:p>2.54458630084991</text:p>
          </table:table-cell>
          <table:table-cell office:value-type="float" office:value="-5.51032090187073" calcext:value-type="float">
            <text:p>-5.51032090187073</text:p>
          </table:table-cell>
          <table:table-cell office:value-type="float" office:value="4" calcext:value-type="float">
            <text:p>4</text:p>
          </table:table-cell>
          <table:table-cell office:value-type="float" office:value="3.66426014900208" calcext:value-type="float">
            <text:p>3.66426014900208</text:p>
          </table:table-cell>
          <table:table-cell office:value-type="float" office:value="-2.77328586578369" calcext:value-type="float">
            <text:p>-2.77328586578369</text:p>
          </table:table-cell>
          <table:table-cell office:value-type="float" office:value="4" calcext:value-type="float">
            <text:p>4</text:p>
          </table:table-cell>
          <table:table-cell office:value-type="float" office:value="6.48102259635925" calcext:value-type="float">
            <text:p>6.48102259635925</text:p>
          </table:table-cell>
          <table:table-cell office:value-type="float" office:value="-4.29722547531128" calcext:value-type="float">
            <text:p>-4.29722547531128</text:p>
          </table:table-cell>
          <table:table-cell office:value-type="float" office:value="4" calcext:value-type="float">
            <text:p>4</text:p>
          </table:table-cell>
          <table:table-cell office:value-type="float" office:value="3.9791454076767" calcext:value-type="float">
            <text:p>3.9791454076767</text:p>
          </table:table-cell>
          <table:table-cell office:value-type="float" office:value="-4.50567603111267" calcext:value-type="float">
            <text:p>-4.50567603111267</text:p>
          </table:table-cell>
          <table:table-cell/>
          <table:table-cell table:formula="of:=AVERAGE([.C19];[.F19];[.I19];[.L19];[.O19];[.R19])" office:value-type="float" office:value="3.99004868666331" calcext:value-type="float">
            <text:p>3.99004868666331</text:p>
          </table:table-cell>
          <table:table-cell table:formula="of:=AVERAGE([.D19];[.G19];[.J19];[.M19];[.P19];[.S19])" office:value-type="float" office:value="-4.04564720392227" calcext:value-type="float">
            <text:p>-4.045647203922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" calcext:value-type="float">
            <text:p>5</text:p>
          </table:table-cell>
          <table:table-cell office:value-type="float" office:value="4.47657741819109" calcext:value-type="float">
            <text:p>4.47657741819109</text:p>
          </table:table-cell>
          <table:table-cell office:value-type="float" office:value="-3.93027537209647" calcext:value-type="float">
            <text:p>-3.93027537209647</text:p>
          </table:table-cell>
          <table:table-cell office:value-type="float" office:value="5" calcext:value-type="float">
            <text:p>5</text:p>
          </table:table-cell>
          <table:table-cell office:value-type="float" office:value="3.6313670022147" calcext:value-type="float">
            <text:p>3.6313670022147</text:p>
          </table:table-cell>
          <table:table-cell office:value-type="float" office:value="-4.45619658061436" calcext:value-type="float">
            <text:p>-4.45619658061436</text:p>
          </table:table-cell>
          <table:table-cell office:value-type="float" office:value="5" calcext:value-type="float">
            <text:p>5</text:p>
          </table:table-cell>
          <table:table-cell office:value-type="float" office:value="4.04771823542459" calcext:value-type="float">
            <text:p>4.04771823542459</text:p>
          </table:table-cell>
          <table:table-cell office:value-type="float" office:value="-4.38587638310024" calcext:value-type="float">
            <text:p>-4.38587638310024</text:p>
          </table:table-cell>
          <table:table-cell office:value-type="float" office:value="5" calcext:value-type="float">
            <text:p>5</text:p>
          </table:table-cell>
          <table:table-cell office:value-type="float" office:value="3.42642532076154" calcext:value-type="float">
            <text:p>3.42642532076154</text:p>
          </table:table-cell>
          <table:table-cell office:value-type="float" office:value="-3.66747154508318" calcext:value-type="float">
            <text:p>-3.66747154508318</text:p>
          </table:table-cell>
          <table:table-cell office:value-type="float" office:value="5" calcext:value-type="float">
            <text:p>5</text:p>
          </table:table-cell>
          <table:table-cell office:value-type="float" office:value="3.15186292784555" calcext:value-type="float">
            <text:p>3.15186292784555</text:p>
          </table:table-cell>
          <table:table-cell office:value-type="float" office:value="-4.97483062744141" calcext:value-type="float">
            <text:p>-4.97483062744141</text:p>
          </table:table-cell>
          <table:table-cell office:value-type="float" office:value="5" calcext:value-type="float">
            <text:p>5</text:p>
          </table:table-cell>
          <table:table-cell office:value-type="float" office:value="3.74636357171195" calcext:value-type="float">
            <text:p>3.74636357171195</text:p>
          </table:table-cell>
          <table:table-cell office:value-type="float" office:value="-3.94170420510428" calcext:value-type="float">
            <text:p>-3.94170420510428</text:p>
          </table:table-cell>
          <table:table-cell/>
          <table:table-cell table:formula="of:=AVERAGE([.C20];[.F20];[.I20];[.L20];[.O20];[.R20])" office:value-type="float" office:value="3.74671907935824" calcext:value-type="float">
            <text:p>3.74671907935824</text:p>
          </table:table-cell>
          <table:table-cell table:formula="of:=AVERAGE([.D20];[.G20];[.J20];[.M20];[.P20];[.S20])" office:value-type="float" office:value="-4.22605911890666" calcext:value-type="float">
            <text:p>-4.226059118906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5" calcext:value-type="float">
            <text:p>5</text:p>
          </table:table-cell>
          <table:table-cell office:value-type="float" office:value="2.36134719848633" calcext:value-type="float">
            <text:p>2.36134719848633</text:p>
          </table:table-cell>
          <table:table-cell office:value-type="float" office:value="-5.46787738800049" calcext:value-type="float">
            <text:p>-5.46787738800049</text:p>
          </table:table-cell>
          <table:table-cell office:value-type="float" office:value="5" calcext:value-type="float">
            <text:p>5</text:p>
          </table:table-cell>
          <table:table-cell office:value-type="float" office:value="4.38895463943481" calcext:value-type="float">
            <text:p>4.38895463943481</text:p>
          </table:table-cell>
          <table:table-cell office:value-type="float" office:value="-3.51023554801941" calcext:value-type="float">
            <text:p>-3.51023554801941</text:p>
          </table:table-cell>
          <table:table-cell office:value-type="float" office:value="5" calcext:value-type="float">
            <text:p>5</text:p>
          </table:table-cell>
          <table:table-cell office:value-type="float" office:value="1.04705762863159" calcext:value-type="float">
            <text:p>1.04705762863159</text:p>
          </table:table-cell>
          <table:table-cell office:value-type="float" office:value="-4.0405330657959" calcext:value-type="float">
            <text:p>-4.0405330657959</text:p>
          </table:table-cell>
          <table:table-cell office:value-type="float" office:value="5" calcext:value-type="float">
            <text:p>5</text:p>
          </table:table-cell>
          <table:table-cell office:value-type="float" office:value="2.42413306236267" calcext:value-type="float">
            <text:p>2.42413306236267</text:p>
          </table:table-cell>
          <table:table-cell office:value-type="float" office:value="-3.96366715431213" calcext:value-type="float">
            <text:p>-3.96366715431213</text:p>
          </table:table-cell>
          <table:table-cell office:value-type="float" office:value="5" calcext:value-type="float">
            <text:p>5</text:p>
          </table:table-cell>
          <table:table-cell office:value-type="float" office:value="5.39623641967773" calcext:value-type="float">
            <text:p>5.39623641967773</text:p>
          </table:table-cell>
          <table:table-cell office:value-type="float" office:value="-3.70797991752625" calcext:value-type="float">
            <text:p>-3.70797991752625</text:p>
          </table:table-cell>
          <table:table-cell office:value-type="float" office:value="5" calcext:value-type="float">
            <text:p>5</text:p>
          </table:table-cell>
          <table:table-cell office:value-type="float" office:value="1.06843733787537" calcext:value-type="float">
            <text:p>1.06843733787537</text:p>
          </table:table-cell>
          <table:table-cell office:value-type="float" office:value="-3.77677178382874" calcext:value-type="float">
            <text:p>-3.77677178382874</text:p>
          </table:table-cell>
          <table:table-cell/>
          <table:table-cell table:formula="of:=AVERAGE([.C21];[.F21];[.I21];[.L21];[.O21];[.R21])" office:value-type="float" office:value="2.78102771441142" calcext:value-type="float">
            <text:p>2.78102771441142</text:p>
          </table:table-cell>
          <table:table-cell table:formula="of:=AVERAGE([.D21];[.G21];[.J21];[.M21];[.P21];[.S21])" office:value-type="float" office:value="-4.07784414291382" calcext:value-type="float">
            <text:p>-4.07784414291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5" calcext:value-type="float">
            <text:p>5</text:p>
          </table:table-cell>
          <table:table-cell office:value-type="float" office:value="3.37907087802887" calcext:value-type="float">
            <text:p>3.37907087802887</text:p>
          </table:table-cell>
          <table:table-cell office:value-type="float" office:value="-3.89818644523621" calcext:value-type="float">
            <text:p>-3.89818644523621</text:p>
          </table:table-cell>
          <table:table-cell office:value-type="float" office:value="5" calcext:value-type="float">
            <text:p>5</text:p>
          </table:table-cell>
          <table:table-cell office:value-type="float" office:value="3.78854203224182" calcext:value-type="float">
            <text:p>3.78854203224182</text:p>
          </table:table-cell>
          <table:table-cell office:value-type="float" office:value="-3.30333769321442" calcext:value-type="float">
            <text:p>-3.30333769321442</text:p>
          </table:table-cell>
          <table:table-cell office:value-type="float" office:value="5" calcext:value-type="float">
            <text:p>5</text:p>
          </table:table-cell>
          <table:table-cell office:value-type="float" office:value="2.50235974788666" calcext:value-type="float">
            <text:p>2.50235974788666</text:p>
          </table:table-cell>
          <table:table-cell office:value-type="float" office:value="-5.48086285591126" calcext:value-type="float">
            <text:p>-5.48086285591126</text:p>
          </table:table-cell>
          <table:table-cell office:value-type="float" office:value="5" calcext:value-type="float">
            <text:p>5</text:p>
          </table:table-cell>
          <table:table-cell office:value-type="float" office:value="3.63817262649536" calcext:value-type="float">
            <text:p>3.63817262649536</text:p>
          </table:table-cell>
          <table:table-cell office:value-type="float" office:value="-2.74484407901764" calcext:value-type="float">
            <text:p>-2.74484407901764</text:p>
          </table:table-cell>
          <table:table-cell office:value-type="float" office:value="5" calcext:value-type="float">
            <text:p>5</text:p>
          </table:table-cell>
          <table:table-cell office:value-type="float" office:value="6.37577748298645" calcext:value-type="float">
            <text:p>6.37577748298645</text:p>
          </table:table-cell>
          <table:table-cell office:value-type="float" office:value="-4.23686647415161" calcext:value-type="float">
            <text:p>-4.23686647415161</text:p>
          </table:table-cell>
          <table:table-cell office:value-type="float" office:value="5" calcext:value-type="float">
            <text:p>5</text:p>
          </table:table-cell>
          <table:table-cell office:value-type="float" office:value="3.89359772205353" calcext:value-type="float">
            <text:p>3.89359772205353</text:p>
          </table:table-cell>
          <table:table-cell office:value-type="float" office:value="-4.52290010452271" calcext:value-type="float">
            <text:p>-4.52290010452271</text:p>
          </table:table-cell>
          <table:table-cell/>
          <table:table-cell table:formula="of:=AVERAGE([.C22];[.F22];[.I22];[.L22];[.O22];[.R22])" office:value-type="float" office:value="3.92958674828212" calcext:value-type="float">
            <text:p>3.92958674828212</text:p>
          </table:table-cell>
          <table:table-cell table:formula="of:=AVERAGE([.D22];[.G22];[.J22];[.M22];[.P22];[.S22])" office:value-type="float" office:value="-4.03116627534231" calcext:value-type="float">
            <text:p>-4.031166275342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" calcext:value-type="float">
            <text:p>6</text:p>
          </table:table-cell>
          <table:table-cell office:value-type="float" office:value="4.4687352180481" calcext:value-type="float">
            <text:p>4.4687352180481</text:p>
          </table:table-cell>
          <table:table-cell office:value-type="float" office:value="-3.92996416773115" calcext:value-type="float">
            <text:p>-3.92996416773115</text:p>
          </table:table-cell>
          <table:table-cell office:value-type="float" office:value="6" calcext:value-type="float">
            <text:p>6</text:p>
          </table:table-cell>
          <table:table-cell office:value-type="float" office:value="3.57974297659738" calcext:value-type="float">
            <text:p>3.57974297659738</text:p>
          </table:table-cell>
          <table:table-cell office:value-type="float" office:value="-4.43791498456682" calcext:value-type="float">
            <text:p>-4.43791498456682</text:p>
          </table:table-cell>
          <table:table-cell office:value-type="float" office:value="6" calcext:value-type="float">
            <text:p>6</text:p>
          </table:table-cell>
          <table:table-cell office:value-type="float" office:value="4.13476683412279" calcext:value-type="float">
            <text:p>4.13476683412279</text:p>
          </table:table-cell>
          <table:table-cell office:value-type="float" office:value="-4.347815990448" calcext:value-type="float">
            <text:p>-4.347815990448</text:p>
          </table:table-cell>
          <table:table-cell office:value-type="float" office:value="6" calcext:value-type="float">
            <text:p>6</text:p>
          </table:table-cell>
          <table:table-cell office:value-type="float" office:value="3.36737189974104" calcext:value-type="float">
            <text:p>3.36737189974104</text:p>
          </table:table-cell>
          <table:table-cell office:value-type="float" office:value="-3.65513273647853" calcext:value-type="float">
            <text:p>-3.65513273647853</text:p>
          </table:table-cell>
          <table:table-cell office:value-type="float" office:value="6" calcext:value-type="float">
            <text:p>6</text:p>
          </table:table-cell>
          <table:table-cell office:value-type="float" office:value="3.04431547437395" calcext:value-type="float">
            <text:p>3.04431547437395</text:p>
          </table:table-cell>
          <table:table-cell office:value-type="float" office:value="-4.94813288961138" calcext:value-type="float">
            <text:p>-4.94813288961138</text:p>
          </table:table-cell>
          <table:table-cell office:value-type="float" office:value="6" calcext:value-type="float">
            <text:p>6</text:p>
          </table:table-cell>
          <table:table-cell office:value-type="float" office:value="3.53596196855818" calcext:value-type="float">
            <text:p>3.53596196855818</text:p>
          </table:table-cell>
          <table:table-cell office:value-type="float" office:value="-3.82686049597604" calcext:value-type="float">
            <text:p>-3.82686049597604</text:p>
          </table:table-cell>
          <table:table-cell/>
          <table:table-cell table:formula="of:=AVERAGE([.C23];[.F23];[.I23];[.L23];[.O23];[.R23])" office:value-type="float" office:value="3.68848239524024" calcext:value-type="float">
            <text:p>3.68848239524024</text:p>
          </table:table-cell>
          <table:table-cell table:formula="of:=AVERAGE([.D23];[.G23];[.J23];[.M23];[.P23];[.S23])" office:value-type="float" office:value="-4.19097021080199" calcext:value-type="float">
            <text:p>-4.19097021080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6" calcext:value-type="float">
            <text:p>6</text:p>
          </table:table-cell>
          <table:table-cell office:value-type="float" office:value="2.36012315750122" calcext:value-type="float">
            <text:p>2.36012315750122</text:p>
          </table:table-cell>
          <table:table-cell office:value-type="float" office:value="-5.46849346160889" calcext:value-type="float">
            <text:p>-5.46849346160889</text:p>
          </table:table-cell>
          <table:table-cell office:value-type="float" office:value="6" calcext:value-type="float">
            <text:p>6</text:p>
          </table:table-cell>
          <table:table-cell office:value-type="float" office:value="4.26620721817017" calcext:value-type="float">
            <text:p>4.26620721817017</text:p>
          </table:table-cell>
          <table:table-cell office:value-type="float" office:value="-3.49981617927551" calcext:value-type="float">
            <text:p>-3.49981617927551</text:p>
          </table:table-cell>
          <table:table-cell office:value-type="float" office:value="6" calcext:value-type="float">
            <text:p>6</text:p>
          </table:table-cell>
          <table:table-cell office:value-type="float" office:value="0.985698640346527" calcext:value-type="float">
            <text:p>0.985698640346527</text:p>
          </table:table-cell>
          <table:table-cell office:value-type="float" office:value="-4.0526123046875" calcext:value-type="float">
            <text:p>-4.0526123046875</text:p>
          </table:table-cell>
          <table:table-cell office:value-type="float" office:value="6" calcext:value-type="float">
            <text:p>6</text:p>
          </table:table-cell>
          <table:table-cell office:value-type="float" office:value="2.34924387931824" calcext:value-type="float">
            <text:p>2.34924387931824</text:p>
          </table:table-cell>
          <table:table-cell office:value-type="float" office:value="-3.95423936843872" calcext:value-type="float">
            <text:p>-3.95423936843872</text:p>
          </table:table-cell>
          <table:table-cell office:value-type="float" office:value="6" calcext:value-type="float">
            <text:p>6</text:p>
          </table:table-cell>
          <table:table-cell office:value-type="float" office:value="4.9892635345459" calcext:value-type="float">
            <text:p>4.9892635345459</text:p>
          </table:table-cell>
          <table:table-cell office:value-type="float" office:value="-3.61296057701111" calcext:value-type="float">
            <text:p>-3.61296057701111</text:p>
          </table:table-cell>
          <table:table-cell office:value-type="float" office:value="6" calcext:value-type="float">
            <text:p>6</text:p>
          </table:table-cell>
          <table:table-cell office:value-type="float" office:value="0.841479480266571" calcext:value-type="float">
            <text:p>0.841479480266571</text:p>
          </table:table-cell>
          <table:table-cell office:value-type="float" office:value="-3.47149181365967" calcext:value-type="float">
            <text:p>-3.47149181365967</text:p>
          </table:table-cell>
          <table:table-cell/>
          <table:table-cell table:formula="of:=AVERAGE([.C24];[.F24];[.I24];[.L24];[.O24];[.R24])" office:value-type="float" office:value="2.63200265169144" calcext:value-type="float">
            <text:p>2.63200265169144</text:p>
          </table:table-cell>
          <table:table-cell table:formula="of:=AVERAGE([.D24];[.G24];[.J24];[.M24];[.P24];[.S24])" office:value-type="float" office:value="-4.0099356174469" calcext:value-type="float">
            <text:p>-4.00993561744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6" calcext:value-type="float">
            <text:p>6</text:p>
          </table:table-cell>
          <table:table-cell office:value-type="float" office:value="3.3809187412262" calcext:value-type="float">
            <text:p>3.3809187412262</text:p>
          </table:table-cell>
          <table:table-cell office:value-type="float" office:value="-3.90053141117096" calcext:value-type="float">
            <text:p>-3.90053141117096</text:p>
          </table:table-cell>
          <table:table-cell office:value-type="float" office:value="6" calcext:value-type="float">
            <text:p>6</text:p>
          </table:table-cell>
          <table:table-cell office:value-type="float" office:value="3.59600967168808" calcext:value-type="float">
            <text:p>3.59600967168808</text:p>
          </table:table-cell>
          <table:table-cell office:value-type="float" office:value="-3.33474349975586" calcext:value-type="float">
            <text:p>-3.33474349975586</text:p>
          </table:table-cell>
          <table:table-cell office:value-type="float" office:value="6" calcext:value-type="float">
            <text:p>6</text:p>
          </table:table-cell>
          <table:table-cell office:value-type="float" office:value="2.46136701107025" calcext:value-type="float">
            <text:p>2.46136701107025</text:p>
          </table:table-cell>
          <table:table-cell office:value-type="float" office:value="-5.45380902290344" calcext:value-type="float">
            <text:p>-5.45380902290344</text:p>
          </table:table-cell>
          <table:table-cell office:value-type="float" office:value="6" calcext:value-type="float">
            <text:p>6</text:p>
          </table:table-cell>
          <table:table-cell office:value-type="float" office:value="3.58228373527527" calcext:value-type="float">
            <text:p>3.58228373527527</text:p>
          </table:table-cell>
          <table:table-cell office:value-type="float" office:value="-2.69525551795959" calcext:value-type="float">
            <text:p>-2.69525551795959</text:p>
          </table:table-cell>
          <table:table-cell office:value-type="float" office:value="6" calcext:value-type="float">
            <text:p>6</text:p>
          </table:table-cell>
          <table:table-cell office:value-type="float" office:value="6.24392580986023" calcext:value-type="float">
            <text:p>6.24392580986023</text:p>
          </table:table-cell>
          <table:table-cell office:value-type="float" office:value="-4.14007711410522" calcext:value-type="float">
            <text:p>-4.14007711410522</text:p>
          </table:table-cell>
          <table:table-cell office:value-type="float" office:value="6" calcext:value-type="float">
            <text:p>6</text:p>
          </table:table-cell>
          <table:table-cell office:value-type="float" office:value="3.90943849086761" calcext:value-type="float">
            <text:p>3.90943849086761</text:p>
          </table:table-cell>
          <table:table-cell office:value-type="float" office:value="-4.58837413787842" calcext:value-type="float">
            <text:p>-4.58837413787842</text:p>
          </table:table-cell>
          <table:table-cell/>
          <table:table-cell table:formula="of:=AVERAGE([.C25];[.F25];[.I25];[.L25];[.O25];[.R25])" office:value-type="float" office:value="3.86232390999794" calcext:value-type="float">
            <text:p>3.86232390999794</text:p>
          </table:table-cell>
          <table:table-cell table:formula="of:=AVERAGE([.D25];[.G25];[.J25];[.M25];[.P25];[.S25])" office:value-type="float" office:value="-4.01879845062892" calcext:value-type="float">
            <text:p>-4.01879845062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" calcext:value-type="float">
            <text:p>7</text:p>
          </table:table-cell>
          <table:table-cell office:value-type="float" office:value="4.4443895476205" calcext:value-type="float">
            <text:p>4.4443895476205</text:p>
          </table:table-cell>
          <table:table-cell office:value-type="float" office:value="-3.92305949756077" calcext:value-type="float">
            <text:p>-3.92305949756077</text:p>
          </table:table-cell>
          <table:table-cell office:value-type="float" office:value="7" calcext:value-type="float">
            <text:p>7</text:p>
          </table:table-cell>
          <table:table-cell office:value-type="float" office:value="3.51687526702881" calcext:value-type="float">
            <text:p>3.51687526702881</text:p>
          </table:table-cell>
          <table:table-cell office:value-type="float" office:value="-4.41021258490426" calcext:value-type="float">
            <text:p>-4.41021258490426</text:p>
          </table:table-cell>
          <table:table-cell office:value-type="float" office:value="7" calcext:value-type="float">
            <text:p>7</text:p>
          </table:table-cell>
          <table:table-cell office:value-type="float" office:value="4.28313033921378" calcext:value-type="float">
            <text:p>4.28313033921378</text:p>
          </table:table-cell>
          <table:table-cell office:value-type="float" office:value="-4.33391172545297" calcext:value-type="float">
            <text:p>-4.33391172545297</text:p>
          </table:table-cell>
          <table:table-cell office:value-type="float" office:value="7" calcext:value-type="float">
            <text:p>7</text:p>
          </table:table-cell>
          <table:table-cell office:value-type="float" office:value="3.27202320098877" calcext:value-type="float">
            <text:p>3.27202320098877</text:p>
          </table:table-cell>
          <table:table-cell office:value-type="float" office:value="-3.61940268107823" calcext:value-type="float">
            <text:p>-3.61940268107823</text:p>
          </table:table-cell>
          <table:table-cell office:value-type="float" office:value="7" calcext:value-type="float">
            <text:p>7</text:p>
          </table:table-cell>
          <table:table-cell office:value-type="float" office:value="2.91761340413775" calcext:value-type="float">
            <text:p>2.91761340413775</text:p>
          </table:table-cell>
          <table:table-cell office:value-type="float" office:value="-4.93941875866481" calcext:value-type="float">
            <text:p>-4.93941875866481</text:p>
          </table:table-cell>
          <table:table-cell office:value-type="float" office:value="7" calcext:value-type="float">
            <text:p>7</text:p>
          </table:table-cell>
          <table:table-cell office:value-type="float" office:value="3.44110412257058" calcext:value-type="float">
            <text:p>3.44110412257058</text:p>
          </table:table-cell>
          <table:table-cell office:value-type="float" office:value="-3.78577143805368" calcext:value-type="float">
            <text:p>-3.78577143805368</text:p>
          </table:table-cell>
          <table:table-cell/>
          <table:table-cell table:formula="of:=AVERAGE([.C26];[.F26];[.I26];[.L26];[.O26];[.R26])" office:value-type="float" office:value="3.64585598026003" calcext:value-type="float">
            <text:p>3.64585598026003</text:p>
          </table:table-cell>
          <table:table-cell table:formula="of:=AVERAGE([.D26];[.G26];[.J26];[.M26];[.P26];[.S26])" office:value-type="float" office:value="-4.16862944761912" calcext:value-type="float">
            <text:p>-4.16862944761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7" calcext:value-type="float">
            <text:p>7</text:p>
          </table:table-cell>
          <table:table-cell office:value-type="float" office:value="2.35859727859497" calcext:value-type="float">
            <text:p>2.35859727859497</text:p>
          </table:table-cell>
          <table:table-cell office:value-type="float" office:value="-5.46829462051392" calcext:value-type="float">
            <text:p>-5.46829462051392</text:p>
          </table:table-cell>
          <table:table-cell office:value-type="float" office:value="7" calcext:value-type="float">
            <text:p>7</text:p>
          </table:table-cell>
          <table:table-cell office:value-type="float" office:value="4.14267587661743" calcext:value-type="float">
            <text:p>4.14267587661743</text:p>
          </table:table-cell>
          <table:table-cell office:value-type="float" office:value="-3.49392747879028" calcext:value-type="float">
            <text:p>-3.49392747879028</text:p>
          </table:table-cell>
          <table:table-cell office:value-type="float" office:value="7" calcext:value-type="float">
            <text:p>7</text:p>
          </table:table-cell>
          <table:table-cell office:value-type="float" office:value="0.914227545261383" calcext:value-type="float">
            <text:p>0.914227545261383</text:p>
          </table:table-cell>
          <table:table-cell office:value-type="float" office:value="-4.07618045806885" calcext:value-type="float">
            <text:p>-4.07618045806885</text:p>
          </table:table-cell>
          <table:table-cell office:value-type="float" office:value="7" calcext:value-type="float">
            <text:p>7</text:p>
          </table:table-cell>
          <table:table-cell office:value-type="float" office:value="2.25159764289856" calcext:value-type="float">
            <text:p>2.25159764289856</text:p>
          </table:table-cell>
          <table:table-cell office:value-type="float" office:value="-3.94589328765869" calcext:value-type="float">
            <text:p>-3.94589328765869</text:p>
          </table:table-cell>
          <table:table-cell office:value-type="float" office:value="7" calcext:value-type="float">
            <text:p>7</text:p>
          </table:table-cell>
          <table:table-cell office:value-type="float" office:value="4.71094608306885" calcext:value-type="float">
            <text:p>4.71094608306885</text:p>
          </table:table-cell>
          <table:table-cell office:value-type="float" office:value="-3.5443913936615" calcext:value-type="float">
            <text:p>-3.5443913936615</text:p>
          </table:table-cell>
          <table:table-cell office:value-type="float" office:value="7" calcext:value-type="float">
            <text:p>7</text:p>
          </table:table-cell>
          <table:table-cell office:value-type="float" office:value="0.752667248249054" calcext:value-type="float">
            <text:p>0.752667248249054</text:p>
          </table:table-cell>
          <table:table-cell office:value-type="float" office:value="-3.30110049247742" calcext:value-type="float">
            <text:p>-3.30110049247742</text:p>
          </table:table-cell>
          <table:table-cell/>
          <table:table-cell table:formula="of:=AVERAGE([.C27];[.F27];[.I27];[.L27];[.O27];[.R27])" office:value-type="float" office:value="2.52178527911504" calcext:value-type="float">
            <text:p>2.52178527911504</text:p>
          </table:table-cell>
          <table:table-cell table:formula="of:=AVERAGE([.D27];[.G27];[.J27];[.M27];[.P27];[.S27])" office:value-type="float" office:value="-3.97163128852844" calcext:value-type="float">
            <text:p>-3.97163128852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7" calcext:value-type="float">
            <text:p>7</text:p>
          </table:table-cell>
          <table:table-cell office:value-type="float" office:value="3.39249396324158" calcext:value-type="float">
            <text:p>3.39249396324158</text:p>
          </table:table-cell>
          <table:table-cell office:value-type="float" office:value="-3.90792489051819" calcext:value-type="float">
            <text:p>-3.90792489051819</text:p>
          </table:table-cell>
          <table:table-cell office:value-type="float" office:value="7" calcext:value-type="float">
            <text:p>7</text:p>
          </table:table-cell>
          <table:table-cell office:value-type="float" office:value="3.40798956155777" calcext:value-type="float">
            <text:p>3.40798956155777</text:p>
          </table:table-cell>
          <table:table-cell office:value-type="float" office:value="-3.39499163627625" calcext:value-type="float">
            <text:p>-3.39499163627625</text:p>
          </table:table-cell>
          <table:table-cell office:value-type="float" office:value="7" calcext:value-type="float">
            <text:p>7</text:p>
          </table:table-cell>
          <table:table-cell office:value-type="float" office:value="2.43116688728333" calcext:value-type="float">
            <text:p>2.43116688728333</text:p>
          </table:table-cell>
          <table:table-cell office:value-type="float" office:value="-5.46614146232605" calcext:value-type="float">
            <text:p>-5.46614146232605</text:p>
          </table:table-cell>
          <table:table-cell office:value-type="float" office:value="7" calcext:value-type="float">
            <text:p>7</text:p>
          </table:table-cell>
          <table:table-cell office:value-type="float" office:value="3.53360056877136" calcext:value-type="float">
            <text:p>3.53360056877136</text:p>
          </table:table-cell>
          <table:table-cell office:value-type="float" office:value="-2.62441623210907" calcext:value-type="float">
            <text:p>-2.62441623210907</text:p>
          </table:table-cell>
          <table:table-cell office:value-type="float" office:value="7" calcext:value-type="float">
            <text:p>7</text:p>
          </table:table-cell>
          <table:table-cell office:value-type="float" office:value="6.17379403114319" calcext:value-type="float">
            <text:p>6.17379403114319</text:p>
          </table:table-cell>
          <table:table-cell office:value-type="float" office:value="-4.06454968452454" calcext:value-type="float">
            <text:p>-4.06454968452454</text:p>
          </table:table-cell>
          <table:table-cell office:value-type="float" office:value="7" calcext:value-type="float">
            <text:p>7</text:p>
          </table:table-cell>
          <table:table-cell office:value-type="float" office:value="4.01149046421051" calcext:value-type="float">
            <text:p>4.01149046421051</text:p>
          </table:table-cell>
          <table:table-cell office:value-type="float" office:value="-4.67541432380676" calcext:value-type="float">
            <text:p>-4.67541432380676</text:p>
          </table:table-cell>
          <table:table-cell/>
          <table:table-cell table:formula="of:=AVERAGE([.C28];[.F28];[.I28];[.L28];[.O28];[.R28])" office:value-type="float" office:value="3.82508924603462" calcext:value-type="float">
            <text:p>3.82508924603462</text:p>
          </table:table-cell>
          <table:table-cell table:formula="of:=AVERAGE([.D28];[.G28];[.J28];[.M28];[.P28];[.S28])" office:value-type="float" office:value="-4.02223970492681" calcext:value-type="float">
            <text:p>-4.02223970492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" calcext:value-type="float">
            <text:p>8</text:p>
          </table:table-cell>
          <table:table-cell office:value-type="float" office:value="4.4184182030814" calcext:value-type="float">
            <text:p>4.4184182030814</text:p>
          </table:table-cell>
          <table:table-cell office:value-type="float" office:value="-3.91860948290144" calcext:value-type="float">
            <text:p>-3.91860948290144</text:p>
          </table:table-cell>
          <table:table-cell office:value-type="float" office:value="8" calcext:value-type="float">
            <text:p>8</text:p>
          </table:table-cell>
          <table:table-cell office:value-type="float" office:value="3.4488445009504" calcext:value-type="float">
            <text:p>3.4488445009504</text:p>
          </table:table-cell>
          <table:table-cell office:value-type="float" office:value="-4.39697480201721" calcext:value-type="float">
            <text:p>-4.39697480201721</text:p>
          </table:table-cell>
          <table:table-cell office:value-type="float" office:value="8" calcext:value-type="float">
            <text:p>8</text:p>
          </table:table-cell>
          <table:table-cell office:value-type="float" office:value="4.47815898486546" calcext:value-type="float">
            <text:p>4.47815898486546</text:p>
          </table:table-cell>
          <table:table-cell office:value-type="float" office:value="-4.33450978142875" calcext:value-type="float">
            <text:p>-4.33450978142875</text:p>
          </table:table-cell>
          <table:table-cell office:value-type="float" office:value="8" calcext:value-type="float">
            <text:p>8</text:p>
          </table:table-cell>
          <table:table-cell office:value-type="float" office:value="3.1727888413838" calcext:value-type="float">
            <text:p>3.1727888413838</text:p>
          </table:table-cell>
          <table:table-cell office:value-type="float" office:value="-3.59239591870989" calcext:value-type="float">
            <text:p>-3.59239591870989</text:p>
          </table:table-cell>
          <table:table-cell office:value-type="float" office:value="8" calcext:value-type="float">
            <text:p>8</text:p>
          </table:table-cell>
          <table:table-cell office:value-type="float" office:value="2.87553412573678" calcext:value-type="float">
            <text:p>2.87553412573678</text:p>
          </table:table-cell>
          <table:table-cell office:value-type="float" office:value="-4.94674747330802" calcext:value-type="float">
            <text:p>-4.94674747330802</text:p>
          </table:table-cell>
          <table:table-cell office:value-type="float" office:value="8" calcext:value-type="float">
            <text:p>8</text:p>
          </table:table-cell>
          <table:table-cell office:value-type="float" office:value="3.44744394506727" calcext:value-type="float">
            <text:p>3.44744394506727</text:p>
          </table:table-cell>
          <table:table-cell office:value-type="float" office:value="-3.76110921587263" calcext:value-type="float">
            <text:p>-3.76110921587263</text:p>
          </table:table-cell>
          <table:table-cell/>
          <table:table-cell table:formula="of:=AVERAGE([.C29];[.F29];[.I29];[.L29];[.O29];[.R29])" office:value-type="float" office:value="3.64019810018085" calcext:value-type="float">
            <text:p>3.64019810018085</text:p>
          </table:table-cell>
          <table:table-cell table:formula="of:=AVERAGE([.D29];[.G29];[.J29];[.M29];[.P29];[.S29])" office:value-type="float" office:value="-4.15839111237299" calcext:value-type="float">
            <text:p>-4.15839111237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8" calcext:value-type="float">
            <text:p>8</text:p>
          </table:table-cell>
          <table:table-cell office:value-type="float" office:value="2.35734081268311" calcext:value-type="float">
            <text:p>2.35734081268311</text:p>
          </table:table-cell>
          <table:table-cell office:value-type="float" office:value="-5.46864175796509" calcext:value-type="float">
            <text:p>-5.46864175796509</text:p>
          </table:table-cell>
          <table:table-cell office:value-type="float" office:value="8" calcext:value-type="float">
            <text:p>8</text:p>
          </table:table-cell>
          <table:table-cell office:value-type="float" office:value="3.95365762710571" calcext:value-type="float">
            <text:p>3.95365762710571</text:p>
          </table:table-cell>
          <table:table-cell office:value-type="float" office:value="-3.49149107933044" calcext:value-type="float">
            <text:p>-3.49149107933044</text:p>
          </table:table-cell>
          <table:table-cell office:value-type="float" office:value="8" calcext:value-type="float">
            <text:p>8</text:p>
          </table:table-cell>
          <table:table-cell office:value-type="float" office:value="0.844772398471832" calcext:value-type="float">
            <text:p>0.844772398471832</text:p>
          </table:table-cell>
          <table:table-cell office:value-type="float" office:value="-4.11468601226807" calcext:value-type="float">
            <text:p>-4.11468601226807</text:p>
          </table:table-cell>
          <table:table-cell office:value-type="float" office:value="8" calcext:value-type="float">
            <text:p>8</text:p>
          </table:table-cell>
          <table:table-cell office:value-type="float" office:value="2.09872150421143" calcext:value-type="float">
            <text:p>2.09872150421143</text:p>
          </table:table-cell>
          <table:table-cell office:value-type="float" office:value="-3.92400979995728" calcext:value-type="float">
            <text:p>-3.92400979995728</text:p>
          </table:table-cell>
          <table:table-cell office:value-type="float" office:value="8" calcext:value-type="float">
            <text:p>8</text:p>
          </table:table-cell>
          <table:table-cell office:value-type="float" office:value="4.67945623397827" calcext:value-type="float">
            <text:p>4.67945623397827</text:p>
          </table:table-cell>
          <table:table-cell office:value-type="float" office:value="-3.5374972820282" calcext:value-type="float">
            <text:p>-3.5374972820282</text:p>
          </table:table-cell>
          <table:table-cell office:value-type="float" office:value="8" calcext:value-type="float">
            <text:p>8</text:p>
          </table:table-cell>
          <table:table-cell office:value-type="float" office:value="0.724001705646515" calcext:value-type="float">
            <text:p>0.724001705646515</text:p>
          </table:table-cell>
          <table:table-cell office:value-type="float" office:value="-3.24665689468384" calcext:value-type="float">
            <text:p>-3.24665689468384</text:p>
          </table:table-cell>
          <table:table-cell/>
          <table:table-cell table:formula="of:=AVERAGE([.C30];[.F30];[.I30];[.L30];[.O30];[.R30])" office:value-type="float" office:value="2.44299171368281" calcext:value-type="float">
            <text:p>2.44299171368281</text:p>
          </table:table-cell>
          <table:table-cell table:formula="of:=AVERAGE([.D30];[.G30];[.J30];[.M30];[.P30];[.S30])" office:value-type="float" office:value="-3.96383047103882" calcext:value-type="float">
            <text:p>-3.96383047103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8" calcext:value-type="float">
            <text:p>8</text:p>
          </table:table-cell>
          <table:table-cell office:value-type="float" office:value="3.44211971759796" calcext:value-type="float">
            <text:p>3.44211971759796</text:p>
          </table:table-cell>
          <table:table-cell office:value-type="float" office:value="-3.92331719398499" calcext:value-type="float">
            <text:p>-3.92331719398499</text:p>
          </table:table-cell>
          <table:table-cell office:value-type="float" office:value="8" calcext:value-type="float">
            <text:p>8</text:p>
          </table:table-cell>
          <table:table-cell office:value-type="float" office:value="3.15864598751068" calcext:value-type="float">
            <text:p>3.15864598751068</text:p>
          </table:table-cell>
          <table:table-cell office:value-type="float" office:value="-3.56383955478668" calcext:value-type="float">
            <text:p>-3.56383955478668</text:p>
          </table:table-cell>
          <table:table-cell office:value-type="float" office:value="8" calcext:value-type="float">
            <text:p>8</text:p>
          </table:table-cell>
          <table:table-cell office:value-type="float" office:value="2.4170948266983" calcext:value-type="float">
            <text:p>2.4170948266983</text:p>
          </table:table-cell>
          <table:table-cell office:value-type="float" office:value="-5.50900983810425" calcext:value-type="float">
            <text:p>-5.50900983810425</text:p>
          </table:table-cell>
          <table:table-cell office:value-type="float" office:value="8" calcext:value-type="float">
            <text:p>8</text:p>
          </table:table-cell>
          <table:table-cell office:value-type="float" office:value="3.47257232666016" calcext:value-type="float">
            <text:p>3.47257232666016</text:p>
          </table:table-cell>
          <table:table-cell office:value-type="float" office:value="-2.52734851837158" calcext:value-type="float">
            <text:p>-2.52734851837158</text:p>
          </table:table-cell>
          <table:table-cell office:value-type="float" office:value="8" calcext:value-type="float">
            <text:p>8</text:p>
          </table:table-cell>
          <table:table-cell office:value-type="float" office:value="6.16931891441345" calcext:value-type="float">
            <text:p>6.16931891441345</text:p>
          </table:table-cell>
          <table:table-cell office:value-type="float" office:value="-4.04923570156097" calcext:value-type="float">
            <text:p>-4.04923570156097</text:p>
          </table:table-cell>
          <table:table-cell office:value-type="float" office:value="8" calcext:value-type="float">
            <text:p>8</text:p>
          </table:table-cell>
          <table:table-cell office:value-type="float" office:value="4.10866987705231" calcext:value-type="float">
            <text:p>4.10866987705231</text:p>
          </table:table-cell>
          <table:table-cell office:value-type="float" office:value="-4.75351667404175" calcext:value-type="float">
            <text:p>-4.75351667404175</text:p>
          </table:table-cell>
          <table:table-cell/>
          <table:table-cell table:formula="of:=AVERAGE([.C31];[.F31];[.I31];[.L31];[.O31];[.R31])" office:value-type="float" office:value="3.79473694165548" calcext:value-type="float">
            <text:p>3.79473694165548</text:p>
          </table:table-cell>
          <table:table-cell table:formula="of:=AVERAGE([.D31];[.G31];[.J31];[.M31];[.P31];[.S31])" office:value-type="float" office:value="-4.05437791347504" calcext:value-type="float">
            <text:p>-4.054377913475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4.35424041748047" calcext:value-type="float">
            <text:p>4.35424041748047</text:p>
          </table:table-cell>
          <table:table-cell office:value-type="float" office:value="-3.90618899890355" calcext:value-type="float">
            <text:p>-3.90618899890355</text:p>
          </table:table-cell>
          <table:table-cell office:value-type="float" office:value="9" calcext:value-type="float">
            <text:p>9</text:p>
          </table:table-cell>
          <table:table-cell office:value-type="float" office:value="3.38444580350603" calcext:value-type="float">
            <text:p>3.38444580350603</text:p>
          </table:table-cell>
          <table:table-cell office:value-type="float" office:value="-4.37478354998997" calcext:value-type="float">
            <text:p>-4.37478354998997</text:p>
          </table:table-cell>
          <table:table-cell office:value-type="float" office:value="9" calcext:value-type="float">
            <text:p>9</text:p>
          </table:table-cell>
          <table:table-cell office:value-type="float" office:value="4.59873347623008" calcext:value-type="float">
            <text:p>4.59873347623008</text:p>
          </table:table-cell>
          <table:table-cell office:value-type="float" office:value="-4.31258170945304" calcext:value-type="float">
            <text:p>-4.31258170945304</text:p>
          </table:table-cell>
          <table:table-cell office:value-type="float" office:value="9" calcext:value-type="float">
            <text:p>9</text:p>
          </table:table-cell>
          <table:table-cell office:value-type="float" office:value="2.98922172614506" calcext:value-type="float">
            <text:p>2.98922172614506</text:p>
          </table:table-cell>
          <table:table-cell office:value-type="float" office:value="-3.56753740991865" calcext:value-type="float">
            <text:p>-3.56753740991865</text:p>
          </table:table-cell>
          <table:table-cell office:value-type="float" office:value="9" calcext:value-type="float">
            <text:p>9</text:p>
          </table:table-cell>
          <table:table-cell office:value-type="float" office:value="2.89629081317357" calcext:value-type="float">
            <text:p>2.89629081317357</text:p>
          </table:table-cell>
          <table:table-cell office:value-type="float" office:value="-4.93693052019392" calcext:value-type="float">
            <text:p>-4.93693052019392</text:p>
          </table:table-cell>
          <table:table-cell office:value-type="float" office:value="9" calcext:value-type="float">
            <text:p>9</text:p>
          </table:table-cell>
          <table:table-cell office:value-type="float" office:value="3.45437289987292" calcext:value-type="float">
            <text:p>3.45437289987292</text:p>
          </table:table-cell>
          <table:table-cell office:value-type="float" office:value="-3.7306935106005" calcext:value-type="float">
            <text:p>-3.7306935106005</text:p>
          </table:table-cell>
          <table:table-cell/>
          <table:table-cell table:formula="of:=AVERAGE([.C32];[.F32];[.I32];[.L32];[.O32];[.R32])" office:value-type="float" office:value="3.61288418940135" calcext:value-type="float">
            <text:p>3.61288418940135</text:p>
          </table:table-cell>
          <table:table-cell table:formula="of:=AVERAGE([.D32];[.G32];[.J32];[.M32];[.P32];[.S32])" office:value-type="float" office:value="-4.1381192831766" calcext:value-type="float">
            <text:p>-4.1381192831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9" calcext:value-type="float">
            <text:p>9</text:p>
          </table:table-cell>
          <table:table-cell office:value-type="float" office:value="2.35701704025269" calcext:value-type="float">
            <text:p>2.35701704025269</text:p>
          </table:table-cell>
          <table:table-cell office:value-type="float" office:value="-5.46810722351074" calcext:value-type="float">
            <text:p>-5.46810722351074</text:p>
          </table:table-cell>
          <table:table-cell office:value-type="float" office:value="9" calcext:value-type="float">
            <text:p>9</text:p>
          </table:table-cell>
          <table:table-cell office:value-type="float" office:value="3.84893178939819" calcext:value-type="float">
            <text:p>3.84893178939819</text:p>
          </table:table-cell>
          <table:table-cell office:value-type="float" office:value="-3.50533056259155" calcext:value-type="float">
            <text:p>-3.50533056259155</text:p>
          </table:table-cell>
          <table:table-cell office:value-type="float" office:value="9" calcext:value-type="float">
            <text:p>9</text:p>
          </table:table-cell>
          <table:table-cell office:value-type="float" office:value="0.831749618053436" calcext:value-type="float">
            <text:p>0.831749618053436</text:p>
          </table:table-cell>
          <table:table-cell office:value-type="float" office:value="-4.12121820449829" calcext:value-type="float">
            <text:p>-4.12121820449829</text:p>
          </table:table-cell>
          <table:table-cell office:value-type="float" office:value="9" calcext:value-type="float">
            <text:p>9</text:p>
          </table:table-cell>
          <table:table-cell office:value-type="float" office:value="1.94728875160217" calcext:value-type="float">
            <text:p>1.94728875160217</text:p>
          </table:table-cell>
          <table:table-cell office:value-type="float" office:value="-3.88667106628418" calcext:value-type="float">
            <text:p>-3.88667106628418</text:p>
          </table:table-cell>
          <table:table-cell office:value-type="float" office:value="9" calcext:value-type="float">
            <text:p>9</text:p>
          </table:table-cell>
          <table:table-cell office:value-type="float" office:value="4.8578519821167" calcext:value-type="float">
            <text:p>4.8578519821167</text:p>
          </table:table-cell>
          <table:table-cell office:value-type="float" office:value="-3.57849788665771" calcext:value-type="float">
            <text:p>-3.57849788665771</text:p>
          </table:table-cell>
          <table:table-cell office:value-type="float" office:value="9" calcext:value-type="float">
            <text:p>9</text:p>
          </table:table-cell>
          <table:table-cell office:value-type="float" office:value="0.75957602262497" calcext:value-type="float">
            <text:p>0.75957602262497</text:p>
          </table:table-cell>
          <table:table-cell office:value-type="float" office:value="-3.3466854095459" calcext:value-type="float">
            <text:p>-3.3466854095459</text:p>
          </table:table-cell>
          <table:table-cell/>
          <table:table-cell table:formula="of:=AVERAGE([.C33];[.F33];[.I33];[.L33];[.O33];[.R33])" office:value-type="float" office:value="2.43373586734136" calcext:value-type="float">
            <text:p>2.43373586734136</text:p>
          </table:table-cell>
          <table:table-cell table:formula="of:=AVERAGE([.D33];[.G33];[.J33];[.M33];[.P33];[.S33])" office:value-type="float" office:value="-3.9844183921814" calcext:value-type="float">
            <text:p>-3.9844183921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9" calcext:value-type="float">
            <text:p>9</text:p>
          </table:table-cell>
          <table:table-cell office:value-type="float" office:value="3.49456930160522" calcext:value-type="float">
            <text:p>3.49456930160522</text:p>
          </table:table-cell>
          <table:table-cell office:value-type="float" office:value="-3.93331456184387" calcext:value-type="float">
            <text:p>-3.93331456184387</text:p>
          </table:table-cell>
          <table:table-cell office:value-type="float" office:value="9" calcext:value-type="float">
            <text:p>9</text:p>
          </table:table-cell>
          <table:table-cell office:value-type="float" office:value="3.03815764188766" calcext:value-type="float">
            <text:p>3.03815764188766</text:p>
          </table:table-cell>
          <table:table-cell office:value-type="float" office:value="-3.79192411899567" calcext:value-type="float">
            <text:p>-3.79192411899567</text:p>
          </table:table-cell>
          <table:table-cell office:value-type="float" office:value="9" calcext:value-type="float">
            <text:p>9</text:p>
          </table:table-cell>
          <table:table-cell office:value-type="float" office:value="2.41226696968079" calcext:value-type="float">
            <text:p>2.41226696968079</text:p>
          </table:table-cell>
          <table:table-cell office:value-type="float" office:value="-5.51521825790405" calcext:value-type="float">
            <text:p>-5.51521825790405</text:p>
          </table:table-cell>
          <table:table-cell office:value-type="float" office:value="9" calcext:value-type="float">
            <text:p>9</text:p>
          </table:table-cell>
          <table:table-cell office:value-type="float" office:value="3.4192156791687" calcext:value-type="float">
            <text:p>3.4192156791687</text:p>
          </table:table-cell>
          <table:table-cell office:value-type="float" office:value="-2.46123015880585" calcext:value-type="float">
            <text:p>-2.46123015880585</text:p>
          </table:table-cell>
          <table:table-cell office:value-type="float" office:value="9" calcext:value-type="float">
            <text:p>9</text:p>
          </table:table-cell>
          <table:table-cell office:value-type="float" office:value="6.20619654655457" calcext:value-type="float">
            <text:p>6.20619654655457</text:p>
          </table:table-cell>
          <table:table-cell office:value-type="float" office:value="-4.09625196456909" calcext:value-type="float">
            <text:p>-4.09625196456909</text:p>
          </table:table-cell>
          <table:table-cell office:value-type="float" office:value="9" calcext:value-type="float">
            <text:p>9</text:p>
          </table:table-cell>
          <table:table-cell office:value-type="float" office:value="4.12743580341339" calcext:value-type="float">
            <text:p>4.12743580341339</text:p>
          </table:table-cell>
          <table:table-cell office:value-type="float" office:value="-4.77975201606751" calcext:value-type="float">
            <text:p>-4.77975201606751</text:p>
          </table:table-cell>
          <table:table-cell/>
          <table:table-cell table:formula="of:=AVERAGE([.C34];[.F34];[.I34];[.L34];[.O34];[.R34])" office:value-type="float" office:value="3.78297365705172" calcext:value-type="float">
            <text:p>3.78297365705172</text:p>
          </table:table-cell>
          <table:table-cell table:formula="of:=AVERAGE([.D34];[.G34];[.J34];[.M34];[.P34];[.S34])" office:value-type="float" office:value="-4.09628184636434" calcext:value-type="float">
            <text:p>-4.09628184636434</text:p>
          </table:table-cell>
          <table:table-cell table:number-columns-repeated="12"/>
        </table:table-row>
      </table:table>
      <table:table table:name="two stage" table:style-name="ta1">
        <table:table-column table:style-name="co5" table:number-columns-repeated="3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<text:s/>epoch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defender utilit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f utility</text:p>
          </table:table-cell>
          <table:table-cell/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-1" calcext:value-type="float">
            <text:p>-1</text:p>
          </table:table-cell>
          <table:table-cell office:value-type="float" office:value="3.87567799431937" calcext:value-type="float">
            <text:p>3.87567799431937</text:p>
          </table:table-cell>
          <table:table-cell office:value-type="float" office:value="-3.8721136365618" calcext:value-type="float">
            <text:p>-3.8721136365618</text:p>
          </table:table-cell>
          <table:table-cell office:value-type="float" office:value="-1" calcext:value-type="float">
            <text:p>-1</text:p>
          </table:table-cell>
          <table:table-cell office:value-type="float" office:value="3.27756200517927" calcext:value-type="float">
            <text:p>3.27756200517927</text:p>
          </table:table-cell>
          <table:table-cell office:value-type="float" office:value="-4.35267588070461" calcext:value-type="float">
            <text:p>-4.35267588070461</text:p>
          </table:table-cell>
          <table:table-cell office:value-type="float" office:value="-1" calcext:value-type="float">
            <text:p>-1</text:p>
          </table:table-cell>
          <table:table-cell office:value-type="float" office:value="3.26422716890063" calcext:value-type="float">
            <text:p>3.26422716890063</text:p>
          </table:table-cell>
          <table:table-cell office:value-type="float" office:value="-4.33785455567496" calcext:value-type="float">
            <text:p>-4.33785455567496</text:p>
          </table:table-cell>
          <table:table-cell office:value-type="float" office:value="-1" calcext:value-type="float">
            <text:p>-1</text:p>
          </table:table-cell>
          <table:table-cell office:value-type="float" office:value="2.88342242581504" calcext:value-type="float">
            <text:p>2.88342242581504</text:p>
          </table:table-cell>
          <table:table-cell office:value-type="float" office:value="-3.55172433171953" calcext:value-type="float">
            <text:p>-3.55172433171953</text:p>
          </table:table-cell>
          <table:table-cell office:value-type="float" office:value="-1" calcext:value-type="float">
            <text:p>-1</text:p>
          </table:table-cell>
          <table:table-cell office:value-type="float" office:value="2.76615684373038" calcext:value-type="float">
            <text:p>2.76615684373038</text:p>
          </table:table-cell>
          <table:table-cell office:value-type="float" office:value="-5.04238397734506" calcext:value-type="float">
            <text:p>-5.04238397734506</text:p>
          </table:table-cell>
          <table:table-cell office:value-type="float" office:value="-1" calcext:value-type="float">
            <text:p>-1</text:p>
          </table:table-cell>
          <table:table-cell office:value-type="float" office:value="3.32355538436345" calcext:value-type="float">
            <text:p>3.32355538436345</text:p>
          </table:table-cell>
          <table:table-cell office:value-type="float" office:value="-3.81708812713623" calcext:value-type="float">
            <text:p>-3.81708812713623</text:p>
          </table:table-cell>
          <table:table-cell/>
          <table:table-cell table:formula="of:=AVERAGE([.C2];[.F2];[.I2];[.L2];[.O2];[.R2])" office:value-type="float" office:value="3.23176697038469" calcext:value-type="float">
            <text:p>3.23176697038469</text:p>
          </table:table-cell>
          <table:table-cell table:formula="of:=AVERAGE([.D2];[.G2];[.J2];[.M2];[.P2];[.S2])" office:value-type="float" office:value="-4.1623067515237" calcext:value-type="float">
            <text:p>-4.1623067515237</text:p>
          </table:table-cell>
          <table:table-cell/>
          <table:table-cell office:value-type="string" calcext:value-type="string">
            <text:p>training</text:p>
          </table:table-cell>
          <table:table-cell table:formula="of:=[.U5]" office:value-type="float" office:value="3.81739024888902" calcext:value-type="float">
            <text:p>3.81739024888902</text:p>
          </table:table-cell>
          <table:table-cell table:formula="of:=[.U8]" office:value-type="float" office:value="3.81682863689604" calcext:value-type="float">
            <text:p>3.81682863689604</text:p>
          </table:table-cell>
          <table:table-cell table:formula="of:=[.U11]" office:value-type="float" office:value="3.8089219104676" calcext:value-type="float">
            <text:p>3.8089219104676</text:p>
          </table:table-cell>
          <table:table-cell table:formula="of:=[.U14]" office:value-type="float" office:value="3.77673359428133" calcext:value-type="float">
            <text:p>3.77673359428133</text:p>
          </table:table-cell>
          <table:table-cell table:formula="of:=[.U17]" office:value-type="float" office:value="3.69424455506461" calcext:value-type="float">
            <text:p>3.69424455506461</text:p>
          </table:table-cell>
          <table:table-cell table:formula="of:=[.U20]" office:value-type="float" office:value="3.55929368450528" calcext:value-type="float">
            <text:p>3.55929368450528</text:p>
          </table:table-cell>
          <table:table-cell table:formula="of:=[.U23]" office:value-type="float" office:value="3.44872087524051" calcext:value-type="float">
            <text:p>3.44872087524051</text:p>
          </table:table-cell>
          <table:table-cell table:formula="of:=[.U26]" office:value-type="float" office:value="3.36684364080429" calcext:value-type="float">
            <text:p>3.36684364080429</text:p>
          </table:table-cell>
          <table:table-cell table:formula="of:=[.U29]" office:value-type="float" office:value="3.35669655459268" calcext:value-type="float">
            <text:p>3.35669655459268</text:p>
          </table:table-cell>
          <table:table-cell table:formula="of:=[.U32]" office:value-type="float" office:value="3.32673852784293" calcext:value-type="float">
            <text:p>3.32673852784293</text:p>
          </table:table-cell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-1" calcext:value-type="float">
            <text:p>-1</text:p>
          </table:table-cell>
          <table:table-cell office:value-type="float" office:value="1.85211038589478" calcext:value-type="float">
            <text:p>1.85211038589478</text:p>
          </table:table-cell>
          <table:table-cell office:value-type="float" office:value="-4.37998199462891" calcext:value-type="float">
            <text:p>-4.37998199462891</text:p>
          </table:table-cell>
          <table:table-cell office:value-type="float" office:value="-1" calcext:value-type="float">
            <text:p>-1</text:p>
          </table:table-cell>
          <table:table-cell office:value-type="float" office:value="3.44793558120728" calcext:value-type="float">
            <text:p>3.44793558120728</text:p>
          </table:table-cell>
          <table:table-cell office:value-type="float" office:value="-3.51398730278015" calcext:value-type="float">
            <text:p>-3.51398730278015</text:p>
          </table:table-cell>
          <table:table-cell office:value-type="float" office:value="-1" calcext:value-type="float">
            <text:p>-1</text:p>
          </table:table-cell>
          <table:table-cell office:value-type="float" office:value="0.336180031299591" calcext:value-type="float">
            <text:p>0.336180031299591</text:p>
          </table:table-cell>
          <table:table-cell office:value-type="float" office:value="-4.6794810295105" calcext:value-type="float">
            <text:p>-4.6794810295105</text:p>
          </table:table-cell>
          <table:table-cell office:value-type="float" office:value="-1" calcext:value-type="float">
            <text:p>-1</text:p>
          </table:table-cell>
          <table:table-cell office:value-type="float" office:value="1.49928879737854" calcext:value-type="float">
            <text:p>1.49928879737854</text:p>
          </table:table-cell>
          <table:table-cell office:value-type="float" office:value="-3.85861158370972" calcext:value-type="float">
            <text:p>-3.85861158370972</text:p>
          </table:table-cell>
          <table:table-cell office:value-type="float" office:value="-1" calcext:value-type="float">
            <text:p>-1</text:p>
          </table:table-cell>
          <table:table-cell office:value-type="float" office:value="4.13597393035889" calcext:value-type="float">
            <text:p>4.13597393035889</text:p>
          </table:table-cell>
          <table:table-cell office:value-type="float" office:value="-3.22997140884399" calcext:value-type="float">
            <text:p>-3.22997140884399</text:p>
          </table:table-cell>
          <table:table-cell office:value-type="float" office:value="-1" calcext:value-type="float">
            <text:p>-1</text:p>
          </table:table-cell>
          <table:table-cell office:value-type="float" office:value="0.671967327594757" calcext:value-type="float">
            <text:p>0.671967327594757</text:p>
          </table:table-cell>
          <table:table-cell office:value-type="float" office:value="-3.51886177062988" calcext:value-type="float">
            <text:p>-3.51886177062988</text:p>
          </table:table-cell>
          <table:table-cell/>
          <table:table-cell table:formula="of:=AVERAGE([.C3];[.F3];[.I3];[.L3];[.O3];[.R3])" office:value-type="float" office:value="1.99057600895564" calcext:value-type="float">
            <text:p>1.99057600895564</text:p>
          </table:table-cell>
          <table:table-cell table:formula="of:=AVERAGE([.D3];[.G3];[.J3];[.M3];[.P3];[.S3])" office:value-type="float" office:value="-3.86348251501719" calcext:value-type="float">
            <text:p>-3.86348251501719</text:p>
          </table:table-cell>
          <table:table-cell/>
          <table:table-cell office:value-type="string" calcext:value-type="string">
            <text:p>validating</text:p>
          </table:table-cell>
          <table:table-cell table:formula="of:=[.U6]" office:value-type="float" office:value="2.97373135884603" calcext:value-type="float">
            <text:p>2.97373135884603</text:p>
          </table:table-cell>
          <table:table-cell table:formula="of:=[.U9]" office:value-type="float" office:value="2.96983369191488" calcext:value-type="float">
            <text:p>2.96983369191488</text:p>
          </table:table-cell>
          <table:table-cell table:formula="of:=[.U12]" office:value-type="float" office:value="2.94510173797607" calcext:value-type="float">
            <text:p>2.94510173797607</text:p>
          </table:table-cell>
          <table:table-cell table:formula="of:=[.U15]" office:value-type="float" office:value="2.85841961701711" calcext:value-type="float">
            <text:p>2.85841961701711</text:p>
          </table:table-cell>
          <table:table-cell table:formula="of:=[.U18]" office:value-type="float" office:value="2.67079717914263" calcext:value-type="float">
            <text:p>2.67079717914263</text:p>
          </table:table-cell>
          <table:table-cell table:formula="of:=[.U21]" office:value-type="float" office:value="2.40949352582296" calcext:value-type="float">
            <text:p>2.40949352582296</text:p>
          </table:table-cell>
          <table:table-cell table:formula="of:=[.U24]" office:value-type="float" office:value="2.15958551565806" calcext:value-type="float">
            <text:p>2.15958551565806</text:p>
          </table:table-cell>
          <table:table-cell table:formula="of:=[.U27]" office:value-type="float" office:value="2.14707334836324" calcext:value-type="float">
            <text:p>2.14707334836324</text:p>
          </table:table-cell>
          <table:table-cell table:formula="of:=[.U30]" office:value-type="float" office:value="2.11232064167658" calcext:value-type="float">
            <text:p>2.11232064167658</text:p>
          </table:table-cell>
          <table:table-cell table:formula="of:=[.U33]" office:value-type="float" office:value="2.04326641559601" calcext:value-type="float">
            <text:p>2.04326641559601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-1" calcext:value-type="float">
            <text:p>-1</text:p>
          </table:table-cell>
          <table:table-cell office:value-type="float" office:value="2.92066872119904" calcext:value-type="float">
            <text:p>2.92066872119904</text:p>
          </table:table-cell>
          <table:table-cell office:value-type="float" office:value="-4.17792582511902" calcext:value-type="float">
            <text:p>-4.17792582511902</text:p>
          </table:table-cell>
          <table:table-cell office:value-type="float" office:value="-1" calcext:value-type="float">
            <text:p>-1</text:p>
          </table:table-cell>
          <table:table-cell office:value-type="float" office:value="2.77008509635925" calcext:value-type="float">
            <text:p>2.77008509635925</text:p>
          </table:table-cell>
          <table:table-cell office:value-type="float" office:value="-3.97579061985016" calcext:value-type="float">
            <text:p>-3.97579061985016</text:p>
          </table:table-cell>
          <table:table-cell office:value-type="float" office:value="-1" calcext:value-type="float">
            <text:p>-1</text:p>
          </table:table-cell>
          <table:table-cell office:value-type="float" office:value="1.73720002174377" calcext:value-type="float">
            <text:p>1.73720002174377</text:p>
          </table:table-cell>
          <table:table-cell office:value-type="float" office:value="-5.59358668327332" calcext:value-type="float">
            <text:p>-5.59358668327332</text:p>
          </table:table-cell>
          <table:table-cell office:value-type="float" office:value="-1" calcext:value-type="float">
            <text:p>-1</text:p>
          </table:table-cell>
          <table:table-cell office:value-type="float" office:value="3.36303615570068" calcext:value-type="float">
            <text:p>3.36303615570068</text:p>
          </table:table-cell>
          <table:table-cell office:value-type="float" office:value="-2.42403268814087" calcext:value-type="float">
            <text:p>-2.42403268814087</text:p>
          </table:table-cell>
          <table:table-cell office:value-type="float" office:value="-1" calcext:value-type="float">
            <text:p>-1</text:p>
          </table:table-cell>
          <table:table-cell office:value-type="float" office:value="5.93637681007385" calcext:value-type="float">
            <text:p>5.93637681007385</text:p>
          </table:table-cell>
          <table:table-cell office:value-type="float" office:value="-3.91950583457947" calcext:value-type="float">
            <text:p>-3.91950583457947</text:p>
          </table:table-cell>
          <table:table-cell office:value-type="float" office:value="-1" calcext:value-type="float">
            <text:p>-1</text:p>
          </table:table-cell>
          <table:table-cell office:value-type="float" office:value="3.73857724666595" calcext:value-type="float">
            <text:p>3.73857724666595</text:p>
          </table:table-cell>
          <table:table-cell office:value-type="float" office:value="-4.59778094291687" calcext:value-type="float">
            <text:p>-4.59778094291687</text:p>
          </table:table-cell>
          <table:table-cell/>
          <table:table-cell table:formula="of:=AVERAGE([.C4];[.F4];[.I4];[.L4];[.O4];[.R4])" office:value-type="float" office:value="3.41099067529043" calcext:value-type="float">
            <text:p>3.41099067529043</text:p>
          </table:table-cell>
          <table:table-cell table:formula="of:=AVERAGE([.D4];[.G4];[.J4];[.M4];[.P4];[.S4])" office:value-type="float" office:value="-4.11477043231328" calcext:value-type="float">
            <text:p>-4.11477043231328</text:p>
          </table:table-cell>
          <table:table-cell/>
          <table:table-cell office:value-type="string" calcext:value-type="string">
            <text:p>testing</text:p>
          </table:table-cell>
          <table:table-cell table:formula="of:=[.U7]" office:value-type="float" office:value="4.04263969262441" calcext:value-type="float">
            <text:p>4.04263969262441</text:p>
          </table:table-cell>
          <table:table-cell table:formula="of:=[.U10]" office:value-type="float" office:value="4.0384418964386" calcext:value-type="float">
            <text:p>4.0384418964386</text:p>
          </table:table-cell>
          <table:table-cell table:formula="of:=[.U13]" office:value-type="float" office:value="4.01293619473775" calcext:value-type="float">
            <text:p>4.01293619473775</text:p>
          </table:table-cell>
          <table:table-cell table:formula="of:=[.U16]" office:value-type="float" office:value="3.92850430806478" calcext:value-type="float">
            <text:p>3.92850430806478</text:p>
          </table:table-cell>
          <table:table-cell table:formula="of:=[.U19]" office:value-type="float" office:value="3.7654206653436" calcext:value-type="float">
            <text:p>3.7654206653436</text:p>
          </table:table-cell>
          <table:table-cell table:formula="of:=[.U22]" office:value-type="float" office:value="3.59744088848432" calcext:value-type="float">
            <text:p>3.59744088848432</text:p>
          </table:table-cell>
          <table:table-cell table:formula="of:=[.U25]" office:value-type="float" office:value="3.52643440167109" calcext:value-type="float">
            <text:p>3.52643440167109</text:p>
          </table:table-cell>
          <table:table-cell table:formula="of:=[.U28]" office:value-type="float" office:value="3.67472094297409" calcext:value-type="float">
            <text:p>3.67472094297409</text:p>
          </table:table-cell>
          <table:table-cell table:formula="of:=[.U31]" office:value-type="float" office:value="3.7365857064724" calcext:value-type="float">
            <text:p>3.7365857064724</text:p>
          </table:table-cell>
          <table:table-cell table:formula="of:=[.U34]" office:value-type="float" office:value="3.776038646698" calcext:value-type="float">
            <text:p>3.776038646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float" office:value="4.48626736232213" calcext:value-type="float">
            <text:p>4.48626736232213</text:p>
          </table:table-cell>
          <table:table-cell office:value-type="float" office:value="-3.93158616338457" calcext:value-type="float">
            <text:p>-3.93158616338457</text:p>
          </table:table-cell>
          <table:table-cell office:value-type="float" office:value="0" calcext:value-type="float">
            <text:p>0</text:p>
          </table:table-cell>
          <table:table-cell office:value-type="float" office:value="3.67040075574602" calcext:value-type="float">
            <text:p>3.67040075574602</text:p>
          </table:table-cell>
          <table:table-cell office:value-type="float" office:value="-4.47440522057669" calcext:value-type="float">
            <text:p>-4.47440522057669</text:p>
          </table:table-cell>
          <table:table-cell office:value-type="float" office:value="0" calcext:value-type="float">
            <text:p>0</text:p>
          </table:table-cell>
          <table:table-cell office:value-type="float" office:value="3.98524955340794" calcext:value-type="float">
            <text:p>3.98524955340794</text:p>
          </table:table-cell>
          <table:table-cell office:value-type="float" office:value="-4.4668322971889" calcext:value-type="float">
            <text:p>-4.4668322971889</text:p>
          </table:table-cell>
          <table:table-cell office:value-type="float" office:value="0" calcext:value-type="float">
            <text:p>0</text:p>
          </table:table-cell>
          <table:table-cell office:value-type="float" office:value="3.46296841757638" calcext:value-type="float">
            <text:p>3.46296841757638</text:p>
          </table:table-cell>
          <table:table-cell office:value-type="float" office:value="-3.67840007373265" calcext:value-type="float">
            <text:p>-3.67840007373265</text:p>
          </table:table-cell>
          <table:table-cell office:value-type="float" office:value="0" calcext:value-type="float">
            <text:p>0</text:p>
          </table:table-cell>
          <table:table-cell office:value-type="float" office:value="3.26131681033543" calcext:value-type="float">
            <text:p>3.26131681033543</text:p>
          </table:table-cell>
          <table:table-cell office:value-type="float" office:value="-5.00649799619402" calcext:value-type="float">
            <text:p>-5.00649799619402</text:p>
          </table:table-cell>
          <table:table-cell office:value-type="float" office:value="0" calcext:value-type="float">
            <text:p>0</text:p>
          </table:table-cell>
          <table:table-cell office:value-type="float" office:value="4.03813859394619" calcext:value-type="float">
            <text:p>4.03813859394619</text:p>
          </table:table-cell>
          <table:table-cell office:value-type="float" office:value="-4.05788207054138" calcext:value-type="float">
            <text:p>-4.05788207054138</text:p>
          </table:table-cell>
          <table:table-cell/>
          <table:table-cell table:formula="of:=AVERAGE([.C5];[.F5];[.I5];[.L5];[.O5];[.R5])" office:value-type="float" office:value="3.81739024888902" calcext:value-type="float">
            <text:p>3.81739024888902</text:p>
          </table:table-cell>
          <table:table-cell table:formula="of:=AVERAGE([.D5];[.G5];[.J5];[.M5];[.P5];[.S5])" office:value-type="float" office:value="-4.26926730360304" calcext:value-type="float">
            <text:p>-4.26926730360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0" calcext:value-type="float">
            <text:p>0</text:p>
          </table:table-cell>
          <table:table-cell office:value-type="float" office:value="2.3622260093689" calcext:value-type="float">
            <text:p>2.3622260093689</text:p>
          </table:table-cell>
          <table:table-cell office:value-type="float" office:value="-5.46902084350586" calcext:value-type="float">
            <text:p>-5.46902084350586</text:p>
          </table:table-cell>
          <table:table-cell office:value-type="float" office:value="0" calcext:value-type="float">
            <text:p>0</text:p>
          </table:table-cell>
          <table:table-cell office:value-type="float" office:value="4.49552583694458" calcext:value-type="float">
            <text:p>4.49552583694458</text:p>
          </table:table-cell>
          <table:table-cell office:value-type="float" office:value="-3.51944971084595" calcext:value-type="float">
            <text:p>-3.51944971084595</text:p>
          </table:table-cell>
          <table:table-cell office:value-type="float" office:value="0" calcext:value-type="float">
            <text:p>0</text:p>
          </table:table-cell>
          <table:table-cell office:value-type="float" office:value="1.1330041885376" calcext:value-type="float">
            <text:p>1.1330041885376</text:p>
          </table:table-cell>
          <table:table-cell office:value-type="float" office:value="-4.03951168060303" calcext:value-type="float">
            <text:p>-4.03951168060303</text:p>
          </table:table-cell>
          <table:table-cell office:value-type="float" office:value="0" calcext:value-type="float">
            <text:p>0</text:p>
          </table:table-cell>
          <table:table-cell office:value-type="float" office:value="2.48357701301575" calcext:value-type="float">
            <text:p>2.48357701301575</text:p>
          </table:table-cell>
          <table:table-cell office:value-type="float" office:value="-3.96936464309692" calcext:value-type="float">
            <text:p>-3.96936464309692</text:p>
          </table:table-cell>
          <table:table-cell office:value-type="float" office:value="0" calcext:value-type="float">
            <text:p>0</text:p>
          </table:table-cell>
          <table:table-cell office:value-type="float" office:value="5.86326885223389" calcext:value-type="float">
            <text:p>5.86326885223389</text:p>
          </table:table-cell>
          <table:table-cell office:value-type="float" office:value="-3.81067085266113" calcext:value-type="float">
            <text:p>-3.81067085266113</text:p>
          </table:table-cell>
          <table:table-cell office:value-type="float" office:value="0" calcext:value-type="float">
            <text:p>0</text:p>
          </table:table-cell>
          <table:table-cell office:value-type="float" office:value="1.50478625297546" calcext:value-type="float">
            <text:p>1.50478625297546</text:p>
          </table:table-cell>
          <table:table-cell office:value-type="float" office:value="-3.94237565994263" calcext:value-type="float">
            <text:p>-3.94237565994263</text:p>
          </table:table-cell>
          <table:table-cell/>
          <table:table-cell table:formula="of:=AVERAGE([.C6];[.F6];[.I6];[.L6];[.O6];[.R6])" office:value-type="float" office:value="2.97373135884603" calcext:value-type="float">
            <text:p>2.97373135884603</text:p>
          </table:table-cell>
          <table:table-cell table:formula="of:=AVERAGE([.D6];[.G6];[.J6];[.M6];[.P6];[.S6])" office:value-type="float" office:value="-4.12506556510925" calcext:value-type="float">
            <text:p>-4.12506556510925</text:p>
          </table:table-cell>
          <table:table-cell/>
          <table:table-cell office:value-type="string" calcext:value-type="string">
            <text:p>def util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0" calcext:value-type="float">
            <text:p>0</text:p>
          </table:table-cell>
          <table:table-cell office:value-type="float" office:value="3.38050520420074" calcext:value-type="float">
            <text:p>3.38050520420074</text:p>
          </table:table-cell>
          <table:table-cell office:value-type="float" office:value="-3.89573740959167" calcext:value-type="float">
            <text:p>-3.89573740959167</text:p>
          </table:table-cell>
          <table:table-cell office:value-type="float" office:value="0" calcext:value-type="float">
            <text:p>0</text:p>
          </table:table-cell>
          <table:table-cell office:value-type="float" office:value="3.96100664138794" calcext:value-type="float">
            <text:p>3.96100664138794</text:p>
          </table:table-cell>
          <table:table-cell office:value-type="float" office:value="-3.28305518627167" calcext:value-type="float">
            <text:p>-3.28305518627167</text:p>
          </table:table-cell>
          <table:table-cell office:value-type="float" office:value="0" calcext:value-type="float">
            <text:p>0</text:p>
          </table:table-cell>
          <table:table-cell office:value-type="float" office:value="2.58747029304504" calcext:value-type="float">
            <text:p>2.58747029304504</text:p>
          </table:table-cell>
          <table:table-cell office:value-type="float" office:value="-5.53800272941589" calcext:value-type="float">
            <text:p>-5.53800272941589</text:p>
          </table:table-cell>
          <table:table-cell office:value-type="float" office:value="0" calcext:value-type="float">
            <text:p>0</text:p>
          </table:table-cell>
          <table:table-cell office:value-type="float" office:value="3.68096375465393" calcext:value-type="float">
            <text:p>3.68096375465393</text:p>
          </table:table-cell>
          <table:table-cell office:value-type="float" office:value="-2.78575575351715" calcext:value-type="float">
            <text:p>-2.78575575351715</text:p>
          </table:table-cell>
          <table:table-cell office:value-type="float" office:value="0" calcext:value-type="float">
            <text:p>0</text:p>
          </table:table-cell>
          <table:table-cell office:value-type="float" office:value="6.55714106559753" calcext:value-type="float">
            <text:p>6.55714106559753</text:p>
          </table:table-cell>
          <table:table-cell office:value-type="float" office:value="-4.33396518230438" calcext:value-type="float">
            <text:p>-4.33396518230438</text:p>
          </table:table-cell>
          <table:table-cell office:value-type="float" office:value="0" calcext:value-type="float">
            <text:p>0</text:p>
          </table:table-cell>
          <table:table-cell office:value-type="float" office:value="4.08875119686127" calcext:value-type="float">
            <text:p>4.08875119686127</text:p>
          </table:table-cell>
          <table:table-cell office:value-type="float" office:value="-4.50681662559509" calcext:value-type="float">
            <text:p>-4.50681662559509</text:p>
          </table:table-cell>
          <table:table-cell/>
          <table:table-cell table:formula="of:=AVERAGE([.C7];[.F7];[.I7];[.L7];[.O7];[.R7])" office:value-type="float" office:value="4.04263969262441" calcext:value-type="float">
            <text:p>4.04263969262441</text:p>
          </table:table-cell>
          <table:table-cell table:formula="of:=AVERAGE([.D7];[.G7];[.J7];[.M7];[.P7];[.S7])" office:value-type="float" office:value="-4.05722214778264" calcext:value-type="float">
            <text:p>-4.05722214778264</text:p>
          </table:table-cell>
          <table:table-cell/>
          <table:table-cell office:value-type="string" calcext:value-type="string">
            <text:p>training</text:p>
          </table:table-cell>
          <table:table-cell table:formula="of:=[.V5]" office:value-type="float" office:value="-4.26926730360304" calcext:value-type="float">
            <text:p>-4.26926730360304</text:p>
          </table:table-cell>
          <table:table-cell table:formula="of:=[.V8]" office:value-type="float" office:value="-4.26905656428564" calcext:value-type="float">
            <text:p>-4.26905656428564</text:p>
          </table:table-cell>
          <table:table-cell table:formula="of:=[.V11]" office:value-type="float" office:value="-4.26803635415577" calcext:value-type="float">
            <text:p>-4.26803635415577</text:p>
          </table:table-cell>
          <table:table-cell table:formula="of:=[.V14]" office:value-type="float" office:value="-4.2597748041153" calcext:value-type="float">
            <text:p>-4.2597748041153</text:p>
          </table:table-cell>
          <table:table-cell table:formula="of:=[.V17]" office:value-type="float" office:value="-4.23364144279843" calcext:value-type="float">
            <text:p>-4.23364144279843</text:p>
          </table:table-cell>
          <table:table-cell table:formula="of:=[.V20]" office:value-type="float" office:value="-4.21852283250718" calcext:value-type="float">
            <text:p>-4.21852283250718</text:p>
          </table:table-cell>
          <table:table-cell table:formula="of:=[.V23]" office:value-type="float" office:value="-4.21452115830921" calcext:value-type="float">
            <text:p>-4.21452115830921</text:p>
          </table:table-cell>
          <table:table-cell table:formula="of:=[.V26]" office:value-type="float" office:value="-4.2441341593152" calcext:value-type="float">
            <text:p>-4.2441341593152</text:p>
          </table:table-cell>
          <table:table-cell table:formula="of:=[.V29]" office:value-type="float" office:value="-4.26070058345795" calcext:value-type="float">
            <text:p>-4.26070058345795</text:p>
          </table:table-cell>
          <table:table-cell table:formula="of:=[.V32]" office:value-type="float" office:value="-4.25817672411601" calcext:value-type="float">
            <text:p>-4.258176724116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float" office:value="4.48617036002023" calcext:value-type="float">
            <text:p>4.48617036002023</text:p>
          </table:table-cell>
          <table:table-cell office:value-type="float" office:value="-3.93210176059178" calcext:value-type="float">
            <text:p>-3.93210176059178</text:p>
          </table:table-cell>
          <table:table-cell office:value-type="float" office:value="1" calcext:value-type="float">
            <text:p>1</text:p>
          </table:table-cell>
          <table:table-cell office:value-type="float" office:value="3.6694381577628" calcext:value-type="float">
            <text:p>3.6694381577628</text:p>
          </table:table-cell>
          <table:table-cell office:value-type="float" office:value="-4.47386349950518" calcext:value-type="float">
            <text:p>-4.47386349950518</text:p>
          </table:table-cell>
          <table:table-cell office:value-type="float" office:value="1" calcext:value-type="float">
            <text:p>1</text:p>
          </table:table-cell>
          <table:table-cell office:value-type="float" office:value="3.9850069795336" calcext:value-type="float">
            <text:p>3.9850069795336</text:p>
          </table:table-cell>
          <table:table-cell office:value-type="float" office:value="-4.46674452509199" calcext:value-type="float">
            <text:p>-4.46674452509199</text:p>
          </table:table-cell>
          <table:table-cell office:value-type="float" office:value="1" calcext:value-type="float">
            <text:p>1</text:p>
          </table:table-cell>
          <table:table-cell office:value-type="float" office:value="3.4621730531965" calcext:value-type="float">
            <text:p>3.4621730531965</text:p>
          </table:table-cell>
          <table:table-cell office:value-type="float" office:value="-3.6783584526607" calcext:value-type="float">
            <text:p>-3.6783584526607</text:p>
          </table:table-cell>
          <table:table-cell office:value-type="float" office:value="1" calcext:value-type="float">
            <text:p>1</text:p>
          </table:table-cell>
          <table:table-cell office:value-type="float" office:value="3.26106463159834" calcext:value-type="float">
            <text:p>3.26106463159834</text:p>
          </table:table-cell>
          <table:table-cell office:value-type="float" office:value="-5.00630388941084" calcext:value-type="float">
            <text:p>-5.00630388941084</text:p>
          </table:table-cell>
          <table:table-cell office:value-type="float" office:value="1" calcext:value-type="float">
            <text:p>1</text:p>
          </table:table-cell>
          <table:table-cell office:value-type="float" office:value="4.03711863926479" calcext:value-type="float">
            <text:p>4.03711863926479</text:p>
          </table:table-cell>
          <table:table-cell office:value-type="float" office:value="-4.05696725845337" calcext:value-type="float">
            <text:p>-4.05696725845337</text:p>
          </table:table-cell>
          <table:table-cell/>
          <table:table-cell table:formula="of:=AVERAGE([.C8];[.F8];[.I8];[.L8];[.O8];[.R8])" office:value-type="float" office:value="3.81682863689604" calcext:value-type="float">
            <text:p>3.81682863689604</text:p>
          </table:table-cell>
          <table:table-cell table:formula="of:=AVERAGE([.D8];[.G8];[.J8];[.M8];[.P8];[.S8])" office:value-type="float" office:value="-4.26905656428564" calcext:value-type="float">
            <text:p>-4.26905656428564</text:p>
          </table:table-cell>
          <table:table-cell/>
          <table:table-cell office:value-type="string" calcext:value-type="string">
            <text:p>validating</text:p>
          </table:table-cell>
          <table:table-cell table:formula="of:=[.V6]" office:value-type="float" office:value="-4.12506556510925" calcext:value-type="float">
            <text:p>-4.12506556510925</text:p>
          </table:table-cell>
          <table:table-cell table:formula="of:=[.V9]" office:value-type="float" office:value="-4.12433314323425" calcext:value-type="float">
            <text:p>-4.12433314323425</text:p>
          </table:table-cell>
          <table:table-cell table:formula="of:=[.V12]" office:value-type="float" office:value="-4.12107332547506" calcext:value-type="float">
            <text:p>-4.12107332547506</text:p>
          </table:table-cell>
          <table:table-cell table:formula="of:=[.V15]" office:value-type="float" office:value="-4.10708264509837" calcext:value-type="float">
            <text:p>-4.10708264509837</text:p>
          </table:table-cell>
          <table:table-cell table:formula="of:=[.V18]" office:value-type="float" office:value="-4.05154915650686" calcext:value-type="float">
            <text:p>-4.05154915650686</text:p>
          </table:table-cell>
          <table:table-cell table:formula="of:=[.V21]" office:value-type="float" office:value="-3.92755142847697" calcext:value-type="float">
            <text:p>-3.92755142847697</text:p>
          </table:table-cell>
          <table:table-cell table:formula="of:=[.V24]" office:value-type="float" office:value="-3.81509749094645" calcext:value-type="float">
            <text:p>-3.81509749094645</text:p>
          </table:table-cell>
          <table:table-cell table:formula="of:=[.V27]" office:value-type="float" office:value="-3.79141143957774" calcext:value-type="float">
            <text:p>-3.79141143957774</text:p>
          </table:table-cell>
          <table:table-cell table:formula="of:=[.V30]" office:value-type="float" office:value="-3.8310372432073" calcext:value-type="float">
            <text:p>-3.8310372432073</text:p>
          </table:table-cell>
          <table:table-cell table:formula="of:=[.V33]" office:value-type="float" office:value="-3.85611343383789" calcext:value-type="float">
            <text:p>-3.85611343383789</text:p>
          </table:table-cell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1" calcext:value-type="float">
            <text:p>1</text:p>
          </table:table-cell>
          <table:table-cell office:value-type="float" office:value="2.36216974258423" calcext:value-type="float">
            <text:p>2.36216974258423</text:p>
          </table:table-cell>
          <table:table-cell office:value-type="float" office:value="-5.46837329864502" calcext:value-type="float">
            <text:p>-5.46837329864502</text:p>
          </table:table-cell>
          <table:table-cell office:value-type="float" office:value="1" calcext:value-type="float">
            <text:p>1</text:p>
          </table:table-cell>
          <table:table-cell office:value-type="float" office:value="4.48529577255249" calcext:value-type="float">
            <text:p>4.48529577255249</text:p>
          </table:table-cell>
          <table:table-cell office:value-type="float" office:value="-3.51900243759155" calcext:value-type="float">
            <text:p>-3.51900243759155</text:p>
          </table:table-cell>
          <table:table-cell office:value-type="float" office:value="1" calcext:value-type="float">
            <text:p>1</text:p>
          </table:table-cell>
          <table:table-cell office:value-type="float" office:value="1.13115453720093" calcext:value-type="float">
            <text:p>1.13115453720093</text:p>
          </table:table-cell>
          <table:table-cell office:value-type="float" office:value="-4.03916358947754" calcext:value-type="float">
            <text:p>-4.03916358947754</text:p>
          </table:table-cell>
          <table:table-cell office:value-type="float" office:value="1" calcext:value-type="float">
            <text:p>1</text:p>
          </table:table-cell>
          <table:table-cell office:value-type="float" office:value="2.48192381858826" calcext:value-type="float">
            <text:p>2.48192381858826</text:p>
          </table:table-cell>
          <table:table-cell office:value-type="float" office:value="-3.96787405014038" calcext:value-type="float">
            <text:p>-3.96787405014038</text:p>
          </table:table-cell>
          <table:table-cell office:value-type="float" office:value="1" calcext:value-type="float">
            <text:p>1</text:p>
          </table:table-cell>
          <table:table-cell office:value-type="float" office:value="5.86044597625732" calcext:value-type="float">
            <text:p>5.86044597625732</text:p>
          </table:table-cell>
          <table:table-cell office:value-type="float" office:value="-3.80994033813477" calcext:value-type="float">
            <text:p>-3.80994033813477</text:p>
          </table:table-cell>
          <table:table-cell office:value-type="float" office:value="1" calcext:value-type="float">
            <text:p>1</text:p>
          </table:table-cell>
          <table:table-cell office:value-type="float" office:value="1.49801230430603" calcext:value-type="float">
            <text:p>1.49801230430603</text:p>
          </table:table-cell>
          <table:table-cell office:value-type="float" office:value="-3.94164514541626" calcext:value-type="float">
            <text:p>-3.94164514541626</text:p>
          </table:table-cell>
          <table:table-cell/>
          <table:table-cell table:formula="of:=AVERAGE([.C9];[.F9];[.I9];[.L9];[.O9];[.R9])" office:value-type="float" office:value="2.96983369191488" calcext:value-type="float">
            <text:p>2.96983369191488</text:p>
          </table:table-cell>
          <table:table-cell table:formula="of:=AVERAGE([.D9];[.G9];[.J9];[.M9];[.P9];[.S9])" office:value-type="float" office:value="-4.12433314323425" calcext:value-type="float">
            <text:p>-4.12433314323425</text:p>
          </table:table-cell>
          <table:table-cell/>
          <table:table-cell office:value-type="string" calcext:value-type="string">
            <text:p>testing</text:p>
          </table:table-cell>
          <table:table-cell table:formula="of:=[.V7]" office:value-type="float" office:value="-4.05722214778264" calcext:value-type="float">
            <text:p>-4.05722214778264</text:p>
          </table:table-cell>
          <table:table-cell table:formula="of:=[.V10]" office:value-type="float" office:value="-4.05735238393148" calcext:value-type="float">
            <text:p>-4.05735238393148</text:p>
          </table:table-cell>
          <table:table-cell table:formula="of:=[.V13]" office:value-type="float" office:value="-4.05651932954788" calcext:value-type="float">
            <text:p>-4.05651932954788</text:p>
          </table:table-cell>
          <table:table-cell table:formula="of:=[.V16]" office:value-type="float" office:value="-4.05548336108526" calcext:value-type="float">
            <text:p>-4.05548336108526</text:p>
          </table:table-cell>
          <table:table-cell table:formula="of:=[.V19]" office:value-type="float" office:value="-4.05969621737798" calcext:value-type="float">
            <text:p>-4.05969621737798</text:p>
          </table:table-cell>
          <table:table-cell table:formula="of:=[.V22]" office:value-type="float" office:value="-4.11536063750585" calcext:value-type="float">
            <text:p>-4.11536063750585</text:p>
          </table:table-cell>
          <table:table-cell table:formula="of:=[.V25]" office:value-type="float" office:value="-4.15616609652837" calcext:value-type="float">
            <text:p>-4.15616609652837</text:p>
          </table:table-cell>
          <table:table-cell table:formula="of:=[.V28]" office:value-type="float" office:value="-3.99815456072489" calcext:value-type="float">
            <text:p>-3.99815456072489</text:p>
          </table:table-cell>
          <table:table-cell table:formula="of:=[.V31]" office:value-type="float" office:value="-4.07309488455455" calcext:value-type="float">
            <text:p>-4.07309488455455</text:p>
          </table:table-cell>
          <table:table-cell table:formula="of:=[.V34]" office:value-type="float" office:value="-4.11398778359095" calcext:value-type="float">
            <text:p>-4.1139877835909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float" office:value="3.38035953044891" calcext:value-type="float">
            <text:p>3.38035953044891</text:p>
          </table:table-cell>
          <table:table-cell office:value-type="float" office:value="-3.89585137367249" calcext:value-type="float">
            <text:p>-3.89585137367249</text:p>
          </table:table-cell>
          <table:table-cell office:value-type="float" office:value="1" calcext:value-type="float">
            <text:p>1</text:p>
          </table:table-cell>
          <table:table-cell office:value-type="float" office:value="3.9462982416153" calcext:value-type="float">
            <text:p>3.9462982416153</text:p>
          </table:table-cell>
          <table:table-cell office:value-type="float" office:value="-3.2853147983551" calcext:value-type="float">
            <text:p>-3.2853147983551</text:p>
          </table:table-cell>
          <table:table-cell office:value-type="float" office:value="1" calcext:value-type="float">
            <text:p>1</text:p>
          </table:table-cell>
          <table:table-cell office:value-type="float" office:value="2.58595979213715" calcext:value-type="float">
            <text:p>2.58595979213715</text:p>
          </table:table-cell>
          <table:table-cell office:value-type="float" office:value="-5.538245677948" calcext:value-type="float">
            <text:p>-5.538245677948</text:p>
          </table:table-cell>
          <table:table-cell office:value-type="float" office:value="1" calcext:value-type="float">
            <text:p>1</text:p>
          </table:table-cell>
          <table:table-cell office:value-type="float" office:value="3.67821741104126" calcext:value-type="float">
            <text:p>3.67821741104126</text:p>
          </table:table-cell>
          <table:table-cell office:value-type="float" office:value="-2.78472685813904" calcext:value-type="float">
            <text:p>-2.78472685813904</text:p>
          </table:table-cell>
          <table:table-cell office:value-type="float" office:value="1" calcext:value-type="float">
            <text:p>1</text:p>
          </table:table-cell>
          <table:table-cell office:value-type="float" office:value="6.55568623542786" calcext:value-type="float">
            <text:p>6.55568623542786</text:p>
          </table:table-cell>
          <table:table-cell office:value-type="float" office:value="-4.33420014381409" calcext:value-type="float">
            <text:p>-4.33420014381409</text:p>
          </table:table-cell>
          <table:table-cell office:value-type="float" office:value="1" calcext:value-type="float">
            <text:p>1</text:p>
          </table:table-cell>
          <table:table-cell office:value-type="float" office:value="4.08413016796112" calcext:value-type="float">
            <text:p>4.08413016796112</text:p>
          </table:table-cell>
          <table:table-cell office:value-type="float" office:value="-4.50577545166016" calcext:value-type="float">
            <text:p>-4.50577545166016</text:p>
          </table:table-cell>
          <table:table-cell/>
          <table:table-cell table:formula="of:=AVERAGE([.C10];[.F10];[.I10];[.L10];[.O10];[.R10])" office:value-type="float" office:value="4.0384418964386" calcext:value-type="float">
            <text:p>4.0384418964386</text:p>
          </table:table-cell>
          <table:table-cell table:formula="of:=AVERAGE([.D10];[.G10];[.J10];[.M10];[.P10];[.S10])" office:value-type="float" office:value="-4.05735238393148" calcext:value-type="float">
            <text:p>-4.05735238393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" calcext:value-type="float">
            <text:p>2</text:p>
          </table:table-cell>
          <table:table-cell office:value-type="float" office:value="4.4846066066197" calcext:value-type="float">
            <text:p>4.4846066066197</text:p>
          </table:table-cell>
          <table:table-cell office:value-type="float" office:value="-3.93191736085074" calcext:value-type="float">
            <text:p>-3.93191736085074</text:p>
          </table:table-cell>
          <table:table-cell office:value-type="float" office:value="2" calcext:value-type="float">
            <text:p>2</text:p>
          </table:table-cell>
          <table:table-cell office:value-type="float" office:value="3.65470927102225" calcext:value-type="float">
            <text:p>3.65470927102225</text:p>
          </table:table-cell>
          <table:table-cell office:value-type="float" office:value="-4.47217331613813" calcext:value-type="float">
            <text:p>-4.47217331613813</text:p>
          </table:table-cell>
          <table:table-cell office:value-type="float" office:value="2" calcext:value-type="float">
            <text:p>2</text:p>
          </table:table-cell>
          <table:table-cell office:value-type="float" office:value="3.98157273020063" calcext:value-type="float">
            <text:p>3.98157273020063</text:p>
          </table:table-cell>
          <table:table-cell office:value-type="float" office:value="-4.46769421441214" calcext:value-type="float">
            <text:p>-4.46769421441214</text:p>
          </table:table-cell>
          <table:table-cell office:value-type="float" office:value="2" calcext:value-type="float">
            <text:p>2</text:p>
          </table:table-cell>
          <table:table-cell office:value-type="float" office:value="3.45467662811279" calcext:value-type="float">
            <text:p>3.45467662811279</text:p>
          </table:table-cell>
          <table:table-cell office:value-type="float" office:value="-3.67665358952114" calcext:value-type="float">
            <text:p>-3.67665358952114</text:p>
          </table:table-cell>
          <table:table-cell office:value-type="float" office:value="2" calcext:value-type="float">
            <text:p>2</text:p>
          </table:table-cell>
          <table:table-cell office:value-type="float" office:value="3.25763205119542" calcext:value-type="float">
            <text:p>3.25763205119542</text:p>
          </table:table-cell>
          <table:table-cell office:value-type="float" office:value="-5.00587272644043" calcext:value-type="float">
            <text:p>-5.00587272644043</text:p>
          </table:table-cell>
          <table:table-cell office:value-type="float" office:value="2" calcext:value-type="float">
            <text:p>2</text:p>
          </table:table-cell>
          <table:table-cell office:value-type="float" office:value="4.02033417565482" calcext:value-type="float">
            <text:p>4.02033417565482</text:p>
          </table:table-cell>
          <table:table-cell office:value-type="float" office:value="-4.05390691757202" calcext:value-type="float">
            <text:p>-4.05390691757202</text:p>
          </table:table-cell>
          <table:table-cell/>
          <table:table-cell table:formula="of:=AVERAGE([.C11];[.F11];[.I11];[.L11];[.O11];[.R11])" office:value-type="float" office:value="3.8089219104676" calcext:value-type="float">
            <text:p>3.8089219104676</text:p>
          </table:table-cell>
          <table:table-cell table:formula="of:=AVERAGE([.D11];[.G11];[.J11];[.M11];[.P11];[.S11])" office:value-type="float" office:value="-4.26803635415577" calcext:value-type="float">
            <text:p>-4.26803635415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2" calcext:value-type="float">
            <text:p>2</text:p>
          </table:table-cell>
          <table:table-cell office:value-type="float" office:value="2.36196041107178" calcext:value-type="float">
            <text:p>2.36196041107178</text:p>
          </table:table-cell>
          <table:table-cell office:value-type="float" office:value="-5.46822118759155" calcext:value-type="float">
            <text:p>-5.46822118759155</text:p>
          </table:table-cell>
          <table:table-cell office:value-type="float" office:value="2" calcext:value-type="float">
            <text:p>2</text:p>
          </table:table-cell>
          <table:table-cell office:value-type="float" office:value="4.42486906051636" calcext:value-type="float">
            <text:p>4.42486906051636</text:p>
          </table:table-cell>
          <table:table-cell office:value-type="float" office:value="-3.51615357398987" calcext:value-type="float">
            <text:p>-3.51615357398987</text:p>
          </table:table-cell>
          <table:table-cell office:value-type="float" office:value="2" calcext:value-type="float">
            <text:p>2</text:p>
          </table:table-cell>
          <table:table-cell office:value-type="float" office:value="1.11905813217163" calcext:value-type="float">
            <text:p>1.11905813217163</text:p>
          </table:table-cell>
          <table:table-cell office:value-type="float" office:value="-4.03631591796875" calcext:value-type="float">
            <text:p>-4.03631591796875</text:p>
          </table:table-cell>
          <table:table-cell office:value-type="float" office:value="2" calcext:value-type="float">
            <text:p>2</text:p>
          </table:table-cell>
          <table:table-cell office:value-type="float" office:value="2.47247529029846" calcext:value-type="float">
            <text:p>2.47247529029846</text:p>
          </table:table-cell>
          <table:table-cell office:value-type="float" office:value="-3.96690654754639" calcext:value-type="float">
            <text:p>-3.96690654754639</text:p>
          </table:table-cell>
          <table:table-cell office:value-type="float" office:value="2" calcext:value-type="float">
            <text:p>2</text:p>
          </table:table-cell>
          <table:table-cell office:value-type="float" office:value="5.83635139465332" calcext:value-type="float">
            <text:p>5.83635139465332</text:p>
          </table:table-cell>
          <table:table-cell office:value-type="float" office:value="-3.80236196517944" calcext:value-type="float">
            <text:p>-3.80236196517944</text:p>
          </table:table-cell>
          <table:table-cell office:value-type="float" office:value="2" calcext:value-type="float">
            <text:p>2</text:p>
          </table:table-cell>
          <table:table-cell office:value-type="float" office:value="1.4558961391449" calcext:value-type="float">
            <text:p>1.4558961391449</text:p>
          </table:table-cell>
          <table:table-cell office:value-type="float" office:value="-3.93648076057434" calcext:value-type="float">
            <text:p>-3.93648076057434</text:p>
          </table:table-cell>
          <table:table-cell/>
          <table:table-cell table:formula="of:=AVERAGE([.C12];[.F12];[.I12];[.L12];[.O12];[.R12])" office:value-type="float" office:value="2.94510173797607" calcext:value-type="float">
            <text:p>2.94510173797607</text:p>
          </table:table-cell>
          <table:table-cell table:formula="of:=AVERAGE([.D12];[.G12];[.J12];[.M12];[.P12];[.S12])" office:value-type="float" office:value="-4.12107332547506" calcext:value-type="float">
            <text:p>-4.12107332547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2" calcext:value-type="float">
            <text:p>2</text:p>
          </table:table-cell>
          <table:table-cell office:value-type="float" office:value="3.37973749637604" calcext:value-type="float">
            <text:p>3.37973749637604</text:p>
          </table:table-cell>
          <table:table-cell office:value-type="float" office:value="-3.89621949195862" calcext:value-type="float">
            <text:p>-3.89621949195862</text:p>
          </table:table-cell>
          <table:table-cell office:value-type="float" office:value="2" calcext:value-type="float">
            <text:p>2</text:p>
          </table:table-cell>
          <table:table-cell office:value-type="float" office:value="3.85797488689423" calcext:value-type="float">
            <text:p>3.85797488689423</text:p>
          </table:table-cell>
          <table:table-cell office:value-type="float" office:value="-3.29544413089752" calcext:value-type="float">
            <text:p>-3.29544413089752</text:p>
          </table:table-cell>
          <table:table-cell office:value-type="float" office:value="2" calcext:value-type="float">
            <text:p>2</text:p>
          </table:table-cell>
          <table:table-cell office:value-type="float" office:value="2.57606661319733" calcext:value-type="float">
            <text:p>2.57606661319733</text:p>
          </table:table-cell>
          <table:table-cell office:value-type="float" office:value="-5.53384065628052" calcext:value-type="float">
            <text:p>-5.53384065628052</text:p>
          </table:table-cell>
          <table:table-cell office:value-type="float" office:value="2" calcext:value-type="float">
            <text:p>2</text:p>
          </table:table-cell>
          <table:table-cell office:value-type="float" office:value="3.66384530067444" calcext:value-type="float">
            <text:p>3.66384530067444</text:p>
          </table:table-cell>
          <table:table-cell office:value-type="float" office:value="-2.78158175945282" calcext:value-type="float">
            <text:p>-2.78158175945282</text:p>
          </table:table-cell>
          <table:table-cell office:value-type="float" office:value="2" calcext:value-type="float">
            <text:p>2</text:p>
          </table:table-cell>
          <table:table-cell office:value-type="float" office:value="6.54340577125549" calcext:value-type="float">
            <text:p>6.54340577125549</text:p>
          </table:table-cell>
          <table:table-cell office:value-type="float" office:value="-4.33120954036713" calcext:value-type="float">
            <text:p>-4.33120954036713</text:p>
          </table:table-cell>
          <table:table-cell office:value-type="float" office:value="2" calcext:value-type="float">
            <text:p>2</text:p>
          </table:table-cell>
          <table:table-cell office:value-type="float" office:value="4.05658710002899" calcext:value-type="float">
            <text:p>4.05658710002899</text:p>
          </table:table-cell>
          <table:table-cell office:value-type="float" office:value="-4.50082039833069" calcext:value-type="float">
            <text:p>-4.50082039833069</text:p>
          </table:table-cell>
          <table:table-cell/>
          <table:table-cell table:formula="of:=AVERAGE([.C13];[.F13];[.I13];[.L13];[.O13];[.R13])" office:value-type="float" office:value="4.01293619473775" calcext:value-type="float">
            <text:p>4.01293619473775</text:p>
          </table:table-cell>
          <table:table-cell table:formula="of:=AVERAGE([.D13];[.G13];[.J13];[.M13];[.P13];[.S13])" office:value-type="float" office:value="-4.05651932954788" calcext:value-type="float">
            <text:p>-4.05651932954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" calcext:value-type="float">
            <text:p>3</text:p>
          </table:table-cell>
          <table:table-cell office:value-type="float" office:value="4.47805745261056" calcext:value-type="float">
            <text:p>4.47805745261056</text:p>
          </table:table-cell>
          <table:table-cell office:value-type="float" office:value="-3.93039458138602" calcext:value-type="float">
            <text:p>-3.93039458138602</text:p>
          </table:table-cell>
          <table:table-cell office:value-type="float" office:value="3" calcext:value-type="float">
            <text:p>3</text:p>
          </table:table-cell>
          <table:table-cell office:value-type="float" office:value="3.61046327863421" calcext:value-type="float">
            <text:p>3.61046327863421</text:p>
          </table:table-cell>
          <table:table-cell office:value-type="float" office:value="-4.4486676965441" calcext:value-type="float">
            <text:p>-4.4486676965441</text:p>
          </table:table-cell>
          <table:table-cell office:value-type="float" office:value="3" calcext:value-type="float">
            <text:p>3</text:p>
          </table:table-cell>
          <table:table-cell office:value-type="float" office:value="3.96718432222094" calcext:value-type="float">
            <text:p>3.96718432222094</text:p>
          </table:table-cell>
          <table:table-cell office:value-type="float" office:value="-4.47053207669939" calcext:value-type="float">
            <text:p>-4.47053207669939</text:p>
          </table:table-cell>
          <table:table-cell office:value-type="float" office:value="3" calcext:value-type="float">
            <text:p>3</text:p>
          </table:table-cell>
          <table:table-cell office:value-type="float" office:value="3.41981669834682" calcext:value-type="float">
            <text:p>3.41981669834682</text:p>
          </table:table-cell>
          <table:table-cell office:value-type="float" office:value="-3.6702367918832" calcext:value-type="float">
            <text:p>-3.6702367918832</text:p>
          </table:table-cell>
          <table:table-cell office:value-type="float" office:value="3" calcext:value-type="float">
            <text:p>3</text:p>
          </table:table-cell>
          <table:table-cell office:value-type="float" office:value="3.23617046219962" calcext:value-type="float">
            <text:p>3.23617046219962</text:p>
          </table:table-cell>
          <table:table-cell office:value-type="float" office:value="-5.00038252558027" calcext:value-type="float">
            <text:p>-5.00038252558027</text:p>
          </table:table-cell>
          <table:table-cell office:value-type="float" office:value="3" calcext:value-type="float">
            <text:p>3</text:p>
          </table:table-cell>
          <table:table-cell office:value-type="float" office:value="3.94870935167585" calcext:value-type="float">
            <text:p>3.94870935167585</text:p>
          </table:table-cell>
          <table:table-cell office:value-type="float" office:value="-4.03843515259879" calcext:value-type="float">
            <text:p>-4.03843515259879</text:p>
          </table:table-cell>
          <table:table-cell/>
          <table:table-cell table:formula="of:=AVERAGE([.C14];[.F14];[.I14];[.L14];[.O14];[.R14])" office:value-type="float" office:value="3.77673359428133" calcext:value-type="float">
            <text:p>3.77673359428133</text:p>
          </table:table-cell>
          <table:table-cell table:formula="of:=AVERAGE([.D14];[.G14];[.J14];[.M14];[.P14];[.S14])" office:value-type="float" office:value="-4.2597748041153" calcext:value-type="float">
            <text:p>-4.2597748041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3" calcext:value-type="float">
            <text:p>3</text:p>
          </table:table-cell>
          <table:table-cell office:value-type="float" office:value="2.36137008666992" calcext:value-type="float">
            <text:p>2.36137008666992</text:p>
          </table:table-cell>
          <table:table-cell office:value-type="float" office:value="-5.46831798553467" calcext:value-type="float">
            <text:p>-5.46831798553467</text:p>
          </table:table-cell>
          <table:table-cell office:value-type="float" office:value="3" calcext:value-type="float">
            <text:p>3</text:p>
          </table:table-cell>
          <table:table-cell office:value-type="float" office:value="4.21222448348999" calcext:value-type="float">
            <text:p>4.21222448348999</text:p>
          </table:table-cell>
          <table:table-cell office:value-type="float" office:value="-3.51114940643311" calcext:value-type="float">
            <text:p>-3.51114940643311</text:p>
          </table:table-cell>
          <table:table-cell office:value-type="float" office:value="3" calcext:value-type="float">
            <text:p>3</text:p>
          </table:table-cell>
          <table:table-cell office:value-type="float" office:value="1.07948899269104" calcext:value-type="float">
            <text:p>1.07948899269104</text:p>
          </table:table-cell>
          <table:table-cell office:value-type="float" office:value="-4.02619504928589" calcext:value-type="float">
            <text:p>-4.02619504928589</text:p>
          </table:table-cell>
          <table:table-cell office:value-type="float" office:value="3" calcext:value-type="float">
            <text:p>3</text:p>
          </table:table-cell>
          <table:table-cell office:value-type="float" office:value="2.44301009178162" calcext:value-type="float">
            <text:p>2.44301009178162</text:p>
          </table:table-cell>
          <table:table-cell office:value-type="float" office:value="-3.96472597122192" calcext:value-type="float">
            <text:p>-3.96472597122192</text:p>
          </table:table-cell>
          <table:table-cell office:value-type="float" office:value="3" calcext:value-type="float">
            <text:p>3</text:p>
          </table:table-cell>
          <table:table-cell office:value-type="float" office:value="5.74066543579102" calcext:value-type="float">
            <text:p>5.74066543579102</text:p>
          </table:table-cell>
          <table:table-cell office:value-type="float" office:value="-3.77317190170288" calcext:value-type="float">
            <text:p>-3.77317190170288</text:p>
          </table:table-cell>
          <table:table-cell office:value-type="float" office:value="3" calcext:value-type="float">
            <text:p>3</text:p>
          </table:table-cell>
          <table:table-cell office:value-type="float" office:value="1.31375861167908" calcext:value-type="float">
            <text:p>1.31375861167908</text:p>
          </table:table-cell>
          <table:table-cell office:value-type="float" office:value="-3.89893555641174" calcext:value-type="float">
            <text:p>-3.89893555641174</text:p>
          </table:table-cell>
          <table:table-cell/>
          <table:table-cell table:formula="of:=AVERAGE([.C15];[.F15];[.I15];[.L15];[.O15];[.R15])" office:value-type="float" office:value="2.85841961701711" calcext:value-type="float">
            <text:p>2.85841961701711</text:p>
          </table:table-cell>
          <table:table-cell table:formula="of:=AVERAGE([.D15];[.G15];[.J15];[.M15];[.P15];[.S15])" office:value-type="float" office:value="-4.10708264509837" calcext:value-type="float">
            <text:p>-4.10708264509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office:value-type="float" office:value="3.37854433059692" calcext:value-type="float">
            <text:p>3.37854433059692</text:p>
          </table:table-cell>
          <table:table-cell office:value-type="float" office:value="-3.89796137809753" calcext:value-type="float">
            <text:p>-3.89796137809753</text:p>
          </table:table-cell>
          <table:table-cell office:value-type="float" office:value="3" calcext:value-type="float">
            <text:p>3</text:p>
          </table:table-cell>
          <table:table-cell office:value-type="float" office:value="3.56309354305267" calcext:value-type="float">
            <text:p>3.56309354305267</text:p>
          </table:table-cell>
          <table:table-cell office:value-type="float" office:value="-3.34258794784546" calcext:value-type="float">
            <text:p>-3.34258794784546</text:p>
          </table:table-cell>
          <table:table-cell office:value-type="float" office:value="3" calcext:value-type="float">
            <text:p>3</text:p>
          </table:table-cell>
          <table:table-cell office:value-type="float" office:value="2.54427766799927" calcext:value-type="float">
            <text:p>2.54427766799927</text:p>
          </table:table-cell>
          <table:table-cell office:value-type="float" office:value="-5.52148532867432" calcext:value-type="float">
            <text:p>-5.52148532867432</text:p>
          </table:table-cell>
          <table:table-cell office:value-type="float" office:value="3" calcext:value-type="float">
            <text:p>3</text:p>
          </table:table-cell>
          <table:table-cell office:value-type="float" office:value="3.6220920085907" calcext:value-type="float">
            <text:p>3.6220920085907</text:p>
          </table:table-cell>
          <table:table-cell office:value-type="float" office:value="-2.77041327953339" calcext:value-type="float">
            <text:p>-2.77041327953339</text:p>
          </table:table-cell>
          <table:table-cell office:value-type="float" office:value="3" calcext:value-type="float">
            <text:p>3</text:p>
          </table:table-cell>
          <table:table-cell office:value-type="float" office:value="6.49643158912659" calcext:value-type="float">
            <text:p>6.49643158912659</text:p>
          </table:table-cell>
          <table:table-cell office:value-type="float" office:value="-4.31693911552429" calcext:value-type="float">
            <text:p>-4.31693911552429</text:p>
          </table:table-cell>
          <table:table-cell office:value-type="float" office:value="3" calcext:value-type="float">
            <text:p>3</text:p>
          </table:table-cell>
          <table:table-cell office:value-type="float" office:value="3.96658670902252" calcext:value-type="float">
            <text:p>3.96658670902252</text:p>
          </table:table-cell>
          <table:table-cell office:value-type="float" office:value="-4.48351311683655" calcext:value-type="float">
            <text:p>-4.48351311683655</text:p>
          </table:table-cell>
          <table:table-cell/>
          <table:table-cell table:formula="of:=AVERAGE([.C16];[.F16];[.I16];[.L16];[.O16];[.R16])" office:value-type="float" office:value="3.92850430806478" calcext:value-type="float">
            <text:p>3.92850430806478</text:p>
          </table:table-cell>
          <table:table-cell table:formula="of:=AVERAGE([.D16];[.G16];[.J16];[.M16];[.P16];[.S16])" office:value-type="float" office:value="-4.05548336108526" calcext:value-type="float">
            <text:p>-4.05548336108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" calcext:value-type="float">
            <text:p>4</text:p>
          </table:table-cell>
          <table:table-cell office:value-type="float" office:value="4.46478428159441" calcext:value-type="float">
            <text:p>4.46478428159441</text:p>
          </table:table-cell>
          <table:table-cell office:value-type="float" office:value="-3.92955885614668" calcext:value-type="float">
            <text:p>-3.92955885614668</text:p>
          </table:table-cell>
          <table:table-cell office:value-type="float" office:value="4" calcext:value-type="float">
            <text:p>4</text:p>
          </table:table-cell>
          <table:table-cell office:value-type="float" office:value="3.50070435660226" calcext:value-type="float">
            <text:p>3.50070435660226</text:p>
          </table:table-cell>
          <table:table-cell office:value-type="float" office:value="-4.4118926184518" calcext:value-type="float">
            <text:p>-4.4118926184518</text:p>
          </table:table-cell>
          <table:table-cell office:value-type="float" office:value="4" calcext:value-type="float">
            <text:p>4</text:p>
          </table:table-cell>
          <table:table-cell office:value-type="float" office:value="3.9149478163038" calcext:value-type="float">
            <text:p>3.9149478163038</text:p>
          </table:table-cell>
          <table:table-cell office:value-type="float" office:value="-4.46752180371966" calcext:value-type="float">
            <text:p>-4.46752180371966</text:p>
          </table:table-cell>
          <table:table-cell office:value-type="float" office:value="4" calcext:value-type="float">
            <text:p>4</text:p>
          </table:table-cell>
          <table:table-cell office:value-type="float" office:value="3.32024315425328" calcext:value-type="float">
            <text:p>3.32024315425328</text:p>
          </table:table-cell>
          <table:table-cell office:value-type="float" office:value="-3.6544132913862" calcext:value-type="float">
            <text:p>-3.6544132913862</text:p>
          </table:table-cell>
          <table:table-cell office:value-type="float" office:value="4" calcext:value-type="float">
            <text:p>4</text:p>
          </table:table-cell>
          <table:table-cell office:value-type="float" office:value="3.17831478800092" calcext:value-type="float">
            <text:p>3.17831478800092</text:p>
          </table:table-cell>
          <table:table-cell office:value-type="float" office:value="-4.9834839957101" calcext:value-type="float">
            <text:p>-4.9834839957101</text:p>
          </table:table-cell>
          <table:table-cell office:value-type="float" office:value="4" calcext:value-type="float">
            <text:p>4</text:p>
          </table:table-cell>
          <table:table-cell office:value-type="float" office:value="3.78647293363299" calcext:value-type="float">
            <text:p>3.78647293363299</text:p>
          </table:table-cell>
          <table:table-cell office:value-type="float" office:value="-3.95497809137617" calcext:value-type="float">
            <text:p>-3.95497809137617</text:p>
          </table:table-cell>
          <table:table-cell/>
          <table:table-cell table:formula="of:=AVERAGE([.C17];[.F17];[.I17];[.L17];[.O17];[.R17])" office:value-type="float" office:value="3.69424455506461" calcext:value-type="float">
            <text:p>3.69424455506461</text:p>
          </table:table-cell>
          <table:table-cell table:formula="of:=AVERAGE([.D17];[.G17];[.J17];[.M17];[.P17];[.S17])" office:value-type="float" office:value="-4.23364144279843" calcext:value-type="float">
            <text:p>-4.23364144279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4" calcext:value-type="float">
            <text:p>4</text:p>
          </table:table-cell>
          <table:table-cell office:value-type="float" office:value="2.35997486114502" calcext:value-type="float">
            <text:p>2.35997486114502</text:p>
          </table:table-cell>
          <table:table-cell office:value-type="float" office:value="-5.46802282333374" calcext:value-type="float">
            <text:p>-5.46802282333374</text:p>
          </table:table-cell>
          <table:table-cell office:value-type="float" office:value="4" calcext:value-type="float">
            <text:p>4</text:p>
          </table:table-cell>
          <table:table-cell office:value-type="float" office:value="3.80212640762329" calcext:value-type="float">
            <text:p>3.80212640762329</text:p>
          </table:table-cell>
          <table:table-cell office:value-type="float" office:value="-3.5074200630188" calcext:value-type="float">
            <text:p>-3.5074200630188</text:p>
          </table:table-cell>
          <table:table-cell office:value-type="float" office:value="4" calcext:value-type="float">
            <text:p>4</text:p>
          </table:table-cell>
          <table:table-cell office:value-type="float" office:value="0.975963532924652" calcext:value-type="float">
            <text:p>0.975963532924652</text:p>
          </table:table-cell>
          <table:table-cell office:value-type="float" office:value="-3.99269509315491" calcext:value-type="float">
            <text:p>-3.99269509315491</text:p>
          </table:table-cell>
          <table:table-cell office:value-type="float" office:value="4" calcext:value-type="float">
            <text:p>4</text:p>
          </table:table-cell>
          <table:table-cell office:value-type="float" office:value="2.36777901649475" calcext:value-type="float">
            <text:p>2.36777901649475</text:p>
          </table:table-cell>
          <table:table-cell office:value-type="float" office:value="-3.95515394210815" calcext:value-type="float">
            <text:p>-3.95515394210815</text:p>
          </table:table-cell>
          <table:table-cell office:value-type="float" office:value="4" calcext:value-type="float">
            <text:p>4</text:p>
          </table:table-cell>
          <table:table-cell office:value-type="float" office:value="5.51104640960693" calcext:value-type="float">
            <text:p>5.51104640960693</text:p>
          </table:table-cell>
          <table:table-cell office:value-type="float" office:value="-3.70599031448364" calcext:value-type="float">
            <text:p>-3.70599031448364</text:p>
          </table:table-cell>
          <table:table-cell office:value-type="float" office:value="4" calcext:value-type="float">
            <text:p>4</text:p>
          </table:table-cell>
          <table:table-cell office:value-type="float" office:value="1.00789284706116" calcext:value-type="float">
            <text:p>1.00789284706116</text:p>
          </table:table-cell>
          <table:table-cell office:value-type="float" office:value="-3.68001270294189" calcext:value-type="float">
            <text:p>-3.68001270294189</text:p>
          </table:table-cell>
          <table:table-cell/>
          <table:table-cell table:formula="of:=AVERAGE([.C18];[.F18];[.I18];[.L18];[.O18];[.R18])" office:value-type="float" office:value="2.67079717914263" calcext:value-type="float">
            <text:p>2.67079717914263</text:p>
          </table:table-cell>
          <table:table-cell table:formula="of:=AVERAGE([.D18];[.G18];[.J18];[.M18];[.P18];[.S18])" office:value-type="float" office:value="-4.05154915650686" calcext:value-type="float">
            <text:p>-4.05154915650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3.38078856468201" calcext:value-type="float">
            <text:p>3.38078856468201</text:p>
          </table:table-cell>
          <table:table-cell office:value-type="float" office:value="-3.90200853347778" calcext:value-type="float">
            <text:p>-3.90200853347778</text:p>
          </table:table-cell>
          <table:table-cell office:value-type="float" office:value="4" calcext:value-type="float">
            <text:p>4</text:p>
          </table:table-cell>
          <table:table-cell office:value-type="float" office:value="3.02740567922592" calcext:value-type="float">
            <text:p>3.02740567922592</text:p>
          </table:table-cell>
          <table:table-cell office:value-type="float" office:value="-3.50484144687653" calcext:value-type="float">
            <text:p>-3.50484144687653</text:p>
          </table:table-cell>
          <table:table-cell office:value-type="float" office:value="4" calcext:value-type="float">
            <text:p>4</text:p>
          </table:table-cell>
          <table:table-cell office:value-type="float" office:value="2.46295845508575" calcext:value-type="float">
            <text:p>2.46295845508575</text:p>
          </table:table-cell>
          <table:table-cell office:value-type="float" office:value="-5.48985624313355" calcext:value-type="float">
            <text:p>-5.48985624313355</text:p>
          </table:table-cell>
          <table:table-cell office:value-type="float" office:value="4" calcext:value-type="float">
            <text:p>4</text:p>
          </table:table-cell>
          <table:table-cell office:value-type="float" office:value="3.5325436592102" calcext:value-type="float">
            <text:p>3.5325436592102</text:p>
          </table:table-cell>
          <table:table-cell office:value-type="float" office:value="-2.7338901758194" calcext:value-type="float">
            <text:p>-2.7338901758194</text:p>
          </table:table-cell>
          <table:table-cell office:value-type="float" office:value="4" calcext:value-type="float">
            <text:p>4</text:p>
          </table:table-cell>
          <table:table-cell office:value-type="float" office:value="6.39090466499329" calcext:value-type="float">
            <text:p>6.39090466499329</text:p>
          </table:table-cell>
          <table:table-cell office:value-type="float" office:value="-4.27523243427277" calcext:value-type="float">
            <text:p>-4.27523243427277</text:p>
          </table:table-cell>
          <table:table-cell office:value-type="float" office:value="4" calcext:value-type="float">
            <text:p>4</text:p>
          </table:table-cell>
          <table:table-cell office:value-type="float" office:value="3.79792296886444" calcext:value-type="float">
            <text:p>3.79792296886444</text:p>
          </table:table-cell>
          <table:table-cell office:value-type="float" office:value="-4.45234847068787" calcext:value-type="float">
            <text:p>-4.45234847068787</text:p>
          </table:table-cell>
          <table:table-cell/>
          <table:table-cell table:formula="of:=AVERAGE([.C19];[.F19];[.I19];[.L19];[.O19];[.R19])" office:value-type="float" office:value="3.7654206653436" calcext:value-type="float">
            <text:p>3.7654206653436</text:p>
          </table:table-cell>
          <table:table-cell table:formula="of:=AVERAGE([.D19];[.G19];[.J19];[.M19];[.P19];[.S19])" office:value-type="float" office:value="-4.05969621737798" calcext:value-type="float">
            <text:p>-4.05969621737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" calcext:value-type="float">
            <text:p>5</text:p>
          </table:table-cell>
          <table:table-cell office:value-type="float" office:value="4.42818866457258" calcext:value-type="float">
            <text:p>4.42818866457258</text:p>
          </table:table-cell>
          <table:table-cell office:value-type="float" office:value="-3.9177348954337" calcext:value-type="float">
            <text:p>-3.9177348954337</text:p>
          </table:table-cell>
          <table:table-cell office:value-type="float" office:value="5" calcext:value-type="float">
            <text:p>5</text:p>
          </table:table-cell>
          <table:table-cell office:value-type="float" office:value="3.34966584614345" calcext:value-type="float">
            <text:p>3.34966584614345</text:p>
          </table:table-cell>
          <table:table-cell office:value-type="float" office:value="-4.37178751400539" calcext:value-type="float">
            <text:p>-4.37178751400539</text:p>
          </table:table-cell>
          <table:table-cell office:value-type="float" office:value="5" calcext:value-type="float">
            <text:p>5</text:p>
          </table:table-cell>
          <table:table-cell office:value-type="float" office:value="3.82607701846532" calcext:value-type="float">
            <text:p>3.82607701846532</text:p>
          </table:table-cell>
          <table:table-cell office:value-type="float" office:value="-4.49294383185251" calcext:value-type="float">
            <text:p>-4.49294383185251</text:p>
          </table:table-cell>
          <table:table-cell office:value-type="float" office:value="5" calcext:value-type="float">
            <text:p>5</text:p>
          </table:table-cell>
          <table:table-cell office:value-type="float" office:value="3.17107650211879" calcext:value-type="float">
            <text:p>3.17107650211879</text:p>
          </table:table-cell>
          <table:table-cell office:value-type="float" office:value="-3.60981147629874" calcext:value-type="float">
            <text:p>-3.60981147629874</text:p>
          </table:table-cell>
          <table:table-cell office:value-type="float" office:value="5" calcext:value-type="float">
            <text:p>5</text:p>
          </table:table-cell>
          <table:table-cell office:value-type="float" office:value="3.06280517578125" calcext:value-type="float">
            <text:p>3.06280517578125</text:p>
          </table:table-cell>
          <table:table-cell office:value-type="float" office:value="-4.96326426097325" calcext:value-type="float">
            <text:p>-4.96326426097325</text:p>
          </table:table-cell>
          <table:table-cell office:value-type="float" office:value="5" calcext:value-type="float">
            <text:p>5</text:p>
          </table:table-cell>
          <table:table-cell office:value-type="float" office:value="3.5179488999503" calcext:value-type="float">
            <text:p>3.5179488999503</text:p>
          </table:table-cell>
          <table:table-cell office:value-type="float" office:value="-3.95559501647949" calcext:value-type="float">
            <text:p>-3.95559501647949</text:p>
          </table:table-cell>
          <table:table-cell/>
          <table:table-cell table:formula="of:=AVERAGE([.C20];[.F20];[.I20];[.L20];[.O20];[.R20])" office:value-type="float" office:value="3.55929368450528" calcext:value-type="float">
            <text:p>3.55929368450528</text:p>
          </table:table-cell>
          <table:table-cell table:formula="of:=AVERAGE([.D20];[.G20];[.J20];[.M20];[.P20];[.S20])" office:value-type="float" office:value="-4.21852283250718" calcext:value-type="float">
            <text:p>-4.218522832507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5" calcext:value-type="float">
            <text:p>5</text:p>
          </table:table-cell>
          <table:table-cell office:value-type="float" office:value="2.35834360122681" calcext:value-type="float">
            <text:p>2.35834360122681</text:p>
          </table:table-cell>
          <table:table-cell office:value-type="float" office:value="-5.4684419631958" calcext:value-type="float">
            <text:p>-5.4684419631958</text:p>
          </table:table-cell>
          <table:table-cell office:value-type="float" office:value="5" calcext:value-type="float">
            <text:p>5</text:p>
          </table:table-cell>
          <table:table-cell office:value-type="float" office:value="3.32777738571167" calcext:value-type="float">
            <text:p>3.32777738571167</text:p>
          </table:table-cell>
          <table:table-cell office:value-type="float" office:value="-3.52745819091797" calcext:value-type="float">
            <text:p>-3.52745819091797</text:p>
          </table:table-cell>
          <table:table-cell office:value-type="float" office:value="5" calcext:value-type="float">
            <text:p>5</text:p>
          </table:table-cell>
          <table:table-cell office:value-type="float" office:value="0.782696068286896" calcext:value-type="float">
            <text:p>0.782696068286896</text:p>
          </table:table-cell>
          <table:table-cell office:value-type="float" office:value="-3.90814924240112" calcext:value-type="float">
            <text:p>-3.90814924240112</text:p>
          </table:table-cell>
          <table:table-cell office:value-type="float" office:value="5" calcext:value-type="float">
            <text:p>5</text:p>
          </table:table-cell>
          <table:table-cell office:value-type="float" office:value="2.22799754142761" calcext:value-type="float">
            <text:p>2.22799754142761</text:p>
          </table:table-cell>
          <table:table-cell office:value-type="float" office:value="-3.93888664245605" calcext:value-type="float">
            <text:p>-3.93888664245605</text:p>
          </table:table-cell>
          <table:table-cell office:value-type="float" office:value="5" calcext:value-type="float">
            <text:p>5</text:p>
          </table:table-cell>
          <table:table-cell office:value-type="float" office:value="5.07172298431397" calcext:value-type="float">
            <text:p>5.07172298431397</text:p>
          </table:table-cell>
          <table:table-cell office:value-type="float" office:value="-3.56945943832397" calcext:value-type="float">
            <text:p>-3.56945943832397</text:p>
          </table:table-cell>
          <table:table-cell office:value-type="float" office:value="5" calcext:value-type="float">
            <text:p>5</text:p>
          </table:table-cell>
          <table:table-cell office:value-type="float" office:value="0.688423573970795" calcext:value-type="float">
            <text:p>0.688423573970795</text:p>
          </table:table-cell>
          <table:table-cell office:value-type="float" office:value="-3.15291309356689" calcext:value-type="float">
            <text:p>-3.15291309356689</text:p>
          </table:table-cell>
          <table:table-cell/>
          <table:table-cell table:formula="of:=AVERAGE([.C21];[.F21];[.I21];[.L21];[.O21];[.R21])" office:value-type="float" office:value="2.40949352582296" calcext:value-type="float">
            <text:p>2.40949352582296</text:p>
          </table:table-cell>
          <table:table-cell table:formula="of:=AVERAGE([.D21];[.G21];[.J21];[.M21];[.P21];[.S21])" office:value-type="float" office:value="-3.92755142847697" calcext:value-type="float">
            <text:p>-3.927551428476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5" calcext:value-type="float">
            <text:p>5</text:p>
          </table:table-cell>
          <table:table-cell office:value-type="float" office:value="3.39793145656586" calcext:value-type="float">
            <text:p>3.39793145656586</text:p>
          </table:table-cell>
          <table:table-cell office:value-type="float" office:value="-3.91024112701416" calcext:value-type="float">
            <text:p>-3.91024112701416</text:p>
          </table:table-cell>
          <table:table-cell office:value-type="float" office:value="5" calcext:value-type="float">
            <text:p>5</text:p>
          </table:table-cell>
          <table:table-cell office:value-type="float" office:value="2.52305489778519" calcext:value-type="float">
            <text:p>2.52305489778519</text:p>
          </table:table-cell>
          <table:table-cell office:value-type="float" office:value="-3.97906565666199" calcext:value-type="float">
            <text:p>-3.97906565666199</text:p>
          </table:table-cell>
          <table:table-cell office:value-type="float" office:value="5" calcext:value-type="float">
            <text:p>5</text:p>
          </table:table-cell>
          <table:table-cell office:value-type="float" office:value="2.32726812362671" calcext:value-type="float">
            <text:p>2.32726812362671</text:p>
          </table:table-cell>
          <table:table-cell office:value-type="float" office:value="-5.47623300552368" calcext:value-type="float">
            <text:p>-5.47623300552368</text:p>
          </table:table-cell>
          <table:table-cell office:value-type="float" office:value="5" calcext:value-type="float">
            <text:p>5</text:p>
          </table:table-cell>
          <table:table-cell office:value-type="float" office:value="3.39224457740784" calcext:value-type="float">
            <text:p>3.39224457740784</text:p>
          </table:table-cell>
          <table:table-cell office:value-type="float" office:value="-2.65716207027435" calcext:value-type="float">
            <text:p>-2.65716207027435</text:p>
          </table:table-cell>
          <table:table-cell office:value-type="float" office:value="5" calcext:value-type="float">
            <text:p>5</text:p>
          </table:table-cell>
          <table:table-cell office:value-type="float" office:value="6.204021692276" calcext:value-type="float">
            <text:p>6.204021692276</text:p>
          </table:table-cell>
          <table:table-cell office:value-type="float" office:value="-4.19231331348419" calcext:value-type="float">
            <text:p>-4.19231331348419</text:p>
          </table:table-cell>
          <table:table-cell office:value-type="float" office:value="5" calcext:value-type="float">
            <text:p>5</text:p>
          </table:table-cell>
          <table:table-cell office:value-type="float" office:value="3.74012458324432" calcext:value-type="float">
            <text:p>3.74012458324432</text:p>
          </table:table-cell>
          <table:table-cell office:value-type="float" office:value="-4.47714865207672" calcext:value-type="float">
            <text:p>-4.47714865207672</text:p>
          </table:table-cell>
          <table:table-cell/>
          <table:table-cell table:formula="of:=AVERAGE([.C22];[.F22];[.I22];[.L22];[.O22];[.R22])" office:value-type="float" office:value="3.59744088848432" calcext:value-type="float">
            <text:p>3.59744088848432</text:p>
          </table:table-cell>
          <table:table-cell table:formula="of:=AVERAGE([.D22];[.G22];[.J22];[.M22];[.P22];[.S22])" office:value-type="float" office:value="-4.11536063750585" calcext:value-type="float">
            <text:p>-4.115360637505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" calcext:value-type="float">
            <text:p>6</text:p>
          </table:table-cell>
          <table:table-cell office:value-type="float" office:value="4.39572238922119" calcext:value-type="float">
            <text:p>4.39572238922119</text:p>
          </table:table-cell>
          <table:table-cell office:value-type="float" office:value="-3.91941448620387" calcext:value-type="float">
            <text:p>-3.91941448620387</text:p>
          </table:table-cell>
          <table:table-cell office:value-type="float" office:value="6" calcext:value-type="float">
            <text:p>6</text:p>
          </table:table-cell>
          <table:table-cell office:value-type="float" office:value="3.31064707892282" calcext:value-type="float">
            <text:p>3.31064707892282</text:p>
          </table:table-cell>
          <table:table-cell office:value-type="float" office:value="-4.38280418940953" calcext:value-type="float">
            <text:p>-4.38280418940953</text:p>
          </table:table-cell>
          <table:table-cell office:value-type="float" office:value="6" calcext:value-type="float">
            <text:p>6</text:p>
          </table:table-cell>
          <table:table-cell office:value-type="float" office:value="3.69805843489511" calcext:value-type="float">
            <text:p>3.69805843489511</text:p>
          </table:table-cell>
          <table:table-cell office:value-type="float" office:value="-4.48551682063511" calcext:value-type="float">
            <text:p>-4.48551682063511</text:p>
          </table:table-cell>
          <table:table-cell office:value-type="float" office:value="6" calcext:value-type="float">
            <text:p>6</text:p>
          </table:table-cell>
          <table:table-cell office:value-type="float" office:value="2.96414254392896" calcext:value-type="float">
            <text:p>2.96414254392896</text:p>
          </table:table-cell>
          <table:table-cell office:value-type="float" office:value="-3.59000318390982" calcext:value-type="float">
            <text:p>-3.59000318390982</text:p>
          </table:table-cell>
          <table:table-cell office:value-type="float" office:value="6" calcext:value-type="float">
            <text:p>6</text:p>
          </table:table-cell>
          <table:table-cell office:value-type="float" office:value="2.90442671094622" calcext:value-type="float">
            <text:p>2.90442671094622</text:p>
          </table:table-cell>
          <table:table-cell office:value-type="float" office:value="-4.94697162083217" calcext:value-type="float">
            <text:p>-4.94697162083217</text:p>
          </table:table-cell>
          <table:table-cell office:value-type="float" office:value="6" calcext:value-type="float">
            <text:p>6</text:p>
          </table:table-cell>
          <table:table-cell office:value-type="float" office:value="3.41932809352875" calcext:value-type="float">
            <text:p>3.41932809352875</text:p>
          </table:table-cell>
          <table:table-cell office:value-type="float" office:value="-3.96241664886475" calcext:value-type="float">
            <text:p>-3.96241664886475</text:p>
          </table:table-cell>
          <table:table-cell/>
          <table:table-cell table:formula="of:=AVERAGE([.C23];[.F23];[.I23];[.L23];[.O23];[.R23])" office:value-type="float" office:value="3.44872087524051" calcext:value-type="float">
            <text:p>3.44872087524051</text:p>
          </table:table-cell>
          <table:table-cell table:formula="of:=AVERAGE([.D23];[.G23];[.J23];[.M23];[.P23];[.S23])" office:value-type="float" office:value="-4.21452115830921" calcext:value-type="float">
            <text:p>-4.21452115830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6" calcext:value-type="float">
            <text:p>6</text:p>
          </table:table-cell>
          <table:table-cell office:value-type="float" office:value="2.3579478263855" calcext:value-type="float">
            <text:p>2.3579478263855</text:p>
          </table:table-cell>
          <table:table-cell office:value-type="float" office:value="-5.46904563903809" calcext:value-type="float">
            <text:p>-5.46904563903809</text:p>
          </table:table-cell>
          <table:table-cell office:value-type="float" office:value="6" calcext:value-type="float">
            <text:p>6</text:p>
          </table:table-cell>
          <table:table-cell office:value-type="float" office:value="3.03961610794067" calcext:value-type="float">
            <text:p>3.03961610794067</text:p>
          </table:table-cell>
          <table:table-cell office:value-type="float" office:value="-3.56870412826538" calcext:value-type="float">
            <text:p>-3.56870412826538</text:p>
          </table:table-cell>
          <table:table-cell office:value-type="float" office:value="6" calcext:value-type="float">
            <text:p>6</text:p>
          </table:table-cell>
          <table:table-cell office:value-type="float" office:value="0.532617628574371" calcext:value-type="float">
            <text:p>0.532617628574371</text:p>
          </table:table-cell>
          <table:table-cell office:value-type="float" office:value="-3.78308534622192" calcext:value-type="float">
            <text:p>-3.78308534622192</text:p>
          </table:table-cell>
          <table:table-cell office:value-type="float" office:value="6" calcext:value-type="float">
            <text:p>6</text:p>
          </table:table-cell>
          <table:table-cell office:value-type="float" office:value="1.99776673316956" calcext:value-type="float">
            <text:p>1.99776673316956</text:p>
          </table:table-cell>
          <table:table-cell office:value-type="float" office:value="-3.9052882194519" calcext:value-type="float">
            <text:p>-3.9052882194519</text:p>
          </table:table-cell>
          <table:table-cell office:value-type="float" office:value="6" calcext:value-type="float">
            <text:p>6</text:p>
          </table:table-cell>
          <table:table-cell office:value-type="float" office:value="4.45807886123657" calcext:value-type="float">
            <text:p>4.45807886123657</text:p>
          </table:table-cell>
          <table:table-cell office:value-type="float" office:value="-3.37694597244263" calcext:value-type="float">
            <text:p>-3.37694597244263</text:p>
          </table:table-cell>
          <table:table-cell office:value-type="float" office:value="6" calcext:value-type="float">
            <text:p>6</text:p>
          </table:table-cell>
          <table:table-cell office:value-type="float" office:value="0.571485936641693" calcext:value-type="float">
            <text:p>0.571485936641693</text:p>
          </table:table-cell>
          <table:table-cell office:value-type="float" office:value="-2.78751564025879" calcext:value-type="float">
            <text:p>-2.78751564025879</text:p>
          </table:table-cell>
          <table:table-cell/>
          <table:table-cell table:formula="of:=AVERAGE([.C24];[.F24];[.I24];[.L24];[.O24];[.R24])" office:value-type="float" office:value="2.15958551565806" calcext:value-type="float">
            <text:p>2.15958551565806</text:p>
          </table:table-cell>
          <table:table-cell table:formula="of:=AVERAGE([.D24];[.G24];[.J24];[.M24];[.P24];[.S24])" office:value-type="float" office:value="-3.81509749094645" calcext:value-type="float">
            <text:p>-3.81509749094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6" calcext:value-type="float">
            <text:p>6</text:p>
          </table:table-cell>
          <table:table-cell office:value-type="float" office:value="3.50403225421906" calcext:value-type="float">
            <text:p>3.50403225421906</text:p>
          </table:table-cell>
          <table:table-cell office:value-type="float" office:value="-3.93548631668091" calcext:value-type="float">
            <text:p>-3.93548631668091</text:p>
          </table:table-cell>
          <table:table-cell office:value-type="float" office:value="6" calcext:value-type="float">
            <text:p>6</text:p>
          </table:table-cell>
          <table:table-cell office:value-type="float" office:value="2.3522869348526" calcext:value-type="float">
            <text:p>2.3522869348526</text:p>
          </table:table-cell>
          <table:table-cell office:value-type="float" office:value="-4.30682015419006" calcext:value-type="float">
            <text:p>-4.30682015419006</text:p>
          </table:table-cell>
          <table:table-cell office:value-type="float" office:value="6" calcext:value-type="float">
            <text:p>6</text:p>
          </table:table-cell>
          <table:table-cell office:value-type="float" office:value="2.18927311897278" calcext:value-type="float">
            <text:p>2.18927311897278</text:p>
          </table:table-cell>
          <table:table-cell office:value-type="float" office:value="-5.56520628929138" calcext:value-type="float">
            <text:p>-5.56520628929138</text:p>
          </table:table-cell>
          <table:table-cell office:value-type="float" office:value="6" calcext:value-type="float">
            <text:p>6</text:p>
          </table:table-cell>
          <table:table-cell office:value-type="float" office:value="3.25920343399048" calcext:value-type="float">
            <text:p>3.25920343399048</text:p>
          </table:table-cell>
          <table:table-cell office:value-type="float" office:value="-2.52095222473145" calcext:value-type="float">
            <text:p>-2.52095222473145</text:p>
          </table:table-cell>
          <table:table-cell office:value-type="float" office:value="6" calcext:value-type="float">
            <text:p>6</text:p>
          </table:table-cell>
          <table:table-cell office:value-type="float" office:value="6.01113200187683" calcext:value-type="float">
            <text:p>6.01113200187683</text:p>
          </table:table-cell>
          <table:table-cell office:value-type="float" office:value="-4.0497385263443" calcext:value-type="float">
            <text:p>-4.0497385263443</text:p>
          </table:table-cell>
          <table:table-cell office:value-type="float" office:value="6" calcext:value-type="float">
            <text:p>6</text:p>
          </table:table-cell>
          <table:table-cell office:value-type="float" office:value="3.84267866611481" calcext:value-type="float">
            <text:p>3.84267866611481</text:p>
          </table:table-cell>
          <table:table-cell office:value-type="float" office:value="-4.55879306793213" calcext:value-type="float">
            <text:p>-4.55879306793213</text:p>
          </table:table-cell>
          <table:table-cell/>
          <table:table-cell table:formula="of:=AVERAGE([.C25];[.F25];[.I25];[.L25];[.O25];[.R25])" office:value-type="float" office:value="3.52643440167109" calcext:value-type="float">
            <text:p>3.52643440167109</text:p>
          </table:table-cell>
          <table:table-cell table:formula="of:=AVERAGE([.D25];[.G25];[.J25];[.M25];[.P25];[.S25])" office:value-type="float" office:value="-4.15616609652837" calcext:value-type="float">
            <text:p>-4.15616609652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" calcext:value-type="float">
            <text:p>7</text:p>
          </table:table-cell>
          <table:table-cell office:value-type="float" office:value="4.31335776192801" calcext:value-type="float">
            <text:p>4.31335776192801</text:p>
          </table:table-cell>
          <table:table-cell office:value-type="float" office:value="-3.89551963124956" calcext:value-type="float">
            <text:p>-3.89551963124956</text:p>
          </table:table-cell>
          <table:table-cell office:value-type="float" office:value="7" calcext:value-type="float">
            <text:p>7</text:p>
          </table:table-cell>
          <table:table-cell office:value-type="float" office:value="3.29507909502302" calcext:value-type="float">
            <text:p>3.29507909502302</text:p>
          </table:table-cell>
          <table:table-cell office:value-type="float" office:value="-4.45554086140224" calcext:value-type="float">
            <text:p>-4.45554086140224</text:p>
          </table:table-cell>
          <table:table-cell office:value-type="float" office:value="7" calcext:value-type="float">
            <text:p>7</text:p>
          </table:table-cell>
          <table:table-cell office:value-type="float" office:value="3.60920025621142" calcext:value-type="float">
            <text:p>3.60920025621142</text:p>
          </table:table-cell>
          <table:table-cell office:value-type="float" office:value="-4.55345296859741" calcext:value-type="float">
            <text:p>-4.55345296859741</text:p>
          </table:table-cell>
          <table:table-cell office:value-type="float" office:value="7" calcext:value-type="float">
            <text:p>7</text:p>
          </table:table-cell>
          <table:table-cell office:value-type="float" office:value="2.78207014288221" calcext:value-type="float">
            <text:p>2.78207014288221</text:p>
          </table:table-cell>
          <table:table-cell office:value-type="float" office:value="-3.53433500017439" calcext:value-type="float">
            <text:p>-3.53433500017439</text:p>
          </table:table-cell>
          <table:table-cell office:value-type="float" office:value="7" calcext:value-type="float">
            <text:p>7</text:p>
          </table:table-cell>
          <table:table-cell office:value-type="float" office:value="2.75615358352661" calcext:value-type="float">
            <text:p>2.75615358352661</text:p>
          </table:table-cell>
          <table:table-cell office:value-type="float" office:value="-4.99549552372524" calcext:value-type="float">
            <text:p>-4.99549552372524</text:p>
          </table:table-cell>
          <table:table-cell office:value-type="float" office:value="7" calcext:value-type="float">
            <text:p>7</text:p>
          </table:table-cell>
          <table:table-cell office:value-type="float" office:value="3.44520100525447" calcext:value-type="float">
            <text:p>3.44520100525447</text:p>
          </table:table-cell>
          <table:table-cell office:value-type="float" office:value="-4.03046097074236" calcext:value-type="float">
            <text:p>-4.03046097074236</text:p>
          </table:table-cell>
          <table:table-cell/>
          <table:table-cell table:formula="of:=AVERAGE([.C26];[.F26];[.I26];[.L26];[.O26];[.R26])" office:value-type="float" office:value="3.36684364080429" calcext:value-type="float">
            <text:p>3.36684364080429</text:p>
          </table:table-cell>
          <table:table-cell table:formula="of:=AVERAGE([.D26];[.G26];[.J26];[.M26];[.P26];[.S26])" office:value-type="float" office:value="-4.2441341593152" calcext:value-type="float">
            <text:p>-4.2441341593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7" calcext:value-type="float">
            <text:p>7</text:p>
          </table:table-cell>
          <table:table-cell office:value-type="float" office:value="2.36294221878052" calcext:value-type="float">
            <text:p>2.36294221878052</text:p>
          </table:table-cell>
          <table:table-cell office:value-type="float" office:value="-5.46892690658569" calcext:value-type="float">
            <text:p>-5.46892690658569</text:p>
          </table:table-cell>
          <table:table-cell office:value-type="float" office:value="7" calcext:value-type="float">
            <text:p>7</text:p>
          </table:table-cell>
          <table:table-cell office:value-type="float" office:value="3.84311628341675" calcext:value-type="float">
            <text:p>3.84311628341675</text:p>
          </table:table-cell>
          <table:table-cell office:value-type="float" office:value="-3.51702809333801" calcext:value-type="float">
            <text:p>-3.51702809333801</text:p>
          </table:table-cell>
          <table:table-cell office:value-type="float" office:value="7" calcext:value-type="float">
            <text:p>7</text:p>
          </table:table-cell>
          <table:table-cell office:value-type="float" office:value="0.366938650608063" calcext:value-type="float">
            <text:p>0.366938650608063</text:p>
          </table:table-cell>
          <table:table-cell office:value-type="float" office:value="-3.72170186042786" calcext:value-type="float">
            <text:p>-3.72170186042786</text:p>
          </table:table-cell>
          <table:table-cell office:value-type="float" office:value="7" calcext:value-type="float">
            <text:p>7</text:p>
          </table:table-cell>
          <table:table-cell office:value-type="float" office:value="1.77399730682373" calcext:value-type="float">
            <text:p>1.77399730682373</text:p>
          </table:table-cell>
          <table:table-cell office:value-type="float" office:value="-3.87246322631836" calcext:value-type="float">
            <text:p>-3.87246322631836</text:p>
          </table:table-cell>
          <table:table-cell office:value-type="float" office:value="7" calcext:value-type="float">
            <text:p>7</text:p>
          </table:table-cell>
          <table:table-cell office:value-type="float" office:value="3.92924499511719" calcext:value-type="float">
            <text:p>3.92924499511719</text:p>
          </table:table-cell>
          <table:table-cell office:value-type="float" office:value="-3.2415714263916" calcext:value-type="float">
            <text:p>-3.2415714263916</text:p>
          </table:table-cell>
          <table:table-cell office:value-type="float" office:value="7" calcext:value-type="float">
            <text:p>7</text:p>
          </table:table-cell>
          <table:table-cell office:value-type="float" office:value="0.606200635433197" calcext:value-type="float">
            <text:p>0.606200635433197</text:p>
          </table:table-cell>
          <table:table-cell office:value-type="float" office:value="-2.92677712440491" calcext:value-type="float">
            <text:p>-2.92677712440491</text:p>
          </table:table-cell>
          <table:table-cell/>
          <table:table-cell table:formula="of:=AVERAGE([.C27];[.F27];[.I27];[.L27];[.O27];[.R27])" office:value-type="float" office:value="2.14707334836324" calcext:value-type="float">
            <text:p>2.14707334836324</text:p>
          </table:table-cell>
          <table:table-cell table:formula="of:=AVERAGE([.D27];[.G27];[.J27];[.M27];[.P27];[.S27])" office:value-type="float" office:value="-3.79141143957774" calcext:value-type="float">
            <text:p>-3.791411439577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7" calcext:value-type="float">
            <text:p>7</text:p>
          </table:table-cell>
          <table:table-cell office:value-type="float" office:value="3.75768053531647" calcext:value-type="float">
            <text:p>3.75768053531647</text:p>
          </table:table-cell>
          <table:table-cell office:value-type="float" office:value="-3.97606158256531" calcext:value-type="float">
            <text:p>-3.97606158256531</text:p>
          </table:table-cell>
          <table:table-cell office:value-type="float" office:value="7" calcext:value-type="float">
            <text:p>7</text:p>
          </table:table-cell>
          <table:table-cell office:value-type="float" office:value="3.10081017017364" calcext:value-type="float">
            <text:p>3.10081017017364</text:p>
          </table:table-cell>
          <table:table-cell office:value-type="float" office:value="-3.45418751239777" calcext:value-type="float">
            <text:p>-3.45418751239777</text:p>
          </table:table-cell>
          <table:table-cell office:value-type="float" office:value="7" calcext:value-type="float">
            <text:p>7</text:p>
          </table:table-cell>
          <table:table-cell office:value-type="float" office:value="2.15235495567322" calcext:value-type="float">
            <text:p>2.15235495567322</text:p>
          </table:table-cell>
          <table:table-cell office:value-type="float" office:value="-5.70546412467957" calcext:value-type="float">
            <text:p>-5.70546412467957</text:p>
          </table:table-cell>
          <table:table-cell office:value-type="float" office:value="7" calcext:value-type="float">
            <text:p>7</text:p>
          </table:table-cell>
          <table:table-cell office:value-type="float" office:value="3.26492047309875" calcext:value-type="float">
            <text:p>3.26492047309875</text:p>
          </table:table-cell>
          <table:table-cell office:value-type="float" office:value="-2.44394612312317" calcext:value-type="float">
            <text:p>-2.44394612312317</text:p>
          </table:table-cell>
          <table:table-cell office:value-type="float" office:value="7" calcext:value-type="float">
            <text:p>7</text:p>
          </table:table-cell>
          <table:table-cell office:value-type="float" office:value="5.96366143226624" calcext:value-type="float">
            <text:p>5.96366143226624</text:p>
          </table:table-cell>
          <table:table-cell office:value-type="float" office:value="-3.87401759624481" calcext:value-type="float">
            <text:p>-3.87401759624481</text:p>
          </table:table-cell>
          <table:table-cell office:value-type="float" office:value="7" calcext:value-type="float">
            <text:p>7</text:p>
          </table:table-cell>
          <table:table-cell office:value-type="float" office:value="3.80889809131622" calcext:value-type="float">
            <text:p>3.80889809131622</text:p>
          </table:table-cell>
          <table:table-cell office:value-type="float" office:value="-4.53525042533875" calcext:value-type="float">
            <text:p>-4.53525042533875</text:p>
          </table:table-cell>
          <table:table-cell/>
          <table:table-cell table:formula="of:=AVERAGE([.C28];[.F28];[.I28];[.L28];[.O28];[.R28])" office:value-type="float" office:value="3.67472094297409" calcext:value-type="float">
            <text:p>3.67472094297409</text:p>
          </table:table-cell>
          <table:table-cell table:formula="of:=AVERAGE([.D28];[.G28];[.J28];[.M28];[.P28];[.S28])" office:value-type="float" office:value="-3.99815456072489" calcext:value-type="float">
            <text:p>-3.99815456072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" calcext:value-type="float">
            <text:p>8</text:p>
          </table:table-cell>
          <table:table-cell office:value-type="float" office:value="4.26547765731812" calcext:value-type="float">
            <text:p>4.26547765731812</text:p>
          </table:table-cell>
          <table:table-cell office:value-type="float" office:value="-3.8891510622842" calcext:value-type="float">
            <text:p>-3.8891510622842</text:p>
          </table:table-cell>
          <table:table-cell office:value-type="float" office:value="8" calcext:value-type="float">
            <text:p>8</text:p>
          </table:table-cell>
          <table:table-cell office:value-type="float" office:value="3.40848595755441" calcext:value-type="float">
            <text:p>3.40848595755441</text:p>
          </table:table-cell>
          <table:table-cell office:value-type="float" office:value="-4.40608545712062" calcext:value-type="float">
            <text:p>-4.40608545712062</text:p>
          </table:table-cell>
          <table:table-cell office:value-type="float" office:value="8" calcext:value-type="float">
            <text:p>8</text:p>
          </table:table-cell>
          <table:table-cell office:value-type="float" office:value="3.56312652996608" calcext:value-type="float">
            <text:p>3.56312652996608</text:p>
          </table:table-cell>
          <table:table-cell office:value-type="float" office:value="-4.62353607586452" calcext:value-type="float">
            <text:p>-4.62353607586452</text:p>
          </table:table-cell>
          <table:table-cell office:value-type="float" office:value="8" calcext:value-type="float">
            <text:p>8</text:p>
          </table:table-cell>
          <table:table-cell office:value-type="float" office:value="2.75094544887543" calcext:value-type="float">
            <text:p>2.75094544887543</text:p>
          </table:table-cell>
          <table:table-cell office:value-type="float" office:value="-3.62999197414943" calcext:value-type="float">
            <text:p>-3.62999197414943</text:p>
          </table:table-cell>
          <table:table-cell office:value-type="float" office:value="8" calcext:value-type="float">
            <text:p>8</text:p>
          </table:table-cell>
          <table:table-cell office:value-type="float" office:value="2.74739677565438" calcext:value-type="float">
            <text:p>2.74739677565438</text:p>
          </table:table-cell>
          <table:table-cell office:value-type="float" office:value="-5.09026312828064" calcext:value-type="float">
            <text:p>-5.09026312828064</text:p>
          </table:table-cell>
          <table:table-cell office:value-type="float" office:value="8" calcext:value-type="float">
            <text:p>8</text:p>
          </table:table-cell>
          <table:table-cell office:value-type="float" office:value="3.40474695818765" calcext:value-type="float">
            <text:p>3.40474695818765</text:p>
          </table:table-cell>
          <table:table-cell office:value-type="float" office:value="-3.92517580304827" calcext:value-type="float">
            <text:p>-3.92517580304827</text:p>
          </table:table-cell>
          <table:table-cell/>
          <table:table-cell table:formula="of:=AVERAGE([.C29];[.F29];[.I29];[.L29];[.O29];[.R29])" office:value-type="float" office:value="3.35669655459268" calcext:value-type="float">
            <text:p>3.35669655459268</text:p>
          </table:table-cell>
          <table:table-cell table:formula="of:=AVERAGE([.D29];[.G29];[.J29];[.M29];[.P29];[.S29])" office:value-type="float" office:value="-4.26070058345795" calcext:value-type="float">
            <text:p>-4.26070058345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8" calcext:value-type="float">
            <text:p>8</text:p>
          </table:table-cell>
          <table:table-cell office:value-type="float" office:value="2.37692403793335" calcext:value-type="float">
            <text:p>2.37692403793335</text:p>
          </table:table-cell>
          <table:table-cell office:value-type="float" office:value="-5.46873998641968" calcext:value-type="float">
            <text:p>-5.46873998641968</text:p>
          </table:table-cell>
          <table:table-cell office:value-type="float" office:value="8" calcext:value-type="float">
            <text:p>8</text:p>
          </table:table-cell>
          <table:table-cell office:value-type="float" office:value="3.65044546127319" calcext:value-type="float">
            <text:p>3.65044546127319</text:p>
          </table:table-cell>
          <table:table-cell office:value-type="float" office:value="-3.52288269996643" calcext:value-type="float">
            <text:p>-3.52288269996643</text:p>
          </table:table-cell>
          <table:table-cell office:value-type="float" office:value="8" calcext:value-type="float">
            <text:p>8</text:p>
          </table:table-cell>
          <table:table-cell office:value-type="float" office:value="0.310833990573883" calcext:value-type="float">
            <text:p>0.310833990573883</text:p>
          </table:table-cell>
          <table:table-cell office:value-type="float" office:value="-3.7285327911377" calcext:value-type="float">
            <text:p>-3.7285327911377</text:p>
          </table:table-cell>
          <table:table-cell office:value-type="float" office:value="8" calcext:value-type="float">
            <text:p>8</text:p>
          </table:table-cell>
          <table:table-cell office:value-type="float" office:value="1.57937145233154" calcext:value-type="float">
            <text:p>1.57937145233154</text:p>
          </table:table-cell>
          <table:table-cell office:value-type="float" office:value="-3.90487194061279" calcext:value-type="float">
            <text:p>-3.90487194061279</text:p>
          </table:table-cell>
          <table:table-cell office:value-type="float" office:value="8" calcext:value-type="float">
            <text:p>8</text:p>
          </table:table-cell>
          <table:table-cell office:value-type="float" office:value="4.09380197525024" calcext:value-type="float">
            <text:p>4.09380197525024</text:p>
          </table:table-cell>
          <table:table-cell office:value-type="float" office:value="-3.2611985206604" calcext:value-type="float">
            <text:p>-3.2611985206604</text:p>
          </table:table-cell>
          <table:table-cell office:value-type="float" office:value="8" calcext:value-type="float">
            <text:p>8</text:p>
          </table:table-cell>
          <table:table-cell office:value-type="float" office:value="0.662546932697296" calcext:value-type="float">
            <text:p>0.662546932697296</text:p>
          </table:table-cell>
          <table:table-cell office:value-type="float" office:value="-3.09999752044678" calcext:value-type="float">
            <text:p>-3.09999752044678</text:p>
          </table:table-cell>
          <table:table-cell/>
          <table:table-cell table:formula="of:=AVERAGE([.C30];[.F30];[.I30];[.L30];[.O30];[.R30])" office:value-type="float" office:value="2.11232064167658" calcext:value-type="float">
            <text:p>2.11232064167658</text:p>
          </table:table-cell>
          <table:table-cell table:formula="of:=AVERAGE([.D30];[.G30];[.J30];[.M30];[.P30];[.S30])" office:value-type="float" office:value="-3.8310372432073" calcext:value-type="float">
            <text:p>-3.8310372432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8" calcext:value-type="float">
            <text:p>8</text:p>
          </table:table-cell>
          <table:table-cell office:value-type="float" office:value="4.22146832942963" calcext:value-type="float">
            <text:p>4.22146832942963</text:p>
          </table:table-cell>
          <table:table-cell office:value-type="float" office:value="-4.04829907417297" calcext:value-type="float">
            <text:p>-4.04829907417297</text:p>
          </table:table-cell>
          <table:table-cell office:value-type="float" office:value="8" calcext:value-type="float">
            <text:p>8</text:p>
          </table:table-cell>
          <table:table-cell office:value-type="float" office:value="2.87155586481094" calcext:value-type="float">
            <text:p>2.87155586481094</text:p>
          </table:table-cell>
          <table:table-cell office:value-type="float" office:value="-3.54724943637848" calcext:value-type="float">
            <text:p>-3.54724943637848</text:p>
          </table:table-cell>
          <table:table-cell office:value-type="float" office:value="8" calcext:value-type="float">
            <text:p>8</text:p>
          </table:table-cell>
          <table:table-cell office:value-type="float" office:value="2.16160845756531" calcext:value-type="float">
            <text:p>2.16160845756531</text:p>
          </table:table-cell>
          <table:table-cell office:value-type="float" office:value="-5.75816583633423" calcext:value-type="float">
            <text:p>-5.75816583633423</text:p>
          </table:table-cell>
          <table:table-cell office:value-type="float" office:value="8" calcext:value-type="float">
            <text:p>8</text:p>
          </table:table-cell>
          <table:table-cell office:value-type="float" office:value="3.43403720855713" calcext:value-type="float">
            <text:p>3.43403720855713</text:p>
          </table:table-cell>
          <table:table-cell office:value-type="float" office:value="-2.6265207529068" calcext:value-type="float">
            <text:p>-2.6265207529068</text:p>
          </table:table-cell>
          <table:table-cell office:value-type="float" office:value="8" calcext:value-type="float">
            <text:p>8</text:p>
          </table:table-cell>
          <table:table-cell office:value-type="float" office:value="5.94933342933655" calcext:value-type="float">
            <text:p>5.94933342933655</text:p>
          </table:table-cell>
          <table:table-cell office:value-type="float" office:value="-3.94390571117401" calcext:value-type="float">
            <text:p>-3.94390571117401</text:p>
          </table:table-cell>
          <table:table-cell office:value-type="float" office:value="8" calcext:value-type="float">
            <text:p>8</text:p>
          </table:table-cell>
          <table:table-cell office:value-type="float" office:value="3.78151094913483" calcext:value-type="float">
            <text:p>3.78151094913483</text:p>
          </table:table-cell>
          <table:table-cell office:value-type="float" office:value="-4.51442849636078" calcext:value-type="float">
            <text:p>-4.51442849636078</text:p>
          </table:table-cell>
          <table:table-cell/>
          <table:table-cell table:formula="of:=AVERAGE([.C31];[.F31];[.I31];[.L31];[.O31];[.R31])" office:value-type="float" office:value="3.7365857064724" calcext:value-type="float">
            <text:p>3.7365857064724</text:p>
          </table:table-cell>
          <table:table-cell table:formula="of:=AVERAGE([.D31];[.G31];[.J31];[.M31];[.P31];[.S31])" office:value-type="float" office:value="-4.07309488455455" calcext:value-type="float">
            <text:p>-4.07309488455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4.19919770104544" calcext:value-type="float">
            <text:p>4.19919770104544</text:p>
          </table:table-cell>
          <table:table-cell office:value-type="float" office:value="-3.86763753209795" calcext:value-type="float">
            <text:p>-3.86763753209795</text:p>
          </table:table-cell>
          <table:table-cell office:value-type="float" office:value="9" calcext:value-type="float">
            <text:p>9</text:p>
          </table:table-cell>
          <table:table-cell office:value-type="float" office:value="3.3419417653765" calcext:value-type="float">
            <text:p>3.3419417653765</text:p>
          </table:table-cell>
          <table:table-cell office:value-type="float" office:value="-4.39733328138079" calcext:value-type="float">
            <text:p>-4.39733328138079</text:p>
          </table:table-cell>
          <table:table-cell office:value-type="float" office:value="9" calcext:value-type="float">
            <text:p>9</text:p>
          </table:table-cell>
          <table:table-cell office:value-type="float" office:value="3.53139410700117" calcext:value-type="float">
            <text:p>3.53139410700117</text:p>
          </table:table-cell>
          <table:table-cell office:value-type="float" office:value="-4.61402027947562" calcext:value-type="float">
            <text:p>-4.61402027947562</text:p>
          </table:table-cell>
          <table:table-cell office:value-type="float" office:value="9" calcext:value-type="float">
            <text:p>9</text:p>
          </table:table-cell>
          <table:table-cell office:value-type="float" office:value="2.74775738375528" calcext:value-type="float">
            <text:p>2.74775738375528</text:p>
          </table:table-cell>
          <table:table-cell office:value-type="float" office:value="-3.74540138244629" calcext:value-type="float">
            <text:p>-3.74540138244629</text:p>
          </table:table-cell>
          <table:table-cell office:value-type="float" office:value="9" calcext:value-type="float">
            <text:p>9</text:p>
          </table:table-cell>
          <table:table-cell office:value-type="float" office:value="2.73374353136335" calcext:value-type="float">
            <text:p>2.73374353136335</text:p>
          </table:table-cell>
          <table:table-cell office:value-type="float" office:value="-5.02871680259705" calcext:value-type="float">
            <text:p>-5.02871680259705</text:p>
          </table:table-cell>
          <table:table-cell office:value-type="float" office:value="9" calcext:value-type="float">
            <text:p>9</text:p>
          </table:table-cell>
          <table:table-cell office:value-type="float" office:value="3.40639667851584" calcext:value-type="float">
            <text:p>3.40639667851584</text:p>
          </table:table-cell>
          <table:table-cell office:value-type="float" office:value="-3.89595106669835" calcext:value-type="float">
            <text:p>-3.89595106669835</text:p>
          </table:table-cell>
          <table:table-cell/>
          <table:table-cell table:formula="of:=AVERAGE([.C32];[.F32];[.I32];[.L32];[.O32];[.R32])" office:value-type="float" office:value="3.32673852784293" calcext:value-type="float">
            <text:p>3.32673852784293</text:p>
          </table:table-cell>
          <table:table-cell table:formula="of:=AVERAGE([.D32];[.G32];[.J32];[.M32];[.P32];[.S32])" office:value-type="float" office:value="-4.25817672411601" calcext:value-type="float">
            <text:p>-4.25817672411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ng</text:p>
          </table:table-cell>
          <table:table-cell office:value-type="float" office:value="9" calcext:value-type="float">
            <text:p>9</text:p>
          </table:table-cell>
          <table:table-cell office:value-type="float" office:value="2.39075899124145" calcext:value-type="float">
            <text:p>2.39075899124145</text:p>
          </table:table-cell>
          <table:table-cell office:value-type="float" office:value="-5.46916913986206" calcext:value-type="float">
            <text:p>-5.46916913986206</text:p>
          </table:table-cell>
          <table:table-cell office:value-type="float" office:value="9" calcext:value-type="float">
            <text:p>9</text:p>
          </table:table-cell>
          <table:table-cell office:value-type="float" office:value="3.40501356124878" calcext:value-type="float">
            <text:p>3.40501356124878</text:p>
          </table:table-cell>
          <table:table-cell office:value-type="float" office:value="-3.53386425971985" calcext:value-type="float">
            <text:p>-3.53386425971985</text:p>
          </table:table-cell>
          <table:table-cell office:value-type="float" office:value="9" calcext:value-type="float">
            <text:p>9</text:p>
          </table:table-cell>
          <table:table-cell office:value-type="float" office:value="0.310142576694488" calcext:value-type="float">
            <text:p>0.310142576694488</text:p>
          </table:table-cell>
          <table:table-cell office:value-type="float" office:value="-3.7816846370697" calcext:value-type="float">
            <text:p>-3.7816846370697</text:p>
          </table:table-cell>
          <table:table-cell office:value-type="float" office:value="9" calcext:value-type="float">
            <text:p>9</text:p>
          </table:table-cell>
          <table:table-cell office:value-type="float" office:value="1.48327660560608" calcext:value-type="float">
            <text:p>1.48327660560608</text:p>
          </table:table-cell>
          <table:table-cell office:value-type="float" office:value="-3.97632575035095" calcext:value-type="float">
            <text:p>-3.97632575035095</text:p>
          </table:table-cell>
          <table:table-cell office:value-type="float" office:value="9" calcext:value-type="float">
            <text:p>9</text:p>
          </table:table-cell>
          <table:table-cell office:value-type="float" office:value="3.99381017684937" calcext:value-type="float">
            <text:p>3.99381017684937</text:p>
          </table:table-cell>
          <table:table-cell office:value-type="float" office:value="-3.23531341552734" calcext:value-type="float">
            <text:p>-3.23531341552734</text:p>
          </table:table-cell>
          <table:table-cell office:value-type="float" office:value="9" calcext:value-type="float">
            <text:p>9</text:p>
          </table:table-cell>
          <table:table-cell office:value-type="float" office:value="0.676596581935883" calcext:value-type="float">
            <text:p>0.676596581935883</text:p>
          </table:table-cell>
          <table:table-cell office:value-type="float" office:value="-3.14032340049744" calcext:value-type="float">
            <text:p>-3.14032340049744</text:p>
          </table:table-cell>
          <table:table-cell/>
          <table:table-cell table:formula="of:=AVERAGE([.C33];[.F33];[.I33];[.L33];[.O33];[.R33])" office:value-type="float" office:value="2.04326641559601" calcext:value-type="float">
            <text:p>2.04326641559601</text:p>
          </table:table-cell>
          <table:table-cell table:formula="of:=AVERAGE([.D33];[.G33];[.J33];[.M33];[.P33];[.S33])" office:value-type="float" office:value="-3.85611343383789" calcext:value-type="float">
            <text:p>-3.85611343383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9" calcext:value-type="float">
            <text:p>9</text:p>
          </table:table-cell>
          <table:table-cell office:value-type="float" office:value="4.57810163497925" calcext:value-type="float">
            <text:p>4.57810163497925</text:p>
          </table:table-cell>
          <table:table-cell office:value-type="float" office:value="-4.11168789863586" calcext:value-type="float">
            <text:p>-4.11168789863586</text:p>
          </table:table-cell>
          <table:table-cell office:value-type="float" office:value="9" calcext:value-type="float">
            <text:p>9</text:p>
          </table:table-cell>
          <table:table-cell office:value-type="float" office:value="2.60041177272797" calcext:value-type="float">
            <text:p>2.60041177272797</text:p>
          </table:table-cell>
          <table:table-cell office:value-type="float" office:value="-3.73609805107117" calcext:value-type="float">
            <text:p>-3.73609805107117</text:p>
          </table:table-cell>
          <table:table-cell office:value-type="float" office:value="9" calcext:value-type="float">
            <text:p>9</text:p>
          </table:table-cell>
          <table:table-cell office:value-type="float" office:value="2.10850477218628" calcext:value-type="float">
            <text:p>2.10850477218628</text:p>
          </table:table-cell>
          <table:table-cell office:value-type="float" office:value="-5.72921705245972" calcext:value-type="float">
            <text:p>-5.72921705245972</text:p>
          </table:table-cell>
          <table:table-cell office:value-type="float" office:value="9" calcext:value-type="float">
            <text:p>9</text:p>
          </table:table-cell>
          <table:table-cell office:value-type="float" office:value="3.64029693603516" calcext:value-type="float">
            <text:p>3.64029693603516</text:p>
          </table:table-cell>
          <table:table-cell office:value-type="float" office:value="-2.67985618114471" calcext:value-type="float">
            <text:p>-2.67985618114471</text:p>
          </table:table-cell>
          <table:table-cell office:value-type="float" office:value="9" calcext:value-type="float">
            <text:p>9</text:p>
          </table:table-cell>
          <table:table-cell office:value-type="float" office:value="5.94385600090027" calcext:value-type="float">
            <text:p>5.94385600090027</text:p>
          </table:table-cell>
          <table:table-cell office:value-type="float" office:value="-3.91028249263763" calcext:value-type="float">
            <text:p>-3.91028249263763</text:p>
          </table:table-cell>
          <table:table-cell office:value-type="float" office:value="9" calcext:value-type="float">
            <text:p>9</text:p>
          </table:table-cell>
          <table:table-cell office:value-type="float" office:value="3.78506076335907" calcext:value-type="float">
            <text:p>3.78506076335907</text:p>
          </table:table-cell>
          <table:table-cell office:value-type="float" office:value="-4.51678502559662" calcext:value-type="float">
            <text:p>-4.51678502559662</text:p>
          </table:table-cell>
          <table:table-cell/>
          <table:table-cell table:formula="of:=AVERAGE([.C34];[.F34];[.I34];[.L34];[.O34];[.R34])" office:value-type="float" office:value="3.776038646698" calcext:value-type="float">
            <text:p>3.776038646698</text:p>
          </table:table-cell>
          <table:table-cell table:formula="of:=AVERAGE([.D34];[.G34];[.J34];[.M34];[.P34];[.S34])" office:value-type="float" office:value="-4.11398778359095" calcext:value-type="float">
            <text:p>-4.113987783590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8:59:10.232525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19:23:51.845186287</dc:date>
    <meta:editing-duration>PT7M37S</meta:editing-duration>
    <meta:editing-cycles>3</meta:editing-cycles>
    <meta:generator>LibreOffice/6.0.7.3$Linux_X86_64 LibreOffice_project/00m0$Build-3</meta:generator>
    <meta:document-statistic meta:table-count="2" meta:cell-count="1586" meta:object-count="0"/>
  </office:meta>
</office:document-meta>
</file>